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2.7768" calcext:value-type="float">
            <text:p>-2.7768</text:p>
          </table:table-cell>
          <table:table-cell office:value-type="float" office:value="16.3483433333333" calcext:value-type="float">
            <text:p>16.3483433333333</text:p>
          </table:table-cell>
        </table:table-row>
        <table:table-row table:style-name="ro1">
          <table:table-cell office:value-type="float" office:value="-2.7668" calcext:value-type="float">
            <text:p>-2.7668</text:p>
          </table:table-cell>
          <table:table-cell office:value-type="float" office:value="30.0651" calcext:value-type="float">
            <text:p>30.0651</text:p>
          </table:table-cell>
        </table:table-row>
        <table:table-row table:style-name="ro1">
          <table:table-cell office:value-type="float" office:value="-2.7568" calcext:value-type="float">
            <text:p>-2.7568</text:p>
          </table:table-cell>
          <table:table-cell office:value-type="float" office:value="33.0402333333333" calcext:value-type="float">
            <text:p>33.0402333333333</text:p>
          </table:table-cell>
        </table:table-row>
        <table:table-row table:style-name="ro1">
          <table:table-cell office:value-type="float" office:value="-2.7468" calcext:value-type="float">
            <text:p>-2.7468</text:p>
          </table:table-cell>
          <table:table-cell office:value-type="float" office:value="33.0398333333333" calcext:value-type="float">
            <text:p>33.0398333333333</text:p>
          </table:table-cell>
        </table:table-row>
        <table:table-row table:style-name="ro1">
          <table:table-cell office:value-type="float" office:value="-2.7368" calcext:value-type="float">
            <text:p>-2.7368</text:p>
          </table:table-cell>
          <table:table-cell office:value-type="float" office:value="33.0746666666667" calcext:value-type="float">
            <text:p>33.0746666666667</text:p>
          </table:table-cell>
        </table:table-row>
        <table:table-row table:style-name="ro1">
          <table:table-cell office:value-type="float" office:value="-2.7268" calcext:value-type="float">
            <text:p>-2.7268</text:p>
          </table:table-cell>
          <table:table-cell office:value-type="float" office:value="33.123" calcext:value-type="float">
            <text:p>33.123</text:p>
          </table:table-cell>
        </table:table-row>
        <table:table-row table:style-name="ro1">
          <table:table-cell office:value-type="float" office:value="-2.7168" calcext:value-type="float">
            <text:p>-2.7168</text:p>
          </table:table-cell>
          <table:table-cell office:value-type="float" office:value="33.1059" calcext:value-type="float">
            <text:p>33.1059</text:p>
          </table:table-cell>
        </table:table-row>
        <table:table-row table:style-name="ro1">
          <table:table-cell office:value-type="float" office:value="-2.7068" calcext:value-type="float">
            <text:p>-2.7068</text:p>
          </table:table-cell>
          <table:table-cell office:value-type="float" office:value="33.1308666666667" calcext:value-type="float">
            <text:p>33.1308666666667</text:p>
          </table:table-cell>
        </table:table-row>
        <table:table-row table:style-name="ro1">
          <table:table-cell office:value-type="float" office:value="-2.6968" calcext:value-type="float">
            <text:p>-2.6968</text:p>
          </table:table-cell>
          <table:table-cell office:value-type="float" office:value="33.1275333333333" calcext:value-type="float">
            <text:p>33.1275333333333</text:p>
          </table:table-cell>
        </table:table-row>
        <table:table-row table:style-name="ro1">
          <table:table-cell office:value-type="float" office:value="-2.6868" calcext:value-type="float">
            <text:p>-2.6868</text:p>
          </table:table-cell>
          <table:table-cell office:value-type="float" office:value="33.2347333333333" calcext:value-type="float">
            <text:p>33.2347333333333</text:p>
          </table:table-cell>
        </table:table-row>
        <table:table-row table:style-name="ro1">
          <table:table-cell office:value-type="float" office:value="-2.6768" calcext:value-type="float">
            <text:p>-2.6768</text:p>
          </table:table-cell>
          <table:table-cell office:value-type="float" office:value="33.1811666666667" calcext:value-type="float">
            <text:p>33.1811666666667</text:p>
          </table:table-cell>
        </table:table-row>
        <table:table-row table:style-name="ro1">
          <table:table-cell office:value-type="float" office:value="-2.6668" calcext:value-type="float">
            <text:p>-2.6668</text:p>
          </table:table-cell>
          <table:table-cell office:value-type="float" office:value="33.1472" calcext:value-type="float">
            <text:p>33.1472</text:p>
          </table:table-cell>
        </table:table-row>
        <table:table-row table:style-name="ro1">
          <table:table-cell office:value-type="float" office:value="-2.6568" calcext:value-type="float">
            <text:p>-2.6568</text:p>
          </table:table-cell>
          <table:table-cell office:value-type="float" office:value="33.1840666666667" calcext:value-type="float">
            <text:p>33.1840666666667</text:p>
          </table:table-cell>
        </table:table-row>
        <table:table-row table:style-name="ro1">
          <table:table-cell office:value-type="float" office:value="-2.6468" calcext:value-type="float">
            <text:p>-2.6468</text:p>
          </table:table-cell>
          <table:table-cell office:value-type="float" office:value="33.137" calcext:value-type="float">
            <text:p>33.137</text:p>
          </table:table-cell>
        </table:table-row>
        <table:table-row table:style-name="ro1">
          <table:table-cell office:value-type="float" office:value="-2.6368" calcext:value-type="float">
            <text:p>-2.6368</text:p>
          </table:table-cell>
          <table:table-cell office:value-type="float" office:value="33.2102666666667" calcext:value-type="float">
            <text:p>33.2102666666667</text:p>
          </table:table-cell>
        </table:table-row>
        <table:table-row table:style-name="ro1">
          <table:table-cell office:value-type="float" office:value="-2.6268" calcext:value-type="float">
            <text:p>-2.6268</text:p>
          </table:table-cell>
          <table:table-cell office:value-type="float" office:value="33.2327333333333" calcext:value-type="float">
            <text:p>33.2327333333333</text:p>
          </table:table-cell>
        </table:table-row>
        <table:table-row table:style-name="ro1">
          <table:table-cell office:value-type="float" office:value="-2.6168" calcext:value-type="float">
            <text:p>-2.6168</text:p>
          </table:table-cell>
          <table:table-cell office:value-type="float" office:value="33.1546" calcext:value-type="float">
            <text:p>33.1546</text:p>
          </table:table-cell>
        </table:table-row>
        <table:table-row table:style-name="ro1">
          <table:table-cell office:value-type="float" office:value="-2.6068" calcext:value-type="float">
            <text:p>-2.6068</text:p>
          </table:table-cell>
          <table:table-cell office:value-type="float" office:value="33.0666333333333" calcext:value-type="float">
            <text:p>33.0666333333333</text:p>
          </table:table-cell>
        </table:table-row>
        <table:table-row table:style-name="ro1">
          <table:table-cell office:value-type="float" office:value="-2.5968" calcext:value-type="float">
            <text:p>-2.5968</text:p>
          </table:table-cell>
          <table:table-cell office:value-type="float" office:value="33.0378333333333" calcext:value-type="float">
            <text:p>33.0378333333333</text:p>
          </table:table-cell>
        </table:table-row>
        <table:table-row table:style-name="ro1">
          <table:table-cell office:value-type="float" office:value="-2.5868" calcext:value-type="float">
            <text:p>-2.5868</text:p>
          </table:table-cell>
          <table:table-cell office:value-type="float" office:value="33.1089" calcext:value-type="float">
            <text:p>33.1089</text:p>
          </table:table-cell>
        </table:table-row>
        <table:table-row table:style-name="ro1">
          <table:table-cell office:value-type="float" office:value="-2.5768" calcext:value-type="float">
            <text:p>-2.5768</text:p>
          </table:table-cell>
          <table:table-cell office:value-type="float" office:value="32.9990666666667" calcext:value-type="float">
            <text:p>32.9990666666667</text:p>
          </table:table-cell>
        </table:table-row>
        <table:table-row table:style-name="ro1">
          <table:table-cell office:value-type="float" office:value="-2.5668" calcext:value-type="float">
            <text:p>-2.5668</text:p>
          </table:table-cell>
          <table:table-cell office:value-type="float" office:value="33.0055333333333" calcext:value-type="float">
            <text:p>33.0055333333333</text:p>
          </table:table-cell>
        </table:table-row>
        <table:table-row table:style-name="ro1">
          <table:table-cell office:value-type="float" office:value="-2.5568" calcext:value-type="float">
            <text:p>-2.5568</text:p>
          </table:table-cell>
          <table:table-cell office:value-type="float" office:value="33.0217333333333" calcext:value-type="float">
            <text:p>33.0217333333333</text:p>
          </table:table-cell>
        </table:table-row>
        <table:table-row table:style-name="ro1">
          <table:table-cell office:value-type="float" office:value="-2.5468" calcext:value-type="float">
            <text:p>-2.5468</text:p>
          </table:table-cell>
          <table:table-cell office:value-type="float" office:value="33.0394666666667" calcext:value-type="float">
            <text:p>33.0394666666667</text:p>
          </table:table-cell>
        </table:table-row>
        <table:table-row table:style-name="ro1">
          <table:table-cell office:value-type="float" office:value="-2.5368" calcext:value-type="float">
            <text:p>-2.5368</text:p>
          </table:table-cell>
          <table:table-cell office:value-type="float" office:value="32.9993" calcext:value-type="float">
            <text:p>32.9993</text:p>
          </table:table-cell>
        </table:table-row>
        <table:table-row table:style-name="ro1">
          <table:table-cell office:value-type="float" office:value="-2.5268" calcext:value-type="float">
            <text:p>-2.5268</text:p>
          </table:table-cell>
          <table:table-cell office:value-type="float" office:value="33.1142" calcext:value-type="float">
            <text:p>33.1142</text:p>
          </table:table-cell>
        </table:table-row>
        <table:table-row table:style-name="ro1">
          <table:table-cell office:value-type="float" office:value="-2.5168" calcext:value-type="float">
            <text:p>-2.5168</text:p>
          </table:table-cell>
          <table:table-cell office:value-type="float" office:value="33.0596666666667" calcext:value-type="float">
            <text:p>33.0596666666667</text:p>
          </table:table-cell>
        </table:table-row>
        <table:table-row table:style-name="ro1">
          <table:table-cell office:value-type="float" office:value="-2.5068" calcext:value-type="float">
            <text:p>-2.5068</text:p>
          </table:table-cell>
          <table:table-cell office:value-type="float" office:value="33.0905666666667" calcext:value-type="float">
            <text:p>33.0905666666667</text:p>
          </table:table-cell>
        </table:table-row>
        <table:table-row table:style-name="ro1">
          <table:table-cell office:value-type="float" office:value="-2.4968" calcext:value-type="float">
            <text:p>-2.4968</text:p>
          </table:table-cell>
          <table:table-cell office:value-type="float" office:value="33.0958333333333" calcext:value-type="float">
            <text:p>33.0958333333333</text:p>
          </table:table-cell>
        </table:table-row>
        <table:table-row table:style-name="ro1">
          <table:table-cell office:value-type="float" office:value="-2.4868" calcext:value-type="float">
            <text:p>-2.4868</text:p>
          </table:table-cell>
          <table:table-cell office:value-type="float" office:value="33.1792333333333" calcext:value-type="float">
            <text:p>33.1792333333333</text:p>
          </table:table-cell>
        </table:table-row>
        <table:table-row table:style-name="ro1">
          <table:table-cell office:value-type="float" office:value="-2.4768" calcext:value-type="float">
            <text:p>-2.4768</text:p>
          </table:table-cell>
          <table:table-cell office:value-type="float" office:value="33.1232" calcext:value-type="float">
            <text:p>33.1232</text:p>
          </table:table-cell>
        </table:table-row>
        <table:table-row table:style-name="ro1">
          <table:table-cell office:value-type="float" office:value="-2.4668" calcext:value-type="float">
            <text:p>-2.4668</text:p>
          </table:table-cell>
          <table:table-cell office:value-type="float" office:value="33.0438666666667" calcext:value-type="float">
            <text:p>33.0438666666667</text:p>
          </table:table-cell>
        </table:table-row>
        <table:table-row table:style-name="ro1">
          <table:table-cell office:value-type="float" office:value="-2.4568" calcext:value-type="float">
            <text:p>-2.4568</text:p>
          </table:table-cell>
          <table:table-cell office:value-type="float" office:value="33.0505" calcext:value-type="float">
            <text:p>33.0505</text:p>
          </table:table-cell>
        </table:table-row>
        <table:table-row table:style-name="ro1">
          <table:table-cell office:value-type="float" office:value="-2.4468" calcext:value-type="float">
            <text:p>-2.4468</text:p>
          </table:table-cell>
          <table:table-cell office:value-type="float" office:value="33.0788333333333" calcext:value-type="float">
            <text:p>33.0788333333333</text:p>
          </table:table-cell>
        </table:table-row>
        <table:table-row table:style-name="ro1">
          <table:table-cell office:value-type="float" office:value="-2.4368" calcext:value-type="float">
            <text:p>-2.4368</text:p>
          </table:table-cell>
          <table:table-cell office:value-type="float" office:value="33.1602" calcext:value-type="float">
            <text:p>33.1602</text:p>
          </table:table-cell>
        </table:table-row>
        <table:table-row table:style-name="ro1">
          <table:table-cell office:value-type="float" office:value="-2.4268" calcext:value-type="float">
            <text:p>-2.4268</text:p>
          </table:table-cell>
          <table:table-cell office:value-type="float" office:value="33.0721666666667" calcext:value-type="float">
            <text:p>33.0721666666667</text:p>
          </table:table-cell>
        </table:table-row>
        <table:table-row table:style-name="ro1">
          <table:table-cell office:value-type="float" office:value="-2.4168" calcext:value-type="float">
            <text:p>-2.4168</text:p>
          </table:table-cell>
          <table:table-cell office:value-type="float" office:value="33.1266333333333" calcext:value-type="float">
            <text:p>33.1266333333333</text:p>
          </table:table-cell>
        </table:table-row>
        <table:table-row table:style-name="ro1">
          <table:table-cell office:value-type="float" office:value="-2.4068" calcext:value-type="float">
            <text:p>-2.4068</text:p>
          </table:table-cell>
          <table:table-cell office:value-type="float" office:value="33.1345666666667" calcext:value-type="float">
            <text:p>33.1345666666667</text:p>
          </table:table-cell>
        </table:table-row>
        <table:table-row table:style-name="ro1">
          <table:table-cell office:value-type="float" office:value="-2.3968" calcext:value-type="float">
            <text:p>-2.3968</text:p>
          </table:table-cell>
          <table:table-cell office:value-type="float" office:value="33.0818333333333" calcext:value-type="float">
            <text:p>33.0818333333333</text:p>
          </table:table-cell>
        </table:table-row>
        <table:table-row table:style-name="ro1">
          <table:table-cell office:value-type="float" office:value="-2.3868" calcext:value-type="float">
            <text:p>-2.3868</text:p>
          </table:table-cell>
          <table:table-cell office:value-type="float" office:value="33.0965" calcext:value-type="float">
            <text:p>33.0965</text:p>
          </table:table-cell>
        </table:table-row>
        <table:table-row table:style-name="ro1">
          <table:table-cell office:value-type="float" office:value="-2.3768" calcext:value-type="float">
            <text:p>-2.3768</text:p>
          </table:table-cell>
          <table:table-cell office:value-type="float" office:value="33.0586333333333" calcext:value-type="float">
            <text:p>33.0586333333333</text:p>
          </table:table-cell>
        </table:table-row>
        <table:table-row table:style-name="ro1">
          <table:table-cell office:value-type="float" office:value="-2.3668" calcext:value-type="float">
            <text:p>-2.3668</text:p>
          </table:table-cell>
          <table:table-cell office:value-type="float" office:value="33.0456" calcext:value-type="float">
            <text:p>33.0456</text:p>
          </table:table-cell>
        </table:table-row>
        <table:table-row table:style-name="ro1">
          <table:table-cell office:value-type="float" office:value="-2.3568" calcext:value-type="float">
            <text:p>-2.3568</text:p>
          </table:table-cell>
          <table:table-cell office:value-type="float" office:value="33.0337" calcext:value-type="float">
            <text:p>33.0337</text:p>
          </table:table-cell>
        </table:table-row>
        <table:table-row table:style-name="ro1">
          <table:table-cell office:value-type="float" office:value="-2.3468" calcext:value-type="float">
            <text:p>-2.3468</text:p>
          </table:table-cell>
          <table:table-cell office:value-type="float" office:value="33.0983" calcext:value-type="float">
            <text:p>33.0983</text:p>
          </table:table-cell>
        </table:table-row>
        <table:table-row table:style-name="ro1">
          <table:table-cell office:value-type="float" office:value="-2.3368" calcext:value-type="float">
            <text:p>-2.3368</text:p>
          </table:table-cell>
          <table:table-cell office:value-type="float" office:value="33.134" calcext:value-type="float">
            <text:p>33.134</text:p>
          </table:table-cell>
        </table:table-row>
        <table:table-row table:style-name="ro1">
          <table:table-cell office:value-type="float" office:value="-2.3268" calcext:value-type="float">
            <text:p>-2.3268</text:p>
          </table:table-cell>
          <table:table-cell office:value-type="float" office:value="33.0996" calcext:value-type="float">
            <text:p>33.0996</text:p>
          </table:table-cell>
        </table:table-row>
        <table:table-row table:style-name="ro1">
          <table:table-cell office:value-type="float" office:value="-2.3168" calcext:value-type="float">
            <text:p>-2.3168</text:p>
          </table:table-cell>
          <table:table-cell office:value-type="float" office:value="33.0971666666667" calcext:value-type="float">
            <text:p>33.0971666666667</text:p>
          </table:table-cell>
        </table:table-row>
        <table:table-row table:style-name="ro1">
          <table:table-cell office:value-type="float" office:value="-2.3068" calcext:value-type="float">
            <text:p>-2.3068</text:p>
          </table:table-cell>
          <table:table-cell office:value-type="float" office:value="33.1805666666667" calcext:value-type="float">
            <text:p>33.1805666666667</text:p>
          </table:table-cell>
        </table:table-row>
        <table:table-row table:style-name="ro1">
          <table:table-cell office:value-type="float" office:value="-2.2968" calcext:value-type="float">
            <text:p>-2.2968</text:p>
          </table:table-cell>
          <table:table-cell office:value-type="float" office:value="33.1733333333333" calcext:value-type="float">
            <text:p>33.1733333333333</text:p>
          </table:table-cell>
        </table:table-row>
        <table:table-row table:style-name="ro1">
          <table:table-cell office:value-type="float" office:value="-2.2868" calcext:value-type="float">
            <text:p>-2.2868</text:p>
          </table:table-cell>
          <table:table-cell office:value-type="float" office:value="33.1542333333333" calcext:value-type="float">
            <text:p>33.1542333333333</text:p>
          </table:table-cell>
        </table:table-row>
        <table:table-row table:style-name="ro1">
          <table:table-cell office:value-type="float" office:value="-2.2768" calcext:value-type="float">
            <text:p>-2.2768</text:p>
          </table:table-cell>
          <table:table-cell office:value-type="float" office:value="33.1850333333333" calcext:value-type="float">
            <text:p>33.1850333333333</text:p>
          </table:table-cell>
        </table:table-row>
        <table:table-row table:style-name="ro1">
          <table:table-cell office:value-type="float" office:value="-2.2668" calcext:value-type="float">
            <text:p>-2.2668</text:p>
          </table:table-cell>
          <table:table-cell office:value-type="float" office:value="33.2143666666667" calcext:value-type="float">
            <text:p>33.2143666666667</text:p>
          </table:table-cell>
        </table:table-row>
        <table:table-row table:style-name="ro1">
          <table:table-cell office:value-type="float" office:value="-2.2568" calcext:value-type="float">
            <text:p>-2.2568</text:p>
          </table:table-cell>
          <table:table-cell office:value-type="float" office:value="33.1532333333333" calcext:value-type="float">
            <text:p>33.1532333333333</text:p>
          </table:table-cell>
        </table:table-row>
        <table:table-row table:style-name="ro1">
          <table:table-cell office:value-type="float" office:value="-2.2468" calcext:value-type="float">
            <text:p>-2.2468</text:p>
          </table:table-cell>
          <table:table-cell office:value-type="float" office:value="33.0850333333333" calcext:value-type="float">
            <text:p>33.0850333333333</text:p>
          </table:table-cell>
        </table:table-row>
        <table:table-row table:style-name="ro1">
          <table:table-cell office:value-type="float" office:value="-2.2368" calcext:value-type="float">
            <text:p>-2.2368</text:p>
          </table:table-cell>
          <table:table-cell office:value-type="float" office:value="33.1315666666667" calcext:value-type="float">
            <text:p>33.1315666666667</text:p>
          </table:table-cell>
        </table:table-row>
        <table:table-row table:style-name="ro1">
          <table:table-cell office:value-type="float" office:value="-2.2268" calcext:value-type="float">
            <text:p>-2.2268</text:p>
          </table:table-cell>
          <table:table-cell office:value-type="float" office:value="33.1631666666667" calcext:value-type="float">
            <text:p>33.1631666666667</text:p>
          </table:table-cell>
        </table:table-row>
        <table:table-row table:style-name="ro1">
          <table:table-cell office:value-type="float" office:value="-2.2168" calcext:value-type="float">
            <text:p>-2.2168</text:p>
          </table:table-cell>
          <table:table-cell office:value-type="float" office:value="33.1601" calcext:value-type="float">
            <text:p>33.1601</text:p>
          </table:table-cell>
        </table:table-row>
        <table:table-row table:style-name="ro1">
          <table:table-cell office:value-type="float" office:value="-2.2068" calcext:value-type="float">
            <text:p>-2.2068</text:p>
          </table:table-cell>
          <table:table-cell office:value-type="float" office:value="33.0792333333333" calcext:value-type="float">
            <text:p>33.0792333333333</text:p>
          </table:table-cell>
        </table:table-row>
        <table:table-row table:style-name="ro1">
          <table:table-cell office:value-type="float" office:value="-2.1968" calcext:value-type="float">
            <text:p>-2.1968</text:p>
          </table:table-cell>
          <table:table-cell office:value-type="float" office:value="33.089" calcext:value-type="float">
            <text:p>33.089</text:p>
          </table:table-cell>
        </table:table-row>
        <table:table-row table:style-name="ro1">
          <table:table-cell office:value-type="float" office:value="-2.1868" calcext:value-type="float">
            <text:p>-2.1868</text:p>
          </table:table-cell>
          <table:table-cell office:value-type="float" office:value="32.9889666666667" calcext:value-type="float">
            <text:p>32.9889666666667</text:p>
          </table:table-cell>
        </table:table-row>
        <table:table-row table:style-name="ro1">
          <table:table-cell office:value-type="float" office:value="-2.1768" calcext:value-type="float">
            <text:p>-2.1768</text:p>
          </table:table-cell>
          <table:table-cell office:value-type="float" office:value="33.0061333333333" calcext:value-type="float">
            <text:p>33.0061333333333</text:p>
          </table:table-cell>
        </table:table-row>
        <table:table-row table:style-name="ro1">
          <table:table-cell office:value-type="float" office:value="-2.1668" calcext:value-type="float">
            <text:p>-2.1668</text:p>
          </table:table-cell>
          <table:table-cell office:value-type="float" office:value="33.0571666666667" calcext:value-type="float">
            <text:p>33.0571666666667</text:p>
          </table:table-cell>
        </table:table-row>
        <table:table-row table:style-name="ro1">
          <table:table-cell office:value-type="float" office:value="-2.1568" calcext:value-type="float">
            <text:p>-2.1568</text:p>
          </table:table-cell>
          <table:table-cell office:value-type="float" office:value="33.0838666666667" calcext:value-type="float">
            <text:p>33.0838666666667</text:p>
          </table:table-cell>
        </table:table-row>
        <table:table-row table:style-name="ro1">
          <table:table-cell office:value-type="float" office:value="-2.1468" calcext:value-type="float">
            <text:p>-2.1468</text:p>
          </table:table-cell>
          <table:table-cell office:value-type="float" office:value="33.0774666666667" calcext:value-type="float">
            <text:p>33.0774666666667</text:p>
          </table:table-cell>
        </table:table-row>
        <table:table-row table:style-name="ro1">
          <table:table-cell office:value-type="float" office:value="-2.1368" calcext:value-type="float">
            <text:p>-2.1368</text:p>
          </table:table-cell>
          <table:table-cell office:value-type="float" office:value="33.1263666666667" calcext:value-type="float">
            <text:p>33.1263666666667</text:p>
          </table:table-cell>
        </table:table-row>
        <table:table-row table:style-name="ro1">
          <table:table-cell office:value-type="float" office:value="-2.1268" calcext:value-type="float">
            <text:p>-2.1268</text:p>
          </table:table-cell>
          <table:table-cell office:value-type="float" office:value="33.1173333333333" calcext:value-type="float">
            <text:p>33.1173333333333</text:p>
          </table:table-cell>
        </table:table-row>
        <table:table-row table:style-name="ro1">
          <table:table-cell office:value-type="float" office:value="-2.1168" calcext:value-type="float">
            <text:p>-2.1168</text:p>
          </table:table-cell>
          <table:table-cell office:value-type="float" office:value="33.1087333333333" calcext:value-type="float">
            <text:p>33.1087333333333</text:p>
          </table:table-cell>
        </table:table-row>
        <table:table-row table:style-name="ro1">
          <table:table-cell office:value-type="float" office:value="-2.1068" calcext:value-type="float">
            <text:p>-2.1068</text:p>
          </table:table-cell>
          <table:table-cell office:value-type="float" office:value="33.0916666666667" calcext:value-type="float">
            <text:p>33.0916666666667</text:p>
          </table:table-cell>
        </table:table-row>
        <table:table-row table:style-name="ro1">
          <table:table-cell office:value-type="float" office:value="-2.0968" calcext:value-type="float">
            <text:p>-2.0968</text:p>
          </table:table-cell>
          <table:table-cell office:value-type="float" office:value="33.1345666666667" calcext:value-type="float">
            <text:p>33.1345666666667</text:p>
          </table:table-cell>
        </table:table-row>
        <table:table-row table:style-name="ro1">
          <table:table-cell office:value-type="float" office:value="-2.0868" calcext:value-type="float">
            <text:p>-2.0868</text:p>
          </table:table-cell>
          <table:table-cell office:value-type="float" office:value="33.1289666666667" calcext:value-type="float">
            <text:p>33.1289666666667</text:p>
          </table:table-cell>
        </table:table-row>
        <table:table-row table:style-name="ro1">
          <table:table-cell office:value-type="float" office:value="-2.0768" calcext:value-type="float">
            <text:p>-2.0768</text:p>
          </table:table-cell>
          <table:table-cell office:value-type="float" office:value="33.1273666666667" calcext:value-type="float">
            <text:p>33.1273666666667</text:p>
          </table:table-cell>
        </table:table-row>
        <table:table-row table:style-name="ro1">
          <table:table-cell office:value-type="float" office:value="-2.0668" calcext:value-type="float">
            <text:p>-2.0668</text:p>
          </table:table-cell>
          <table:table-cell office:value-type="float" office:value="33.1580333333333" calcext:value-type="float">
            <text:p>33.1580333333333</text:p>
          </table:table-cell>
        </table:table-row>
        <table:table-row table:style-name="ro1">
          <table:table-cell office:value-type="float" office:value="-2.0568" calcext:value-type="float">
            <text:p>-2.0568</text:p>
          </table:table-cell>
          <table:table-cell office:value-type="float" office:value="33.2409" calcext:value-type="float">
            <text:p>33.2409</text:p>
          </table:table-cell>
        </table:table-row>
        <table:table-row table:style-name="ro1">
          <table:table-cell office:value-type="float" office:value="-2.0468" calcext:value-type="float">
            <text:p>-2.0468</text:p>
          </table:table-cell>
          <table:table-cell office:value-type="float" office:value="33.3124" calcext:value-type="float">
            <text:p>33.3124</text:p>
          </table:table-cell>
        </table:table-row>
        <table:table-row table:style-name="ro1">
          <table:table-cell office:value-type="float" office:value="-2.0368" calcext:value-type="float">
            <text:p>-2.0368</text:p>
          </table:table-cell>
          <table:table-cell office:value-type="float" office:value="33.1945" calcext:value-type="float">
            <text:p>33.1945</text:p>
          </table:table-cell>
        </table:table-row>
        <table:table-row table:style-name="ro1">
          <table:table-cell office:value-type="float" office:value="-2.0268" calcext:value-type="float">
            <text:p>-2.0268</text:p>
          </table:table-cell>
          <table:table-cell office:value-type="float" office:value="33.1148666666667" calcext:value-type="float">
            <text:p>33.1148666666667</text:p>
          </table:table-cell>
        </table:table-row>
        <table:table-row table:style-name="ro1">
          <table:table-cell office:value-type="float" office:value="-2.0168" calcext:value-type="float">
            <text:p>-2.0168</text:p>
          </table:table-cell>
          <table:table-cell office:value-type="float" office:value="33.1057666666667" calcext:value-type="float">
            <text:p>33.1057666666667</text:p>
          </table:table-cell>
        </table:table-row>
        <table:table-row table:style-name="ro1">
          <table:table-cell office:value-type="float" office:value="-2.0068" calcext:value-type="float">
            <text:p>-2.0068</text:p>
          </table:table-cell>
          <table:table-cell office:value-type="float" office:value="33.0659333333333" calcext:value-type="float">
            <text:p>33.0659333333333</text:p>
          </table:table-cell>
        </table:table-row>
        <table:table-row table:style-name="ro1">
          <table:table-cell office:value-type="float" office:value="-1.9968" calcext:value-type="float">
            <text:p>-1.9968</text:p>
          </table:table-cell>
          <table:table-cell office:value-type="float" office:value="33.0428" calcext:value-type="float">
            <text:p>33.0428</text:p>
          </table:table-cell>
        </table:table-row>
        <table:table-row table:style-name="ro1">
          <table:table-cell office:value-type="float" office:value="-1.9868" calcext:value-type="float">
            <text:p>-1.9868</text:p>
          </table:table-cell>
          <table:table-cell office:value-type="float" office:value="33.0277666666667" calcext:value-type="float">
            <text:p>33.0277666666667</text:p>
          </table:table-cell>
        </table:table-row>
        <table:table-row table:style-name="ro1">
          <table:table-cell office:value-type="float" office:value="-1.9768" calcext:value-type="float">
            <text:p>-1.9768</text:p>
          </table:table-cell>
          <table:table-cell office:value-type="float" office:value="33.0541333333333" calcext:value-type="float">
            <text:p>33.0541333333333</text:p>
          </table:table-cell>
        </table:table-row>
        <table:table-row table:style-name="ro1">
          <table:table-cell office:value-type="float" office:value="-1.9668" calcext:value-type="float">
            <text:p>-1.9668</text:p>
          </table:table-cell>
          <table:table-cell office:value-type="float" office:value="33.0900333333333" calcext:value-type="float">
            <text:p>33.0900333333333</text:p>
          </table:table-cell>
        </table:table-row>
        <table:table-row table:style-name="ro1">
          <table:table-cell office:value-type="float" office:value="-1.9568" calcext:value-type="float">
            <text:p>-1.9568</text:p>
          </table:table-cell>
          <table:table-cell office:value-type="float" office:value="33.0792666666667" calcext:value-type="float">
            <text:p>33.0792666666667</text:p>
          </table:table-cell>
        </table:table-row>
        <table:table-row table:style-name="ro1">
          <table:table-cell office:value-type="float" office:value="-1.9468" calcext:value-type="float">
            <text:p>-1.9468</text:p>
          </table:table-cell>
          <table:table-cell office:value-type="float" office:value="33.1218666666667" calcext:value-type="float">
            <text:p>33.1218666666667</text:p>
          </table:table-cell>
        </table:table-row>
        <table:table-row table:style-name="ro1">
          <table:table-cell office:value-type="float" office:value="-1.9368" calcext:value-type="float">
            <text:p>-1.9368</text:p>
          </table:table-cell>
          <table:table-cell office:value-type="float" office:value="33.1275666666667" calcext:value-type="float">
            <text:p>33.1275666666667</text:p>
          </table:table-cell>
        </table:table-row>
        <table:table-row table:style-name="ro1">
          <table:table-cell office:value-type="float" office:value="-1.9268" calcext:value-type="float">
            <text:p>-1.9268</text:p>
          </table:table-cell>
          <table:table-cell office:value-type="float" office:value="33.0547333333333" calcext:value-type="float">
            <text:p>33.0547333333333</text:p>
          </table:table-cell>
        </table:table-row>
        <table:table-row table:style-name="ro1">
          <table:table-cell office:value-type="float" office:value="-1.9168" calcext:value-type="float">
            <text:p>-1.9168</text:p>
          </table:table-cell>
          <table:table-cell office:value-type="float" office:value="33.1194333333333" calcext:value-type="float">
            <text:p>33.1194333333333</text:p>
          </table:table-cell>
        </table:table-row>
        <table:table-row table:style-name="ro1">
          <table:table-cell office:value-type="float" office:value="-1.9068" calcext:value-type="float">
            <text:p>-1.9068</text:p>
          </table:table-cell>
          <table:table-cell office:value-type="float" office:value="33.1149666666667" calcext:value-type="float">
            <text:p>33.1149666666667</text:p>
          </table:table-cell>
        </table:table-row>
        <table:table-row table:style-name="ro1">
          <table:table-cell office:value-type="float" office:value="-1.8968" calcext:value-type="float">
            <text:p>-1.8968</text:p>
          </table:table-cell>
          <table:table-cell office:value-type="float" office:value="33.1872" calcext:value-type="float">
            <text:p>33.1872</text:p>
          </table:table-cell>
        </table:table-row>
        <table:table-row table:style-name="ro1">
          <table:table-cell office:value-type="float" office:value="-1.8868" calcext:value-type="float">
            <text:p>-1.8868</text:p>
          </table:table-cell>
          <table:table-cell office:value-type="float" office:value="33.1857666666667" calcext:value-type="float">
            <text:p>33.1857666666667</text:p>
          </table:table-cell>
        </table:table-row>
        <table:table-row table:style-name="ro1">
          <table:table-cell office:value-type="float" office:value="-1.8768" calcext:value-type="float">
            <text:p>-1.8768</text:p>
          </table:table-cell>
          <table:table-cell office:value-type="float" office:value="33.1753333333333" calcext:value-type="float">
            <text:p>33.1753333333333</text:p>
          </table:table-cell>
        </table:table-row>
        <table:table-row table:style-name="ro1">
          <table:table-cell office:value-type="float" office:value="-1.8668" calcext:value-type="float">
            <text:p>-1.8668</text:p>
          </table:table-cell>
          <table:table-cell office:value-type="float" office:value="33.2348" calcext:value-type="float">
            <text:p>33.2348</text:p>
          </table:table-cell>
        </table:table-row>
        <table:table-row table:style-name="ro1">
          <table:table-cell office:value-type="float" office:value="-1.8568" calcext:value-type="float">
            <text:p>-1.8568</text:p>
          </table:table-cell>
          <table:table-cell office:value-type="float" office:value="33.3028666666667" calcext:value-type="float">
            <text:p>33.3028666666667</text:p>
          </table:table-cell>
        </table:table-row>
        <table:table-row table:style-name="ro1">
          <table:table-cell office:value-type="float" office:value="-1.8468" calcext:value-type="float">
            <text:p>-1.8468</text:p>
          </table:table-cell>
          <table:table-cell office:value-type="float" office:value="33.2406333333333" calcext:value-type="float">
            <text:p>33.2406333333333</text:p>
          </table:table-cell>
        </table:table-row>
        <table:table-row table:style-name="ro1">
          <table:table-cell office:value-type="float" office:value="-1.8368" calcext:value-type="float">
            <text:p>-1.8368</text:p>
          </table:table-cell>
          <table:table-cell office:value-type="float" office:value="33.1653" calcext:value-type="float">
            <text:p>33.1653</text:p>
          </table:table-cell>
        </table:table-row>
        <table:table-row table:style-name="ro1">
          <table:table-cell office:value-type="float" office:value="-1.8268" calcext:value-type="float">
            <text:p>-1.8268</text:p>
          </table:table-cell>
          <table:table-cell office:value-type="float" office:value="33.1442" calcext:value-type="float">
            <text:p>33.1442</text:p>
          </table:table-cell>
        </table:table-row>
        <table:table-row table:style-name="ro1">
          <table:table-cell office:value-type="float" office:value="-1.8168" calcext:value-type="float">
            <text:p>-1.8168</text:p>
          </table:table-cell>
          <table:table-cell office:value-type="float" office:value="33.1134666666667" calcext:value-type="float">
            <text:p>33.1134666666667</text:p>
          </table:table-cell>
        </table:table-row>
        <table:table-row table:style-name="ro1">
          <table:table-cell office:value-type="float" office:value="-1.8068" calcext:value-type="float">
            <text:p>-1.8068</text:p>
          </table:table-cell>
          <table:table-cell office:value-type="float" office:value="33.1838333333333" calcext:value-type="float">
            <text:p>33.1838333333333</text:p>
          </table:table-cell>
        </table:table-row>
        <table:table-row table:style-name="ro1">
          <table:table-cell office:value-type="float" office:value="-1.7968" calcext:value-type="float">
            <text:p>-1.7968</text:p>
          </table:table-cell>
          <table:table-cell office:value-type="float" office:value="33.2327333333333" calcext:value-type="float">
            <text:p>33.2327333333333</text:p>
          </table:table-cell>
        </table:table-row>
        <table:table-row table:style-name="ro1">
          <table:table-cell office:value-type="float" office:value="-1.7868" calcext:value-type="float">
            <text:p>-1.7868</text:p>
          </table:table-cell>
          <table:table-cell office:value-type="float" office:value="33.1196" calcext:value-type="float">
            <text:p>33.1196</text:p>
          </table:table-cell>
        </table:table-row>
        <table:table-row table:style-name="ro1">
          <table:table-cell office:value-type="float" office:value="-1.7768" calcext:value-type="float">
            <text:p>-1.7768</text:p>
          </table:table-cell>
          <table:table-cell office:value-type="float" office:value="33.2136666666667" calcext:value-type="float">
            <text:p>33.2136666666667</text:p>
          </table:table-cell>
        </table:table-row>
        <table:table-row table:style-name="ro1">
          <table:table-cell office:value-type="float" office:value="-1.7668" calcext:value-type="float">
            <text:p>-1.7668</text:p>
          </table:table-cell>
          <table:table-cell office:value-type="float" office:value="33.1143333333333" calcext:value-type="float">
            <text:p>33.1143333333333</text:p>
          </table:table-cell>
        </table:table-row>
        <table:table-row table:style-name="ro1">
          <table:table-cell office:value-type="float" office:value="-1.7568" calcext:value-type="float">
            <text:p>-1.7568</text:p>
          </table:table-cell>
          <table:table-cell office:value-type="float" office:value="33.0911333333333" calcext:value-type="float">
            <text:p>33.0911333333333</text:p>
          </table:table-cell>
        </table:table-row>
        <table:table-row table:style-name="ro1">
          <table:table-cell office:value-type="float" office:value="-1.7468" calcext:value-type="float">
            <text:p>-1.7468</text:p>
          </table:table-cell>
          <table:table-cell office:value-type="float" office:value="33.0597333333333" calcext:value-type="float">
            <text:p>33.0597333333333</text:p>
          </table:table-cell>
        </table:table-row>
        <table:table-row table:style-name="ro1">
          <table:table-cell office:value-type="float" office:value="-1.7368" calcext:value-type="float">
            <text:p>-1.7368</text:p>
          </table:table-cell>
          <table:table-cell office:value-type="float" office:value="33.0811333333333" calcext:value-type="float">
            <text:p>33.0811333333333</text:p>
          </table:table-cell>
        </table:table-row>
        <table:table-row table:style-name="ro1">
          <table:table-cell office:value-type="float" office:value="-1.7268" calcext:value-type="float">
            <text:p>-1.7268</text:p>
          </table:table-cell>
          <table:table-cell office:value-type="float" office:value="33.0573333333333" calcext:value-type="float">
            <text:p>33.0573333333333</text:p>
          </table:table-cell>
        </table:table-row>
        <table:table-row table:style-name="ro1">
          <table:table-cell office:value-type="float" office:value="-1.7168" calcext:value-type="float">
            <text:p>-1.7168</text:p>
          </table:table-cell>
          <table:table-cell office:value-type="float" office:value="33.0729666666667" calcext:value-type="float">
            <text:p>33.0729666666667</text:p>
          </table:table-cell>
        </table:table-row>
        <table:table-row table:style-name="ro1">
          <table:table-cell office:value-type="float" office:value="-1.7068" calcext:value-type="float">
            <text:p>-1.7068</text:p>
          </table:table-cell>
          <table:table-cell office:value-type="float" office:value="33.0843666666667" calcext:value-type="float">
            <text:p>33.0843666666667</text:p>
          </table:table-cell>
        </table:table-row>
        <table:table-row table:style-name="ro1">
          <table:table-cell office:value-type="float" office:value="-1.6968" calcext:value-type="float">
            <text:p>-1.6968</text:p>
          </table:table-cell>
          <table:table-cell office:value-type="float" office:value="33.0922333333333" calcext:value-type="float">
            <text:p>33.0922333333333</text:p>
          </table:table-cell>
        </table:table-row>
        <table:table-row table:style-name="ro1">
          <table:table-cell office:value-type="float" office:value="-1.6868" calcext:value-type="float">
            <text:p>-1.6868</text:p>
          </table:table-cell>
          <table:table-cell office:value-type="float" office:value="33.1284333333333" calcext:value-type="float">
            <text:p>33.1284333333333</text:p>
          </table:table-cell>
        </table:table-row>
        <table:table-row table:style-name="ro1">
          <table:table-cell office:value-type="float" office:value="-1.6768" calcext:value-type="float">
            <text:p>-1.6768</text:p>
          </table:table-cell>
          <table:table-cell office:value-type="float" office:value="33.1615666666667" calcext:value-type="float">
            <text:p>33.1615666666667</text:p>
          </table:table-cell>
        </table:table-row>
        <table:table-row table:style-name="ro1">
          <table:table-cell office:value-type="float" office:value="-1.6668" calcext:value-type="float">
            <text:p>-1.6668</text:p>
          </table:table-cell>
          <table:table-cell office:value-type="float" office:value="33.1342" calcext:value-type="float">
            <text:p>33.1342</text:p>
          </table:table-cell>
        </table:table-row>
        <table:table-row table:style-name="ro1">
          <table:table-cell office:value-type="float" office:value="-1.6568" calcext:value-type="float">
            <text:p>-1.6568</text:p>
          </table:table-cell>
          <table:table-cell office:value-type="float" office:value="33.1060333333333" calcext:value-type="float">
            <text:p>33.1060333333333</text:p>
          </table:table-cell>
        </table:table-row>
        <table:table-row table:style-name="ro1">
          <table:table-cell office:value-type="float" office:value="-1.6468" calcext:value-type="float">
            <text:p>-1.6468</text:p>
          </table:table-cell>
          <table:table-cell office:value-type="float" office:value="33.1026333333333" calcext:value-type="float">
            <text:p>33.1026333333333</text:p>
          </table:table-cell>
        </table:table-row>
        <table:table-row table:style-name="ro1">
          <table:table-cell office:value-type="float" office:value="-1.6368" calcext:value-type="float">
            <text:p>-1.6368</text:p>
          </table:table-cell>
          <table:table-cell office:value-type="float" office:value="33.0889" calcext:value-type="float">
            <text:p>33.0889</text:p>
          </table:table-cell>
        </table:table-row>
        <table:table-row table:style-name="ro1">
          <table:table-cell office:value-type="float" office:value="-1.6268" calcext:value-type="float">
            <text:p>-1.6268</text:p>
          </table:table-cell>
          <table:table-cell office:value-type="float" office:value="33.0685666666667" calcext:value-type="float">
            <text:p>33.0685666666667</text:p>
          </table:table-cell>
        </table:table-row>
        <table:table-row table:style-name="ro1">
          <table:table-cell office:value-type="float" office:value="-1.6168" calcext:value-type="float">
            <text:p>-1.6168</text:p>
          </table:table-cell>
          <table:table-cell office:value-type="float" office:value="33.1240666666667" calcext:value-type="float">
            <text:p>33.1240666666667</text:p>
          </table:table-cell>
        </table:table-row>
        <table:table-row table:style-name="ro1">
          <table:table-cell office:value-type="float" office:value="-1.6068" calcext:value-type="float">
            <text:p>-1.6068</text:p>
          </table:table-cell>
          <table:table-cell office:value-type="float" office:value="33.0961666666667" calcext:value-type="float">
            <text:p>33.0961666666667</text:p>
          </table:table-cell>
        </table:table-row>
        <table:table-row table:style-name="ro1">
          <table:table-cell office:value-type="float" office:value="-1.5968" calcext:value-type="float">
            <text:p>-1.5968</text:p>
          </table:table-cell>
          <table:table-cell office:value-type="float" office:value="33.1204666666667" calcext:value-type="float">
            <text:p>33.1204666666667</text:p>
          </table:table-cell>
        </table:table-row>
        <table:table-row table:style-name="ro1">
          <table:table-cell office:value-type="float" office:value="-1.5868" calcext:value-type="float">
            <text:p>-1.5868</text:p>
          </table:table-cell>
          <table:table-cell office:value-type="float" office:value="33.1755" calcext:value-type="float">
            <text:p>33.1755</text:p>
          </table:table-cell>
        </table:table-row>
        <table:table-row table:style-name="ro1">
          <table:table-cell office:value-type="float" office:value="-1.5768" calcext:value-type="float">
            <text:p>-1.5768</text:p>
          </table:table-cell>
          <table:table-cell office:value-type="float" office:value="33.1791333333333" calcext:value-type="float">
            <text:p>33.1791333333333</text:p>
          </table:table-cell>
        </table:table-row>
        <table:table-row table:style-name="ro1">
          <table:table-cell office:value-type="float" office:value="-1.5668" calcext:value-type="float">
            <text:p>-1.5668</text:p>
          </table:table-cell>
          <table:table-cell office:value-type="float" office:value="33.1704" calcext:value-type="float">
            <text:p>33.1704</text:p>
          </table:table-cell>
        </table:table-row>
        <table:table-row table:style-name="ro1">
          <table:table-cell office:value-type="float" office:value="-1.5568" calcext:value-type="float">
            <text:p>-1.5568</text:p>
          </table:table-cell>
          <table:table-cell office:value-type="float" office:value="33.1968" calcext:value-type="float">
            <text:p>33.1968</text:p>
          </table:table-cell>
        </table:table-row>
        <table:table-row table:style-name="ro1">
          <table:table-cell office:value-type="float" office:value="-1.5468" calcext:value-type="float">
            <text:p>-1.5468</text:p>
          </table:table-cell>
          <table:table-cell office:value-type="float" office:value="33.1647333333333" calcext:value-type="float">
            <text:p>33.1647333333333</text:p>
          </table:table-cell>
        </table:table-row>
        <table:table-row table:style-name="ro1">
          <table:table-cell office:value-type="float" office:value="-1.5368" calcext:value-type="float">
            <text:p>-1.5368</text:p>
          </table:table-cell>
          <table:table-cell office:value-type="float" office:value="33.1699" calcext:value-type="float">
            <text:p>33.1699</text:p>
          </table:table-cell>
        </table:table-row>
        <table:table-row table:style-name="ro1">
          <table:table-cell office:value-type="float" office:value="-1.5268" calcext:value-type="float">
            <text:p>-1.5268</text:p>
          </table:table-cell>
          <table:table-cell office:value-type="float" office:value="33.1387666666667" calcext:value-type="float">
            <text:p>33.1387666666667</text:p>
          </table:table-cell>
        </table:table-row>
        <table:table-row table:style-name="ro1">
          <table:table-cell office:value-type="float" office:value="-1.5168" calcext:value-type="float">
            <text:p>-1.5168</text:p>
          </table:table-cell>
          <table:table-cell office:value-type="float" office:value="33.1289" calcext:value-type="float">
            <text:p>33.1289</text:p>
          </table:table-cell>
        </table:table-row>
        <table:table-row table:style-name="ro1">
          <table:table-cell office:value-type="float" office:value="-1.5068" calcext:value-type="float">
            <text:p>-1.5068</text:p>
          </table:table-cell>
          <table:table-cell office:value-type="float" office:value="33.1126333333333" calcext:value-type="float">
            <text:p>33.1126333333333</text:p>
          </table:table-cell>
        </table:table-row>
        <table:table-row table:style-name="ro1">
          <table:table-cell office:value-type="float" office:value="-1.4968" calcext:value-type="float">
            <text:p>-1.4968</text:p>
          </table:table-cell>
          <table:table-cell office:value-type="float" office:value="33.0697" calcext:value-type="float">
            <text:p>33.0697</text:p>
          </table:table-cell>
        </table:table-row>
        <table:table-row table:style-name="ro1">
          <table:table-cell office:value-type="float" office:value="-1.4868" calcext:value-type="float">
            <text:p>-1.4868</text:p>
          </table:table-cell>
          <table:table-cell office:value-type="float" office:value="33.0354666666667" calcext:value-type="float">
            <text:p>33.0354666666667</text:p>
          </table:table-cell>
        </table:table-row>
        <table:table-row table:style-name="ro1">
          <table:table-cell office:value-type="float" office:value="-1.4768" calcext:value-type="float">
            <text:p>-1.4768</text:p>
          </table:table-cell>
          <table:table-cell office:value-type="float" office:value="33.1103" calcext:value-type="float">
            <text:p>33.1103</text:p>
          </table:table-cell>
        </table:table-row>
        <table:table-row table:style-name="ro1">
          <table:table-cell office:value-type="float" office:value="-1.4668" calcext:value-type="float">
            <text:p>-1.4668</text:p>
          </table:table-cell>
          <table:table-cell office:value-type="float" office:value="33.2446" calcext:value-type="float">
            <text:p>33.2446</text:p>
          </table:table-cell>
        </table:table-row>
        <table:table-row table:style-name="ro1">
          <table:table-cell office:value-type="float" office:value="-1.4568" calcext:value-type="float">
            <text:p>-1.4568</text:p>
          </table:table-cell>
          <table:table-cell office:value-type="float" office:value="33.1352" calcext:value-type="float">
            <text:p>33.1352</text:p>
          </table:table-cell>
        </table:table-row>
        <table:table-row table:style-name="ro1">
          <table:table-cell office:value-type="float" office:value="-1.4468" calcext:value-type="float">
            <text:p>-1.4468</text:p>
          </table:table-cell>
          <table:table-cell office:value-type="float" office:value="33.1072666666667" calcext:value-type="float">
            <text:p>33.1072666666667</text:p>
          </table:table-cell>
        </table:table-row>
        <table:table-row table:style-name="ro1">
          <table:table-cell office:value-type="float" office:value="-1.4368" calcext:value-type="float">
            <text:p>-1.4368</text:p>
          </table:table-cell>
          <table:table-cell office:value-type="float" office:value="33.1139" calcext:value-type="float">
            <text:p>33.1139</text:p>
          </table:table-cell>
        </table:table-row>
        <table:table-row table:style-name="ro1">
          <table:table-cell office:value-type="float" office:value="-1.4268" calcext:value-type="float">
            <text:p>-1.4268</text:p>
          </table:table-cell>
          <table:table-cell office:value-type="float" office:value="33.1171" calcext:value-type="float">
            <text:p>33.1171</text:p>
          </table:table-cell>
        </table:table-row>
        <table:table-row table:style-name="ro1">
          <table:table-cell office:value-type="float" office:value="-1.4168" calcext:value-type="float">
            <text:p>-1.4168</text:p>
          </table:table-cell>
          <table:table-cell office:value-type="float" office:value="33.0837" calcext:value-type="float">
            <text:p>33.0837</text:p>
          </table:table-cell>
        </table:table-row>
        <table:table-row table:style-name="ro1">
          <table:table-cell office:value-type="float" office:value="-1.4068" calcext:value-type="float">
            <text:p>-1.4068</text:p>
          </table:table-cell>
          <table:table-cell office:value-type="float" office:value="33.0176666666667" calcext:value-type="float">
            <text:p>33.0176666666667</text:p>
          </table:table-cell>
        </table:table-row>
        <table:table-row table:style-name="ro1">
          <table:table-cell office:value-type="float" office:value="-1.3968" calcext:value-type="float">
            <text:p>-1.3968</text:p>
          </table:table-cell>
          <table:table-cell office:value-type="float" office:value="33.0595333333333" calcext:value-type="float">
            <text:p>33.0595333333333</text:p>
          </table:table-cell>
        </table:table-row>
        <table:table-row table:style-name="ro1">
          <table:table-cell office:value-type="float" office:value="-1.3868" calcext:value-type="float">
            <text:p>-1.3868</text:p>
          </table:table-cell>
          <table:table-cell office:value-type="float" office:value="33.0658666666667" calcext:value-type="float">
            <text:p>33.0658666666667</text:p>
          </table:table-cell>
        </table:table-row>
        <table:table-row table:style-name="ro1">
          <table:table-cell office:value-type="float" office:value="-1.3768" calcext:value-type="float">
            <text:p>-1.3768</text:p>
          </table:table-cell>
          <table:table-cell office:value-type="float" office:value="33.1157" calcext:value-type="float">
            <text:p>33.1157</text:p>
          </table:table-cell>
        </table:table-row>
        <table:table-row table:style-name="ro1">
          <table:table-cell office:value-type="float" office:value="-1.3668" calcext:value-type="float">
            <text:p>-1.3668</text:p>
          </table:table-cell>
          <table:table-cell office:value-type="float" office:value="33.1418" calcext:value-type="float">
            <text:p>33.1418</text:p>
          </table:table-cell>
        </table:table-row>
        <table:table-row table:style-name="ro1">
          <table:table-cell office:value-type="float" office:value="-1.3568" calcext:value-type="float">
            <text:p>-1.3568</text:p>
          </table:table-cell>
          <table:table-cell office:value-type="float" office:value="33.1322333333333" calcext:value-type="float">
            <text:p>33.1322333333333</text:p>
          </table:table-cell>
        </table:table-row>
        <table:table-row table:style-name="ro1">
          <table:table-cell office:value-type="float" office:value="-1.3468" calcext:value-type="float">
            <text:p>-1.3468</text:p>
          </table:table-cell>
          <table:table-cell office:value-type="float" office:value="33.1483" calcext:value-type="float">
            <text:p>33.1483</text:p>
          </table:table-cell>
        </table:table-row>
        <table:table-row table:style-name="ro1">
          <table:table-cell office:value-type="float" office:value="-1.3368" calcext:value-type="float">
            <text:p>-1.3368</text:p>
          </table:table-cell>
          <table:table-cell office:value-type="float" office:value="33.1596333333333" calcext:value-type="float">
            <text:p>33.1596333333333</text:p>
          </table:table-cell>
        </table:table-row>
        <table:table-row table:style-name="ro1">
          <table:table-cell office:value-type="float" office:value="-1.3268" calcext:value-type="float">
            <text:p>-1.3268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float" office:value="-1.3168" calcext:value-type="float">
            <text:p>-1.3168</text:p>
          </table:table-cell>
          <table:table-cell office:value-type="float" office:value="33.1069" calcext:value-type="float">
            <text:p>33.1069</text:p>
          </table:table-cell>
        </table:table-row>
        <table:table-row table:style-name="ro1">
          <table:table-cell office:value-type="float" office:value="-1.3068" calcext:value-type="float">
            <text:p>-1.3068</text:p>
          </table:table-cell>
          <table:table-cell office:value-type="float" office:value="33.1342333333333" calcext:value-type="float">
            <text:p>33.1342333333333</text:p>
          </table:table-cell>
        </table:table-row>
        <table:table-row table:style-name="ro1">
          <table:table-cell office:value-type="float" office:value="-1.2968" calcext:value-type="float">
            <text:p>-1.2968</text:p>
          </table:table-cell>
          <table:table-cell office:value-type="float" office:value="33.1987666666667" calcext:value-type="float">
            <text:p>33.1987666666667</text:p>
          </table:table-cell>
        </table:table-row>
        <table:table-row table:style-name="ro1">
          <table:table-cell office:value-type="float" office:value="-1.2868" calcext:value-type="float">
            <text:p>-1.2868</text:p>
          </table:table-cell>
          <table:table-cell office:value-type="float" office:value="33.1632666666667" calcext:value-type="float">
            <text:p>33.1632666666667</text:p>
          </table:table-cell>
        </table:table-row>
        <table:table-row table:style-name="ro1">
          <table:table-cell office:value-type="float" office:value="-1.2768" calcext:value-type="float">
            <text:p>-1.2768</text:p>
          </table:table-cell>
          <table:table-cell office:value-type="float" office:value="33.1904333333333" calcext:value-type="float">
            <text:p>33.1904333333333</text:p>
          </table:table-cell>
        </table:table-row>
        <table:table-row table:style-name="ro1">
          <table:table-cell office:value-type="float" office:value="-1.2668" calcext:value-type="float">
            <text:p>-1.2668</text:p>
          </table:table-cell>
          <table:table-cell office:value-type="float" office:value="33.1953666666667" calcext:value-type="float">
            <text:p>33.1953666666667</text:p>
          </table:table-cell>
        </table:table-row>
        <table:table-row table:style-name="ro1">
          <table:table-cell office:value-type="float" office:value="-1.2568" calcext:value-type="float">
            <text:p>-1.2568</text:p>
          </table:table-cell>
          <table:table-cell office:value-type="float" office:value="33.2198333333333" calcext:value-type="float">
            <text:p>33.2198333333333</text:p>
          </table:table-cell>
        </table:table-row>
        <table:table-row table:style-name="ro1">
          <table:table-cell office:value-type="float" office:value="-1.2468" calcext:value-type="float">
            <text:p>-1.2468</text:p>
          </table:table-cell>
          <table:table-cell office:value-type="float" office:value="33.2162666666667" calcext:value-type="float">
            <text:p>33.2162666666667</text:p>
          </table:table-cell>
        </table:table-row>
        <table:table-row table:style-name="ro1">
          <table:table-cell office:value-type="float" office:value="-1.2368" calcext:value-type="float">
            <text:p>-1.2368</text:p>
          </table:table-cell>
          <table:table-cell office:value-type="float" office:value="33.1347333333333" calcext:value-type="float">
            <text:p>33.1347333333333</text:p>
          </table:table-cell>
        </table:table-row>
        <table:table-row table:style-name="ro1">
          <table:table-cell office:value-type="float" office:value="-1.2268" calcext:value-type="float">
            <text:p>-1.2268</text:p>
          </table:table-cell>
          <table:table-cell office:value-type="float" office:value="33.1893333333333" calcext:value-type="float">
            <text:p>33.1893333333333</text:p>
          </table:table-cell>
        </table:table-row>
        <table:table-row table:style-name="ro1">
          <table:table-cell office:value-type="float" office:value="-1.2168" calcext:value-type="float">
            <text:p>-1.2168</text:p>
          </table:table-cell>
          <table:table-cell office:value-type="float" office:value="33.1335666666667" calcext:value-type="float">
            <text:p>33.1335666666667</text:p>
          </table:table-cell>
        </table:table-row>
        <table:table-row table:style-name="ro1">
          <table:table-cell office:value-type="float" office:value="-1.2068" calcext:value-type="float">
            <text:p>-1.2068</text:p>
          </table:table-cell>
          <table:table-cell office:value-type="float" office:value="33.0972333333333" calcext:value-type="float">
            <text:p>33.0972333333333</text:p>
          </table:table-cell>
        </table:table-row>
        <table:table-row table:style-name="ro1">
          <table:table-cell office:value-type="float" office:value="-1.1968" calcext:value-type="float">
            <text:p>-1.1968</text:p>
          </table:table-cell>
          <table:table-cell office:value-type="float" office:value="33.0757666666667" calcext:value-type="float">
            <text:p>33.0757666666667</text:p>
          </table:table-cell>
        </table:table-row>
        <table:table-row table:style-name="ro1">
          <table:table-cell office:value-type="float" office:value="-1.1868" calcext:value-type="float">
            <text:p>-1.1868</text:p>
          </table:table-cell>
          <table:table-cell office:value-type="float" office:value="33.0844333333333" calcext:value-type="float">
            <text:p>33.0844333333333</text:p>
          </table:table-cell>
        </table:table-row>
        <table:table-row table:style-name="ro1">
          <table:table-cell office:value-type="float" office:value="-1.1768" calcext:value-type="float">
            <text:p>-1.1768</text:p>
          </table:table-cell>
          <table:table-cell office:value-type="float" office:value="33.1002333333333" calcext:value-type="float">
            <text:p>33.1002333333333</text:p>
          </table:table-cell>
        </table:table-row>
        <table:table-row table:style-name="ro1">
          <table:table-cell office:value-type="float" office:value="-1.1668" calcext:value-type="float">
            <text:p>-1.1668</text:p>
          </table:table-cell>
          <table:table-cell office:value-type="float" office:value="33.1728" calcext:value-type="float">
            <text:p>33.1728</text:p>
          </table:table-cell>
        </table:table-row>
        <table:table-row table:style-name="ro1">
          <table:table-cell office:value-type="float" office:value="-1.1568" calcext:value-type="float">
            <text:p>-1.1568</text:p>
          </table:table-cell>
          <table:table-cell office:value-type="float" office:value="33.0666333333333" calcext:value-type="float">
            <text:p>33.0666333333333</text:p>
          </table:table-cell>
        </table:table-row>
        <table:table-row table:style-name="ro1">
          <table:table-cell office:value-type="float" office:value="-1.1468" calcext:value-type="float">
            <text:p>-1.1468</text:p>
          </table:table-cell>
          <table:table-cell office:value-type="float" office:value="33.0555333333333" calcext:value-type="float">
            <text:p>33.0555333333333</text:p>
          </table:table-cell>
        </table:table-row>
        <table:table-row table:style-name="ro1">
          <table:table-cell office:value-type="float" office:value="-1.1368" calcext:value-type="float">
            <text:p>-1.1368</text:p>
          </table:table-cell>
          <table:table-cell office:value-type="float" office:value="33.0387" calcext:value-type="float">
            <text:p>33.0387</text:p>
          </table:table-cell>
        </table:table-row>
        <table:table-row table:style-name="ro1">
          <table:table-cell office:value-type="float" office:value="-1.1268" calcext:value-type="float">
            <text:p>-1.1268</text:p>
          </table:table-cell>
          <table:table-cell office:value-type="float" office:value="33.0249333333333" calcext:value-type="float">
            <text:p>33.0249333333333</text:p>
          </table:table-cell>
        </table:table-row>
        <table:table-row table:style-name="ro1">
          <table:table-cell office:value-type="float" office:value="-1.1168" calcext:value-type="float">
            <text:p>-1.1168</text:p>
          </table:table-cell>
          <table:table-cell office:value-type="float" office:value="33.0108333333333" calcext:value-type="float">
            <text:p>33.0108333333333</text:p>
          </table:table-cell>
        </table:table-row>
        <table:table-row table:style-name="ro1">
          <table:table-cell office:value-type="float" office:value="-1.1068" calcext:value-type="float">
            <text:p>-1.1068</text:p>
          </table:table-cell>
          <table:table-cell office:value-type="float" office:value="33.0574" calcext:value-type="float">
            <text:p>33.0574</text:p>
          </table:table-cell>
        </table:table-row>
        <table:table-row table:style-name="ro1">
          <table:table-cell office:value-type="float" office:value="-1.0968" calcext:value-type="float">
            <text:p>-1.0968</text:p>
          </table:table-cell>
          <table:table-cell office:value-type="float" office:value="33.1095333333333" calcext:value-type="float">
            <text:p>33.1095333333333</text:p>
          </table:table-cell>
        </table:table-row>
        <table:table-row table:style-name="ro1">
          <table:table-cell office:value-type="float" office:value="-1.0868" calcext:value-type="float">
            <text:p>-1.0868</text:p>
          </table:table-cell>
          <table:table-cell office:value-type="float" office:value="33.1486666666667" calcext:value-type="float">
            <text:p>33.1486666666667</text:p>
          </table:table-cell>
        </table:table-row>
        <table:table-row table:style-name="ro1">
          <table:table-cell office:value-type="float" office:value="-1.0768" calcext:value-type="float">
            <text:p>-1.0768</text:p>
          </table:table-cell>
          <table:table-cell office:value-type="float" office:value="33.1400666666667" calcext:value-type="float">
            <text:p>33.1400666666667</text:p>
          </table:table-cell>
        </table:table-row>
        <table:table-row table:style-name="ro1">
          <table:table-cell office:value-type="float" office:value="-1.0668" calcext:value-type="float">
            <text:p>-1.0668</text:p>
          </table:table-cell>
          <table:table-cell office:value-type="float" office:value="33.0731666666667" calcext:value-type="float">
            <text:p>33.0731666666667</text:p>
          </table:table-cell>
        </table:table-row>
        <table:table-row table:style-name="ro1">
          <table:table-cell office:value-type="float" office:value="-1.0568" calcext:value-type="float">
            <text:p>-1.0568</text:p>
          </table:table-cell>
          <table:table-cell office:value-type="float" office:value="33.1290666666667" calcext:value-type="float">
            <text:p>33.1290666666667</text:p>
          </table:table-cell>
        </table:table-row>
        <table:table-row table:style-name="ro1">
          <table:table-cell office:value-type="float" office:value="-1.0468" calcext:value-type="float">
            <text:p>-1.0468</text:p>
          </table:table-cell>
          <table:table-cell office:value-type="float" office:value="33.1019666666667" calcext:value-type="float">
            <text:p>33.1019666666667</text:p>
          </table:table-cell>
        </table:table-row>
        <table:table-row table:style-name="ro1">
          <table:table-cell office:value-type="float" office:value="-1.0368" calcext:value-type="float">
            <text:p>-1.0368</text:p>
          </table:table-cell>
          <table:table-cell office:value-type="float" office:value="33.1647666666667" calcext:value-type="float">
            <text:p>33.1647666666667</text:p>
          </table:table-cell>
        </table:table-row>
        <table:table-row table:style-name="ro1">
          <table:table-cell office:value-type="float" office:value="-1.0268" calcext:value-type="float">
            <text:p>-1.0268</text:p>
          </table:table-cell>
          <table:table-cell office:value-type="float" office:value="33.0614333333333" calcext:value-type="float">
            <text:p>33.0614333333333</text:p>
          </table:table-cell>
        </table:table-row>
        <table:table-row table:style-name="ro1">
          <table:table-cell office:value-type="float" office:value="-1.0168" calcext:value-type="float">
            <text:p>-1.0168</text:p>
          </table:table-cell>
          <table:table-cell office:value-type="float" office:value="33.1290666666667" calcext:value-type="float">
            <text:p>33.1290666666667</text:p>
          </table:table-cell>
        </table:table-row>
        <table:table-row table:style-name="ro1">
          <table:table-cell office:value-type="float" office:value="-1.0068" calcext:value-type="float">
            <text:p>-1.0068</text:p>
          </table:table-cell>
          <table:table-cell office:value-type="float" office:value="33.1025" calcext:value-type="float">
            <text:p>33.1025</text:p>
          </table:table-cell>
        </table:table-row>
        <table:table-row table:style-name="ro1">
          <table:table-cell office:value-type="float" office:value="-0.9968" calcext:value-type="float">
            <text:p>-0.9968</text:p>
          </table:table-cell>
          <table:table-cell office:value-type="float" office:value="33.1577333333333" calcext:value-type="float">
            <text:p>33.1577333333333</text:p>
          </table:table-cell>
        </table:table-row>
        <table:table-row table:style-name="ro1">
          <table:table-cell office:value-type="float" office:value="-0.9868" calcext:value-type="float">
            <text:p>-0.9868</text:p>
          </table:table-cell>
          <table:table-cell office:value-type="float" office:value="33.1578333333333" calcext:value-type="float">
            <text:p>33.1578333333333</text:p>
          </table:table-cell>
        </table:table-row>
        <table:table-row table:style-name="ro1">
          <table:table-cell office:value-type="float" office:value="-0.9768" calcext:value-type="float">
            <text:p>-0.9768</text:p>
          </table:table-cell>
          <table:table-cell office:value-type="float" office:value="33.1848666666667" calcext:value-type="float">
            <text:p>33.1848666666667</text:p>
          </table:table-cell>
        </table:table-row>
        <table:table-row table:style-name="ro1">
          <table:table-cell office:value-type="float" office:value="-0.9668" calcext:value-type="float">
            <text:p>-0.9668</text:p>
          </table:table-cell>
          <table:table-cell office:value-type="float" office:value="33.1511666666667" calcext:value-type="float">
            <text:p>33.1511666666667</text:p>
          </table:table-cell>
        </table:table-row>
        <table:table-row table:style-name="ro1">
          <table:table-cell office:value-type="float" office:value="-0.9568" calcext:value-type="float">
            <text:p>-0.9568</text:p>
          </table:table-cell>
          <table:table-cell office:value-type="float" office:value="33.1087333333333" calcext:value-type="float">
            <text:p>33.1087333333333</text:p>
          </table:table-cell>
        </table:table-row>
        <table:table-row table:style-name="ro1">
          <table:table-cell office:value-type="float" office:value="-0.9468" calcext:value-type="float">
            <text:p>-0.9468</text:p>
          </table:table-cell>
          <table:table-cell office:value-type="float" office:value="33.0754333333333" calcext:value-type="float">
            <text:p>33.0754333333333</text:p>
          </table:table-cell>
        </table:table-row>
        <table:table-row table:style-name="ro1">
          <table:table-cell office:value-type="float" office:value="-0.9368" calcext:value-type="float">
            <text:p>-0.9368</text:p>
          </table:table-cell>
          <table:table-cell office:value-type="float" office:value="33.1208" calcext:value-type="float">
            <text:p>33.1208</text:p>
          </table:table-cell>
        </table:table-row>
        <table:table-row table:style-name="ro1">
          <table:table-cell office:value-type="float" office:value="-0.9268" calcext:value-type="float">
            <text:p>-0.9268</text:p>
          </table:table-cell>
          <table:table-cell office:value-type="float" office:value="33.1109" calcext:value-type="float">
            <text:p>33.1109</text:p>
          </table:table-cell>
        </table:table-row>
        <table:table-row table:style-name="ro1">
          <table:table-cell office:value-type="float" office:value="-0.9168" calcext:value-type="float">
            <text:p>-0.9168</text:p>
          </table:table-cell>
          <table:table-cell office:value-type="float" office:value="33.0973666666667" calcext:value-type="float">
            <text:p>33.0973666666667</text:p>
          </table:table-cell>
        </table:table-row>
        <table:table-row table:style-name="ro1">
          <table:table-cell office:value-type="float" office:value="-0.9068" calcext:value-type="float">
            <text:p>-0.9068</text:p>
          </table:table-cell>
          <table:table-cell office:value-type="float" office:value="33.0773333333333" calcext:value-type="float">
            <text:p>33.0773333333333</text:p>
          </table:table-cell>
        </table:table-row>
        <table:table-row table:style-name="ro1">
          <table:table-cell office:value-type="float" office:value="-0.8968" calcext:value-type="float">
            <text:p>-0.8968</text:p>
          </table:table-cell>
          <table:table-cell office:value-type="float" office:value="33.0364666666667" calcext:value-type="float">
            <text:p>33.0364666666667</text:p>
          </table:table-cell>
        </table:table-row>
        <table:table-row table:style-name="ro1">
          <table:table-cell office:value-type="float" office:value="-0.8868" calcext:value-type="float">
            <text:p>-0.8868</text:p>
          </table:table-cell>
          <table:table-cell office:value-type="float" office:value="33.0199666666667" calcext:value-type="float">
            <text:p>33.0199666666667</text:p>
          </table:table-cell>
        </table:table-row>
        <table:table-row table:style-name="ro1">
          <table:table-cell office:value-type="float" office:value="-0.8768" calcext:value-type="float">
            <text:p>-0.8768</text:p>
          </table:table-cell>
          <table:table-cell office:value-type="float" office:value="33.0722" calcext:value-type="float">
            <text:p>33.0722</text:p>
          </table:table-cell>
        </table:table-row>
        <table:table-row table:style-name="ro1">
          <table:table-cell office:value-type="float" office:value="-0.8668" calcext:value-type="float">
            <text:p>-0.8668</text:p>
          </table:table-cell>
          <table:table-cell office:value-type="float" office:value="33.1364333333333" calcext:value-type="float">
            <text:p>33.1364333333333</text:p>
          </table:table-cell>
        </table:table-row>
        <table:table-row table:style-name="ro1">
          <table:table-cell office:value-type="float" office:value="-0.8568" calcext:value-type="float">
            <text:p>-0.8568</text:p>
          </table:table-cell>
          <table:table-cell office:value-type="float" office:value="33.1383333333333" calcext:value-type="float">
            <text:p>33.1383333333333</text:p>
          </table:table-cell>
        </table:table-row>
        <table:table-row table:style-name="ro1">
          <table:table-cell office:value-type="float" office:value="-0.8468" calcext:value-type="float">
            <text:p>-0.8468</text:p>
          </table:table-cell>
          <table:table-cell office:value-type="float" office:value="33.1380333333333" calcext:value-type="float">
            <text:p>33.1380333333333</text:p>
          </table:table-cell>
        </table:table-row>
        <table:table-row table:style-name="ro1">
          <table:table-cell office:value-type="float" office:value="-0.8368" calcext:value-type="float">
            <text:p>-0.8368</text:p>
          </table:table-cell>
          <table:table-cell office:value-type="float" office:value="33.1144" calcext:value-type="float">
            <text:p>33.1144</text:p>
          </table:table-cell>
        </table:table-row>
        <table:table-row table:style-name="ro1">
          <table:table-cell office:value-type="float" office:value="-0.8268" calcext:value-type="float">
            <text:p>-0.8268</text:p>
          </table:table-cell>
          <table:table-cell office:value-type="float" office:value="33.1795666666667" calcext:value-type="float">
            <text:p>33.1795666666667</text:p>
          </table:table-cell>
        </table:table-row>
        <table:table-row table:style-name="ro1">
          <table:table-cell office:value-type="float" office:value="-0.8168" calcext:value-type="float">
            <text:p>-0.8168</text:p>
          </table:table-cell>
          <table:table-cell office:value-type="float" office:value="33.1616333333333" calcext:value-type="float">
            <text:p>33.1616333333333</text:p>
          </table:table-cell>
        </table:table-row>
        <table:table-row table:style-name="ro1">
          <table:table-cell office:value-type="float" office:value="-0.8068" calcext:value-type="float">
            <text:p>-0.8068</text:p>
          </table:table-cell>
          <table:table-cell office:value-type="float" office:value="33.1788666666667" calcext:value-type="float">
            <text:p>33.1788666666667</text:p>
          </table:table-cell>
        </table:table-row>
        <table:table-row table:style-name="ro1">
          <table:table-cell office:value-type="float" office:value="-0.7968" calcext:value-type="float">
            <text:p>-0.7968</text:p>
          </table:table-cell>
          <table:table-cell office:value-type="float" office:value="33.1546666666667" calcext:value-type="float">
            <text:p>33.1546666666667</text:p>
          </table:table-cell>
        </table:table-row>
        <table:table-row table:style-name="ro1">
          <table:table-cell office:value-type="float" office:value="-0.7868" calcext:value-type="float">
            <text:p>-0.7868</text:p>
          </table:table-cell>
          <table:table-cell office:value-type="float" office:value="33.1761" calcext:value-type="float">
            <text:p>33.1761</text:p>
          </table:table-cell>
        </table:table-row>
        <table:table-row table:style-name="ro1">
          <table:table-cell office:value-type="float" office:value="-0.7768" calcext:value-type="float">
            <text:p>-0.7768</text:p>
          </table:table-cell>
          <table:table-cell office:value-type="float" office:value="33.1652" calcext:value-type="float">
            <text:p>33.1652</text:p>
          </table:table-cell>
        </table:table-row>
        <table:table-row table:style-name="ro1">
          <table:table-cell office:value-type="float" office:value="-0.7668" calcext:value-type="float">
            <text:p>-0.7668</text:p>
          </table:table-cell>
          <table:table-cell office:value-type="float" office:value="33.1608333333333" calcext:value-type="float">
            <text:p>33.1608333333333</text:p>
          </table:table-cell>
        </table:table-row>
        <table:table-row table:style-name="ro1">
          <table:table-cell office:value-type="float" office:value="-0.7568" calcext:value-type="float">
            <text:p>-0.7568</text:p>
          </table:table-cell>
          <table:table-cell office:value-type="float" office:value="33.1169666666667" calcext:value-type="float">
            <text:p>33.1169666666667</text:p>
          </table:table-cell>
        </table:table-row>
        <table:table-row table:style-name="ro1">
          <table:table-cell office:value-type="float" office:value="-0.7468" calcext:value-type="float">
            <text:p>-0.7468</text:p>
          </table:table-cell>
          <table:table-cell office:value-type="float" office:value="33.0806333333333" calcext:value-type="float">
            <text:p>33.0806333333333</text:p>
          </table:table-cell>
        </table:table-row>
        <table:table-row table:style-name="ro1">
          <table:table-cell office:value-type="float" office:value="-0.7368" calcext:value-type="float">
            <text:p>-0.7368</text:p>
          </table:table-cell>
          <table:table-cell office:value-type="float" office:value="33.0338" calcext:value-type="float">
            <text:p>33.0338</text:p>
          </table:table-cell>
        </table:table-row>
        <table:table-row table:style-name="ro1">
          <table:table-cell office:value-type="float" office:value="-0.7268" calcext:value-type="float">
            <text:p>-0.7268</text:p>
          </table:table-cell>
          <table:table-cell office:value-type="float" office:value="33.0251666666667" calcext:value-type="float">
            <text:p>33.0251666666667</text:p>
          </table:table-cell>
        </table:table-row>
        <table:table-row table:style-name="ro1">
          <table:table-cell office:value-type="float" office:value="-0.7168" calcext:value-type="float">
            <text:p>-0.7168</text:p>
          </table:table-cell>
          <table:table-cell office:value-type="float" office:value="33.0761333333333" calcext:value-type="float">
            <text:p>33.0761333333333</text:p>
          </table:table-cell>
        </table:table-row>
        <table:table-row table:style-name="ro1">
          <table:table-cell office:value-type="float" office:value="-0.7068" calcext:value-type="float">
            <text:p>-0.7068</text:p>
          </table:table-cell>
          <table:table-cell office:value-type="float" office:value="33.0542333333333" calcext:value-type="float">
            <text:p>33.0542333333333</text:p>
          </table:table-cell>
        </table:table-row>
        <table:table-row table:style-name="ro1">
          <table:table-cell office:value-type="float" office:value="-0.6968" calcext:value-type="float">
            <text:p>-0.6968</text:p>
          </table:table-cell>
          <table:table-cell office:value-type="float" office:value="33.1685333333333" calcext:value-type="float">
            <text:p>33.1685333333333</text:p>
          </table:table-cell>
        </table:table-row>
        <table:table-row table:style-name="ro1">
          <table:table-cell office:value-type="float" office:value="-0.6868" calcext:value-type="float">
            <text:p>-0.6868</text:p>
          </table:table-cell>
          <table:table-cell office:value-type="float" office:value="33.1817" calcext:value-type="float">
            <text:p>33.1817</text:p>
          </table:table-cell>
        </table:table-row>
        <table:table-row table:style-name="ro1">
          <table:table-cell office:value-type="float" office:value="-0.6768" calcext:value-type="float">
            <text:p>-0.6768</text:p>
          </table:table-cell>
          <table:table-cell office:value-type="float" office:value="33.1079333333333" calcext:value-type="float">
            <text:p>33.1079333333333</text:p>
          </table:table-cell>
        </table:table-row>
        <table:table-row table:style-name="ro1">
          <table:table-cell office:value-type="float" office:value="-0.6668" calcext:value-type="float">
            <text:p>-0.6668</text:p>
          </table:table-cell>
          <table:table-cell office:value-type="float" office:value="33.1565666666667" calcext:value-type="float">
            <text:p>33.1565666666667</text:p>
          </table:table-cell>
        </table:table-row>
        <table:table-row table:style-name="ro1">
          <table:table-cell office:value-type="float" office:value="-0.6568" calcext:value-type="float">
            <text:p>-0.6568</text:p>
          </table:table-cell>
          <table:table-cell office:value-type="float" office:value="33.1866666666667" calcext:value-type="float">
            <text:p>33.1866666666667</text:p>
          </table:table-cell>
        </table:table-row>
        <table:table-row table:style-name="ro1">
          <table:table-cell office:value-type="float" office:value="-0.6468" calcext:value-type="float">
            <text:p>-0.6468</text:p>
          </table:table-cell>
          <table:table-cell office:value-type="float" office:value="33.1872" calcext:value-type="float">
            <text:p>33.1872</text:p>
          </table:table-cell>
        </table:table-row>
        <table:table-row table:style-name="ro1">
          <table:table-cell office:value-type="float" office:value="-0.6368" calcext:value-type="float">
            <text:p>-0.6368</text:p>
          </table:table-cell>
          <table:table-cell office:value-type="float" office:value="33.0851666666667" calcext:value-type="float">
            <text:p>33.0851666666667</text:p>
          </table:table-cell>
        </table:table-row>
        <table:table-row table:style-name="ro1">
          <table:table-cell office:value-type="float" office:value="-0.6268" calcext:value-type="float">
            <text:p>-0.6268</text:p>
          </table:table-cell>
          <table:table-cell office:value-type="float" office:value="33.1103333333333" calcext:value-type="float">
            <text:p>33.1103333333333</text:p>
          </table:table-cell>
        </table:table-row>
        <table:table-row table:style-name="ro1">
          <table:table-cell office:value-type="float" office:value="-0.6168" calcext:value-type="float">
            <text:p>-0.6168</text:p>
          </table:table-cell>
          <table:table-cell office:value-type="float" office:value="33.0894" calcext:value-type="float">
            <text:p>33.0894</text:p>
          </table:table-cell>
        </table:table-row>
        <table:table-row table:style-name="ro1">
          <table:table-cell office:value-type="float" office:value="-0.6068" calcext:value-type="float">
            <text:p>-0.6068</text:p>
          </table:table-cell>
          <table:table-cell office:value-type="float" office:value="33.1423333333333" calcext:value-type="float">
            <text:p>33.1423333333333</text:p>
          </table:table-cell>
        </table:table-row>
        <table:table-row table:style-name="ro1">
          <table:table-cell office:value-type="float" office:value="-0.5968" calcext:value-type="float">
            <text:p>-0.5968</text:p>
          </table:table-cell>
          <table:table-cell office:value-type="float" office:value="33.2031333333333" calcext:value-type="float">
            <text:p>33.2031333333333</text:p>
          </table:table-cell>
        </table:table-row>
        <table:table-row table:style-name="ro1">
          <table:table-cell office:value-type="float" office:value="-0.5868" calcext:value-type="float">
            <text:p>-0.5868</text:p>
          </table:table-cell>
          <table:table-cell office:value-type="float" office:value="33.2115666666667" calcext:value-type="float">
            <text:p>33.2115666666667</text:p>
          </table:table-cell>
        </table:table-row>
        <table:table-row table:style-name="ro1">
          <table:table-cell office:value-type="float" office:value="-0.5768" calcext:value-type="float">
            <text:p>-0.5768</text:p>
          </table:table-cell>
          <table:table-cell office:value-type="float" office:value="33.2063333333333" calcext:value-type="float">
            <text:p>33.2063333333333</text:p>
          </table:table-cell>
        </table:table-row>
        <table:table-row table:style-name="ro1">
          <table:table-cell office:value-type="float" office:value="-0.5668" calcext:value-type="float">
            <text:p>-0.5668</text:p>
          </table:table-cell>
          <table:table-cell office:value-type="float" office:value="33.2122" calcext:value-type="float">
            <text:p>33.2122</text:p>
          </table:table-cell>
        </table:table-row>
        <table:table-row table:style-name="ro1">
          <table:table-cell office:value-type="float" office:value="-0.5568" calcext:value-type="float">
            <text:p>-0.5568</text:p>
          </table:table-cell>
          <table:table-cell office:value-type="float" office:value="33.3078" calcext:value-type="float">
            <text:p>33.3078</text:p>
          </table:table-cell>
        </table:table-row>
        <table:table-row table:style-name="ro1">
          <table:table-cell office:value-type="float" office:value="-0.5468" calcext:value-type="float">
            <text:p>-0.5468</text:p>
          </table:table-cell>
          <table:table-cell office:value-type="float" office:value="33.1423" calcext:value-type="float">
            <text:p>33.1423</text:p>
          </table:table-cell>
        </table:table-row>
        <table:table-row table:style-name="ro1">
          <table:table-cell office:value-type="float" office:value="-0.5368" calcext:value-type="float">
            <text:p>-0.5368</text:p>
          </table:table-cell>
          <table:table-cell office:value-type="float" office:value="33.1182" calcext:value-type="float">
            <text:p>33.1182</text:p>
          </table:table-cell>
        </table:table-row>
        <table:table-row table:style-name="ro1">
          <table:table-cell office:value-type="float" office:value="-0.5268" calcext:value-type="float">
            <text:p>-0.5268</text:p>
          </table:table-cell>
          <table:table-cell office:value-type="float" office:value="33.087" calcext:value-type="float">
            <text:p>33.087</text:p>
          </table:table-cell>
        </table:table-row>
        <table:table-row table:style-name="ro1">
          <table:table-cell office:value-type="float" office:value="-0.5168" calcext:value-type="float">
            <text:p>-0.5168</text:p>
          </table:table-cell>
          <table:table-cell office:value-type="float" office:value="33.0698" calcext:value-type="float">
            <text:p>33.0698</text:p>
          </table:table-cell>
        </table:table-row>
        <table:table-row table:style-name="ro1">
          <table:table-cell office:value-type="float" office:value="-0.5068" calcext:value-type="float">
            <text:p>-0.5068</text:p>
          </table:table-cell>
          <table:table-cell office:value-type="float" office:value="33.1360666666667" calcext:value-type="float">
            <text:p>33.1360666666667</text:p>
          </table:table-cell>
        </table:table-row>
        <table:table-row table:style-name="ro1">
          <table:table-cell office:value-type="float" office:value="-0.4968" calcext:value-type="float">
            <text:p>-0.4968</text:p>
          </table:table-cell>
          <table:table-cell office:value-type="float" office:value="33.0916333333333" calcext:value-type="float">
            <text:p>33.0916333333333</text:p>
          </table:table-cell>
        </table:table-row>
        <table:table-row table:style-name="ro1">
          <table:table-cell office:value-type="float" office:value="-0.4868" calcext:value-type="float">
            <text:p>-0.4868</text:p>
          </table:table-cell>
          <table:table-cell office:value-type="float" office:value="33.0471333333333" calcext:value-type="float">
            <text:p>33.0471333333333</text:p>
          </table:table-cell>
        </table:table-row>
        <table:table-row table:style-name="ro1">
          <table:table-cell office:value-type="float" office:value="-0.4768" calcext:value-type="float">
            <text:p>-0.4768</text:p>
          </table:table-cell>
          <table:table-cell office:value-type="float" office:value="33.1006666666667" calcext:value-type="float">
            <text:p>33.1006666666667</text:p>
          </table:table-cell>
        </table:table-row>
        <table:table-row table:style-name="ro1">
          <table:table-cell office:value-type="float" office:value="-0.4668" calcext:value-type="float">
            <text:p>-0.4668</text:p>
          </table:table-cell>
          <table:table-cell office:value-type="float" office:value="33.0438333333333" calcext:value-type="float">
            <text:p>33.0438333333333</text:p>
          </table:table-cell>
        </table:table-row>
        <table:table-row table:style-name="ro1">
          <table:table-cell office:value-type="float" office:value="-0.4568" calcext:value-type="float">
            <text:p>-0.4568</text:p>
          </table:table-cell>
          <table:table-cell office:value-type="float" office:value="33.0512666666667" calcext:value-type="float">
            <text:p>33.0512666666667</text:p>
          </table:table-cell>
        </table:table-row>
        <table:table-row table:style-name="ro1">
          <table:table-cell office:value-type="float" office:value="-0.4468" calcext:value-type="float">
            <text:p>-0.4468</text:p>
          </table:table-cell>
          <table:table-cell office:value-type="float" office:value="33.1241" calcext:value-type="float">
            <text:p>33.1241</text:p>
          </table:table-cell>
        </table:table-row>
        <table:table-row table:style-name="ro1">
          <table:table-cell office:value-type="float" office:value="-0.4368" calcext:value-type="float">
            <text:p>-0.4368</text:p>
          </table:table-cell>
          <table:table-cell office:value-type="float" office:value="33.0526666666667" calcext:value-type="float">
            <text:p>33.0526666666667</text:p>
          </table:table-cell>
        </table:table-row>
        <table:table-row table:style-name="ro1">
          <table:table-cell office:value-type="float" office:value="-0.4268" calcext:value-type="float">
            <text:p>-0.4268</text:p>
          </table:table-cell>
          <table:table-cell office:value-type="float" office:value="33.0837" calcext:value-type="float">
            <text:p>33.0837</text:p>
          </table:table-cell>
        </table:table-row>
        <table:table-row table:style-name="ro1">
          <table:table-cell office:value-type="float" office:value="-0.4168" calcext:value-type="float">
            <text:p>-0.4168</text:p>
          </table:table-cell>
          <table:table-cell office:value-type="float" office:value="33.0359333333333" calcext:value-type="float">
            <text:p>33.0359333333333</text:p>
          </table:table-cell>
        </table:table-row>
        <table:table-row table:style-name="ro1">
          <table:table-cell office:value-type="float" office:value="-0.4068" calcext:value-type="float">
            <text:p>-0.4068</text:p>
          </table:table-cell>
          <table:table-cell office:value-type="float" office:value="33.0334" calcext:value-type="float">
            <text:p>33.0334</text:p>
          </table:table-cell>
        </table:table-row>
        <table:table-row table:style-name="ro1">
          <table:table-cell office:value-type="float" office:value="-0.3968" calcext:value-type="float">
            <text:p>-0.3968</text:p>
          </table:table-cell>
          <table:table-cell office:value-type="float" office:value="33.0914333333333" calcext:value-type="float">
            <text:p>33.0914333333333</text:p>
          </table:table-cell>
        </table:table-row>
        <table:table-row table:style-name="ro1">
          <table:table-cell office:value-type="float" office:value="-0.3868" calcext:value-type="float">
            <text:p>-0.3868</text:p>
          </table:table-cell>
          <table:table-cell office:value-type="float" office:value="33.2025" calcext:value-type="float">
            <text:p>33.2025</text:p>
          </table:table-cell>
        </table:table-row>
        <table:table-row table:style-name="ro1">
          <table:table-cell office:value-type="float" office:value="-0.3768" calcext:value-type="float">
            <text:p>-0.3768</text:p>
          </table:table-cell>
          <table:table-cell office:value-type="float" office:value="33.1631333333333" calcext:value-type="float">
            <text:p>33.1631333333333</text:p>
          </table:table-cell>
        </table:table-row>
        <table:table-row table:style-name="ro1">
          <table:table-cell office:value-type="float" office:value="-0.3668" calcext:value-type="float">
            <text:p>-0.3668</text:p>
          </table:table-cell>
          <table:table-cell office:value-type="float" office:value="33.1957666666667" calcext:value-type="float">
            <text:p>33.1957666666667</text:p>
          </table:table-cell>
        </table:table-row>
        <table:table-row table:style-name="ro1">
          <table:table-cell office:value-type="float" office:value="-0.3568" calcext:value-type="float">
            <text:p>-0.3568</text:p>
          </table:table-cell>
          <table:table-cell office:value-type="float" office:value="33.1918" calcext:value-type="float">
            <text:p>33.1918</text:p>
          </table:table-cell>
        </table:table-row>
        <table:table-row table:style-name="ro1">
          <table:table-cell office:value-type="float" office:value="-0.3468" calcext:value-type="float">
            <text:p>-0.3468</text:p>
          </table:table-cell>
          <table:table-cell office:value-type="float" office:value="33.0974" calcext:value-type="float">
            <text:p>33.0974</text:p>
          </table:table-cell>
        </table:table-row>
        <table:table-row table:style-name="ro1">
          <table:table-cell office:value-type="float" office:value="-0.3368" calcext:value-type="float">
            <text:p>-0.3368</text:p>
          </table:table-cell>
          <table:table-cell office:value-type="float" office:value="33.1152666666667" calcext:value-type="float">
            <text:p>33.1152666666667</text:p>
          </table:table-cell>
        </table:table-row>
        <table:table-row table:style-name="ro1">
          <table:table-cell office:value-type="float" office:value="-0.3268" calcext:value-type="float">
            <text:p>-0.3268</text:p>
          </table:table-cell>
          <table:table-cell office:value-type="float" office:value="33.1131333333333" calcext:value-type="float">
            <text:p>33.1131333333333</text:p>
          </table:table-cell>
        </table:table-row>
        <table:table-row table:style-name="ro1">
          <table:table-cell office:value-type="float" office:value="-0.3168" calcext:value-type="float">
            <text:p>-0.3168</text:p>
          </table:table-cell>
          <table:table-cell office:value-type="float" office:value="33.0576" calcext:value-type="float">
            <text:p>33.0576</text:p>
          </table:table-cell>
        </table:table-row>
        <table:table-row table:style-name="ro1">
          <table:table-cell office:value-type="float" office:value="-0.3068" calcext:value-type="float">
            <text:p>-0.3068</text:p>
          </table:table-cell>
          <table:table-cell office:value-type="float" office:value="33.0689333333333" calcext:value-type="float">
            <text:p>33.0689333333333</text:p>
          </table:table-cell>
        </table:table-row>
        <table:table-row table:style-name="ro1">
          <table:table-cell office:value-type="float" office:value="-0.2968" calcext:value-type="float">
            <text:p>-0.2968</text:p>
          </table:table-cell>
          <table:table-cell office:value-type="float" office:value="33.0875333333333" calcext:value-type="float">
            <text:p>33.0875333333333</text:p>
          </table:table-cell>
        </table:table-row>
        <table:table-row table:style-name="ro1">
          <table:table-cell office:value-type="float" office:value="-0.2868" calcext:value-type="float">
            <text:p>-0.2868</text:p>
          </table:table-cell>
          <table:table-cell office:value-type="float" office:value="33.0707" calcext:value-type="float">
            <text:p>33.0707</text:p>
          </table:table-cell>
        </table:table-row>
        <table:table-row table:style-name="ro1">
          <table:table-cell office:value-type="float" office:value="-0.2768" calcext:value-type="float">
            <text:p>-0.2768</text:p>
          </table:table-cell>
          <table:table-cell office:value-type="float" office:value="33.0643666666667" calcext:value-type="float">
            <text:p>33.0643666666667</text:p>
          </table:table-cell>
        </table:table-row>
        <table:table-row table:style-name="ro1">
          <table:table-cell office:value-type="float" office:value="-0.2668" calcext:value-type="float">
            <text:p>-0.2668</text:p>
          </table:table-cell>
          <table:table-cell office:value-type="float" office:value="33.0742" calcext:value-type="float">
            <text:p>33.0742</text:p>
          </table:table-cell>
        </table:table-row>
        <table:table-row table:style-name="ro1">
          <table:table-cell office:value-type="float" office:value="-0.2568" calcext:value-type="float">
            <text:p>-0.2568</text:p>
          </table:table-cell>
          <table:table-cell office:value-type="float" office:value="33.0843666666667" calcext:value-type="float">
            <text:p>33.0843666666667</text:p>
          </table:table-cell>
        </table:table-row>
        <table:table-row table:style-name="ro1">
          <table:table-cell office:value-type="float" office:value="-0.2468" calcext:value-type="float">
            <text:p>-0.2468</text:p>
          </table:table-cell>
          <table:table-cell office:value-type="float" office:value="33.0505333333333" calcext:value-type="float">
            <text:p>33.0505333333333</text:p>
          </table:table-cell>
        </table:table-row>
        <table:table-row table:style-name="ro1">
          <table:table-cell office:value-type="float" office:value="-0.2368" calcext:value-type="float">
            <text:p>-0.2368</text:p>
          </table:table-cell>
          <table:table-cell office:value-type="float" office:value="33.0692666666667" calcext:value-type="float">
            <text:p>33.0692666666667</text:p>
          </table:table-cell>
        </table:table-row>
        <table:table-row table:style-name="ro1">
          <table:table-cell office:value-type="float" office:value="-0.2268" calcext:value-type="float">
            <text:p>-0.2268</text:p>
          </table:table-cell>
          <table:table-cell office:value-type="float" office:value="33.1231333333333" calcext:value-type="float">
            <text:p>33.1231333333333</text:p>
          </table:table-cell>
        </table:table-row>
        <table:table-row table:style-name="ro1">
          <table:table-cell office:value-type="float" office:value="-0.2168" calcext:value-type="float">
            <text:p>-0.2168</text:p>
          </table:table-cell>
          <table:table-cell office:value-type="float" office:value="33.1810666666667" calcext:value-type="float">
            <text:p>33.1810666666667</text:p>
          </table:table-cell>
        </table:table-row>
        <table:table-row table:style-name="ro1">
          <table:table-cell office:value-type="float" office:value="-0.2068" calcext:value-type="float">
            <text:p>-0.2068</text:p>
          </table:table-cell>
          <table:table-cell office:value-type="float" office:value="33.1763333333333" calcext:value-type="float">
            <text:p>33.1763333333333</text:p>
          </table:table-cell>
        </table:table-row>
        <table:table-row table:style-name="ro1">
          <table:table-cell office:value-type="float" office:value="-0.1968" calcext:value-type="float">
            <text:p>-0.1968</text:p>
          </table:table-cell>
          <table:table-cell office:value-type="float" office:value="33.1968333333333" calcext:value-type="float">
            <text:p>33.1968333333333</text:p>
          </table:table-cell>
        </table:table-row>
        <table:table-row table:style-name="ro1">
          <table:table-cell office:value-type="float" office:value="-0.1868" calcext:value-type="float">
            <text:p>-0.1868</text:p>
          </table:table-cell>
          <table:table-cell office:value-type="float" office:value="33.2076666666667" calcext:value-type="float">
            <text:p>33.2076666666667</text:p>
          </table:table-cell>
        </table:table-row>
        <table:table-row table:style-name="ro1">
          <table:table-cell office:value-type="float" office:value="-0.1768" calcext:value-type="float">
            <text:p>-0.1768</text:p>
          </table:table-cell>
          <table:table-cell office:value-type="float" office:value="33.1669" calcext:value-type="float">
            <text:p>33.1669</text:p>
          </table:table-cell>
        </table:table-row>
        <table:table-row table:style-name="ro1">
          <table:table-cell office:value-type="float" office:value="-0.1668" calcext:value-type="float">
            <text:p>-0.1668</text:p>
          </table:table-cell>
          <table:table-cell office:value-type="float" office:value="33.1715666666667" calcext:value-type="float">
            <text:p>33.1715666666667</text:p>
          </table:table-cell>
        </table:table-row>
        <table:table-row table:style-name="ro1">
          <table:table-cell office:value-type="float" office:value="-0.1568" calcext:value-type="float">
            <text:p>-0.1568</text:p>
          </table:table-cell>
          <table:table-cell office:value-type="float" office:value="33.1986" calcext:value-type="float">
            <text:p>33.1986</text:p>
          </table:table-cell>
        </table:table-row>
        <table:table-row table:style-name="ro1">
          <table:table-cell office:value-type="float" office:value="-0.1468" calcext:value-type="float">
            <text:p>-0.1468</text:p>
          </table:table-cell>
          <table:table-cell office:value-type="float" office:value="33.207" calcext:value-type="float">
            <text:p>33.207</text:p>
          </table:table-cell>
        </table:table-row>
        <table:table-row table:style-name="ro1">
          <table:table-cell office:value-type="float" office:value="-0.1368" calcext:value-type="float">
            <text:p>-0.1368</text:p>
          </table:table-cell>
          <table:table-cell office:value-type="float" office:value="33.2391333333333" calcext:value-type="float">
            <text:p>33.2391333333333</text:p>
          </table:table-cell>
        </table:table-row>
        <table:table-row table:style-name="ro1">
          <table:table-cell office:value-type="float" office:value="-0.1268" calcext:value-type="float">
            <text:p>-0.1268</text:p>
          </table:table-cell>
          <table:table-cell office:value-type="float" office:value="33.162" calcext:value-type="float">
            <text:p>33.162</text:p>
          </table:table-cell>
        </table:table-row>
        <table:table-row table:style-name="ro1">
          <table:table-cell office:value-type="float" office:value="-0.1168" calcext:value-type="float">
            <text:p>-0.1168</text:p>
          </table:table-cell>
          <table:table-cell office:value-type="float" office:value="33.1819666666667" calcext:value-type="float">
            <text:p>33.1819666666667</text:p>
          </table:table-cell>
        </table:table-row>
        <table:table-row table:style-name="ro1">
          <table:table-cell office:value-type="float" office:value="-0.1068" calcext:value-type="float">
            <text:p>-0.1068</text:p>
          </table:table-cell>
          <table:table-cell office:value-type="float" office:value="33.1553333333333" calcext:value-type="float">
            <text:p>33.1553333333333</text:p>
          </table:table-cell>
        </table:table-row>
        <table:table-row table:style-name="ro1">
          <table:table-cell office:value-type="float" office:value="-0.0968" calcext:value-type="float">
            <text:p>-0.0968</text:p>
          </table:table-cell>
          <table:table-cell office:value-type="float" office:value="33.1044333333333" calcext:value-type="float">
            <text:p>33.1044333333333</text:p>
          </table:table-cell>
        </table:table-row>
        <table:table-row table:style-name="ro1">
          <table:table-cell office:value-type="float" office:value="-0.0868" calcext:value-type="float">
            <text:p>-0.0868</text:p>
          </table:table-cell>
          <table:table-cell office:value-type="float" office:value="33.0477666666667" calcext:value-type="float">
            <text:p>33.0477666666667</text:p>
          </table:table-cell>
        </table:table-row>
        <table:table-row table:style-name="ro1">
          <table:table-cell office:value-type="float" office:value="-0.0768" calcext:value-type="float">
            <text:p>-0.0768</text:p>
          </table:table-cell>
          <table:table-cell office:value-type="float" office:value="33.0537333333333" calcext:value-type="float">
            <text:p>33.0537333333333</text:p>
          </table:table-cell>
        </table:table-row>
        <table:table-row table:style-name="ro1">
          <table:table-cell office:value-type="float" office:value="-0.0668" calcext:value-type="float">
            <text:p>-0.0668</text:p>
          </table:table-cell>
          <table:table-cell office:value-type="float" office:value="33.0452" calcext:value-type="float">
            <text:p>33.0452</text:p>
          </table:table-cell>
        </table:table-row>
        <table:table-row table:style-name="ro1">
          <table:table-cell office:value-type="float" office:value="-0.0568" calcext:value-type="float">
            <text:p>-0.0568</text:p>
          </table:table-cell>
          <table:table-cell office:value-type="float" office:value="33.0230333333333" calcext:value-type="float">
            <text:p>33.0230333333333</text:p>
          </table:table-cell>
        </table:table-row>
        <table:table-row table:style-name="ro1">
          <table:table-cell office:value-type="float" office:value="-0.0468" calcext:value-type="float">
            <text:p>-0.0468</text:p>
          </table:table-cell>
          <table:table-cell office:value-type="float" office:value="33.0469666666667" calcext:value-type="float">
            <text:p>33.0469666666667</text:p>
          </table:table-cell>
        </table:table-row>
        <table:table-row table:style-name="ro1">
          <table:table-cell office:value-type="float" office:value="-0.0368" calcext:value-type="float">
            <text:p>-0.0368</text:p>
          </table:table-cell>
          <table:table-cell office:value-type="float" office:value="33.0575666666667" calcext:value-type="float">
            <text:p>33.0575666666667</text:p>
          </table:table-cell>
        </table:table-row>
        <table:table-row table:style-name="ro1">
          <table:table-cell office:value-type="float" office:value="-0.0268" calcext:value-type="float">
            <text:p>-0.0268</text:p>
          </table:table-cell>
          <table:table-cell office:value-type="float" office:value="33.0366333333333" calcext:value-type="float">
            <text:p>33.0366333333333</text:p>
          </table:table-cell>
        </table:table-row>
        <table:table-row table:style-name="ro1">
          <table:table-cell office:value-type="float" office:value="-0.0168" calcext:value-type="float">
            <text:p>-0.0168</text:p>
          </table:table-cell>
          <table:table-cell office:value-type="float" office:value="33.106" calcext:value-type="float">
            <text:p>33.106</text:p>
          </table:table-cell>
        </table:table-row>
        <table:table-row table:style-name="ro1">
          <table:table-cell office:value-type="float" office:value="-0.0068" calcext:value-type="float">
            <text:p>-0.0068</text:p>
          </table:table-cell>
          <table:table-cell office:value-type="float" office:value="33.1019666666667" calcext:value-type="float">
            <text:p>33.1019666666667</text:p>
          </table:table-cell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33.1399333333333" calcext:value-type="float">
            <text:p>33.1399333333333</text:p>
          </table:table-cell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33.1828" calcext:value-type="float">
            <text:p>33.1828</text:p>
          </table:table-cell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float" office:value="33.2614" calcext:value-type="float">
            <text:p>33.2614</text:p>
          </table:table-cell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33.1961666666667" calcext:value-type="float">
            <text:p>33.1961666666667</text:p>
          </table:table-cell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33.1382" calcext:value-type="float">
            <text:p>33.1382</text:p>
          </table:table-cell>
        </table:table-row>
        <table:table-row table:style-name="ro1">
          <table:table-cell office:value-type="float" office:value="0.0532" calcext:value-type="float">
            <text:p>0.0532</text:p>
          </table:table-cell>
          <table:table-cell office:value-type="float" office:value="33.1354666666667" calcext:value-type="float">
            <text:p>33.1354666666667</text:p>
          </table:table-cell>
        </table:table-row>
        <table:table-row table:style-name="ro1">
          <table:table-cell office:value-type="float" office:value="0.0632" calcext:value-type="float">
            <text:p>0.0632</text:p>
          </table:table-cell>
          <table:table-cell office:value-type="float" office:value="33.2297666666667" calcext:value-type="float">
            <text:p>33.2297666666667</text:p>
          </table:table-cell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33.1297333333333" calcext:value-type="float">
            <text:p>33.1297333333333</text:p>
          </table:table-cell>
        </table:table-row>
        <table:table-row table:style-name="ro1">
          <table:table-cell office:value-type="float" office:value="0.0832" calcext:value-type="float">
            <text:p>0.0832</text:p>
          </table:table-cell>
          <table:table-cell office:value-type="float" office:value="33.0968" calcext:value-type="float">
            <text:p>33.0968</text:p>
          </table:table-cell>
        </table:table-row>
        <table:table-row table:style-name="ro1">
          <table:table-cell office:value-type="float" office:value="0.0932" calcext:value-type="float">
            <text:p>0.0932</text:p>
          </table:table-cell>
          <table:table-cell office:value-type="float" office:value="33.0958" calcext:value-type="float">
            <text:p>33.0958</text:p>
          </table:table-cell>
        </table:table-row>
        <table:table-row table:style-name="ro1">
          <table:table-cell office:value-type="float" office:value="0.1032" calcext:value-type="float">
            <text:p>0.1032</text:p>
          </table:table-cell>
          <table:table-cell office:value-type="float" office:value="33.0966" calcext:value-type="float">
            <text:p>33.0966</text:p>
          </table:table-cell>
        </table:table-row>
        <table:table-row table:style-name="ro1">
          <table:table-cell office:value-type="float" office:value="0.1132" calcext:value-type="float">
            <text:p>0.1132</text:p>
          </table:table-cell>
          <table:table-cell office:value-type="float" office:value="33.1005333333333" calcext:value-type="float">
            <text:p>33.1005333333333</text:p>
          </table:table-cell>
        </table:table-row>
        <table:table-row table:style-name="ro1">
          <table:table-cell office:value-type="float" office:value="0.1232" calcext:value-type="float">
            <text:p>0.1232</text:p>
          </table:table-cell>
          <table:table-cell office:value-type="float" office:value="33.0665333333333" calcext:value-type="float">
            <text:p>33.0665333333333</text:p>
          </table:table-cell>
        </table:table-row>
        <table:table-row table:style-name="ro1">
          <table:table-cell office:value-type="float" office:value="0.1332" calcext:value-type="float">
            <text:p>0.1332</text:p>
          </table:table-cell>
          <table:table-cell office:value-type="float" office:value="33.0540666666667" calcext:value-type="float">
            <text:p>33.0540666666667</text:p>
          </table:table-cell>
        </table:table-row>
        <table:table-row table:style-name="ro1">
          <table:table-cell office:value-type="float" office:value="0.1432" calcext:value-type="float">
            <text:p>0.1432</text:p>
          </table:table-cell>
          <table:table-cell office:value-type="float" office:value="33.0157333333333" calcext:value-type="float">
            <text:p>33.0157333333333</text:p>
          </table:table-cell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float" office:value="33.069" calcext:value-type="float">
            <text:p>33.069</text:p>
          </table:table-cell>
        </table:table-row>
        <table:table-row table:style-name="ro1">
          <table:table-cell office:value-type="float" office:value="0.1632" calcext:value-type="float">
            <text:p>0.1632</text:p>
          </table:table-cell>
          <table:table-cell office:value-type="float" office:value="33.1438" calcext:value-type="float">
            <text:p>33.1438</text:p>
          </table:table-cell>
        </table:table-row>
        <table:table-row table:style-name="ro1">
          <table:table-cell office:value-type="float" office:value="0.1732" calcext:value-type="float">
            <text:p>0.1732</text:p>
          </table:table-cell>
          <table:table-cell office:value-type="float" office:value="33.1943666666667" calcext:value-type="float">
            <text:p>33.1943666666667</text:p>
          </table:table-cell>
        </table:table-row>
        <table:table-row table:style-name="ro1">
          <table:table-cell office:value-type="float" office:value="0.1832" calcext:value-type="float">
            <text:p>0.1832</text:p>
          </table:table-cell>
          <table:table-cell office:value-type="float" office:value="33.1782666666667" calcext:value-type="float">
            <text:p>33.1782666666667</text:p>
          </table:table-cell>
        </table:table-row>
        <table:table-row table:style-name="ro1">
          <table:table-cell office:value-type="float" office:value="0.1932" calcext:value-type="float">
            <text:p>0.1932</text:p>
          </table:table-cell>
          <table:table-cell office:value-type="float" office:value="33.1648333333333" calcext:value-type="float">
            <text:p>33.1648333333333</text:p>
          </table:table-cell>
        </table:table-row>
        <table:table-row table:style-name="ro1">
          <table:table-cell office:value-type="float" office:value="0.2032" calcext:value-type="float">
            <text:p>0.2032</text:p>
          </table:table-cell>
          <table:table-cell office:value-type="float" office:value="33.2156333333333" calcext:value-type="float">
            <text:p>33.2156333333333</text:p>
          </table:table-cell>
        </table:table-row>
        <table:table-row table:style-name="ro1">
          <table:table-cell office:value-type="float" office:value="0.2132" calcext:value-type="float">
            <text:p>0.2132</text:p>
          </table:table-cell>
          <table:table-cell office:value-type="float" office:value="33.2266" calcext:value-type="float">
            <text:p>33.2266</text:p>
          </table:table-cell>
        </table:table-row>
        <table:table-row table:style-name="ro1">
          <table:table-cell office:value-type="float" office:value="0.2232" calcext:value-type="float">
            <text:p>0.2232</text:p>
          </table:table-cell>
          <table:table-cell office:value-type="float" office:value="33.1203666666667" calcext:value-type="float">
            <text:p>33.1203666666667</text:p>
          </table:table-cell>
        </table:table-row>
        <table:table-row table:style-name="ro1">
          <table:table-cell office:value-type="float" office:value="0.2332" calcext:value-type="float">
            <text:p>0.2332</text:p>
          </table:table-cell>
          <table:table-cell office:value-type="float" office:value="33.1039333333333" calcext:value-type="float">
            <text:p>33.1039333333333</text:p>
          </table:table-cell>
        </table:table-row>
        <table:table-row table:style-name="ro1">
          <table:table-cell office:value-type="float" office:value="0.2432" calcext:value-type="float">
            <text:p>0.2432</text:p>
          </table:table-cell>
          <table:table-cell office:value-type="float" office:value="33.0796666666667" calcext:value-type="float">
            <text:p>33.0796666666667</text:p>
          </table:table-cell>
        </table:table-row>
        <table:table-row table:style-name="ro1">
          <table:table-cell office:value-type="float" office:value="0.2532" calcext:value-type="float">
            <text:p>0.2532</text:p>
          </table:table-cell>
          <table:table-cell office:value-type="float" office:value="33.1416333333333" calcext:value-type="float">
            <text:p>33.1416333333333</text:p>
          </table:table-cell>
        </table:table-row>
        <table:table-row table:style-name="ro1">
          <table:table-cell office:value-type="float" office:value="0.2632" calcext:value-type="float">
            <text:p>0.2632</text:p>
          </table:table-cell>
          <table:table-cell office:value-type="float" office:value="33.1523666666667" calcext:value-type="float">
            <text:p>33.1523666666667</text:p>
          </table:table-cell>
        </table:table-row>
        <table:table-row table:style-name="ro1">
          <table:table-cell office:value-type="float" office:value="0.2732" calcext:value-type="float">
            <text:p>0.2732</text:p>
          </table:table-cell>
          <table:table-cell office:value-type="float" office:value="33.1440666666667" calcext:value-type="float">
            <text:p>33.1440666666667</text:p>
          </table:table-cell>
        </table:table-row>
        <table:table-row table:style-name="ro1">
          <table:table-cell office:value-type="float" office:value="0.2832" calcext:value-type="float">
            <text:p>0.2832</text:p>
          </table:table-cell>
          <table:table-cell office:value-type="float" office:value="33.0231666666667" calcext:value-type="float">
            <text:p>33.0231666666667</text:p>
          </table:table-cell>
        </table:table-row>
        <table:table-row table:style-name="ro1">
          <table:table-cell office:value-type="float" office:value="0.2932" calcext:value-type="float">
            <text:p>0.2932</text:p>
          </table:table-cell>
          <table:table-cell office:value-type="float" office:value="33.0599" calcext:value-type="float">
            <text:p>33.0599</text:p>
          </table:table-cell>
        </table:table-row>
        <table:table-row table:style-name="ro1">
          <table:table-cell office:value-type="float" office:value="0.3032" calcext:value-type="float">
            <text:p>0.3032</text:p>
          </table:table-cell>
          <table:table-cell office:value-type="float" office:value="33.1344666666667" calcext:value-type="float">
            <text:p>33.1344666666667</text:p>
          </table:table-cell>
        </table:table-row>
        <table:table-row table:style-name="ro1">
          <table:table-cell office:value-type="float" office:value="0.3132" calcext:value-type="float">
            <text:p>0.3132</text:p>
          </table:table-cell>
          <table:table-cell office:value-type="float" office:value="33.1332333333333" calcext:value-type="float">
            <text:p>33.1332333333333</text:p>
          </table:table-cell>
        </table:table-row>
        <table:table-row table:style-name="ro1">
          <table:table-cell office:value-type="float" office:value="0.3232" calcext:value-type="float">
            <text:p>0.3232</text:p>
          </table:table-cell>
          <table:table-cell office:value-type="float" office:value="33.1403333333333" calcext:value-type="float">
            <text:p>33.1403333333333</text:p>
          </table:table-cell>
        </table:table-row>
        <table:table-row table:style-name="ro1">
          <table:table-cell office:value-type="float" office:value="0.3332" calcext:value-type="float">
            <text:p>0.3332</text:p>
          </table:table-cell>
          <table:table-cell office:value-type="float" office:value="33.0867" calcext:value-type="float">
            <text:p>33.0867</text:p>
          </table:table-cell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33.1034333333333" calcext:value-type="float">
            <text:p>33.1034333333333</text:p>
          </table:table-cell>
        </table:table-row>
        <table:table-row table:style-name="ro1">
          <table:table-cell office:value-type="float" office:value="0.3532" calcext:value-type="float">
            <text:p>0.3532</text:p>
          </table:table-cell>
          <table:table-cell office:value-type="float" office:value="33.0599" calcext:value-type="float">
            <text:p>33.0599</text:p>
          </table:table-cell>
        </table:table-row>
        <table:table-row table:style-name="ro1">
          <table:table-cell office:value-type="float" office:value="0.3632" calcext:value-type="float">
            <text:p>0.3632</text:p>
          </table:table-cell>
          <table:table-cell office:value-type="float" office:value="33.0559333333333" calcext:value-type="float">
            <text:p>33.0559333333333</text:p>
          </table:table-cell>
        </table:table-row>
        <table:table-row table:style-name="ro1">
          <table:table-cell office:value-type="float" office:value="0.3732" calcext:value-type="float">
            <text:p>0.3732</text:p>
          </table:table-cell>
          <table:table-cell office:value-type="float" office:value="33.0557333333333" calcext:value-type="float">
            <text:p>33.0557333333333</text:p>
          </table:table-cell>
        </table:table-row>
        <table:table-row table:style-name="ro1">
          <table:table-cell office:value-type="float" office:value="0.3832" calcext:value-type="float">
            <text:p>0.3832</text:p>
          </table:table-cell>
          <table:table-cell office:value-type="float" office:value="33.0691333333333" calcext:value-type="float">
            <text:p>33.0691333333333</text:p>
          </table:table-cell>
        </table:table-row>
        <table:table-row table:style-name="ro1">
          <table:table-cell office:value-type="float" office:value="0.3932" calcext:value-type="float">
            <text:p>0.3932</text:p>
          </table:table-cell>
          <table:table-cell office:value-type="float" office:value="33.0312" calcext:value-type="float">
            <text:p>33.0312</text:p>
          </table:table-cell>
        </table:table-row>
        <table:table-row table:style-name="ro1">
          <table:table-cell office:value-type="float" office:value="0.4032" calcext:value-type="float">
            <text:p>0.4032</text:p>
          </table:table-cell>
          <table:table-cell office:value-type="float" office:value="33.0382666666667" calcext:value-type="float">
            <text:p>33.0382666666667</text:p>
          </table:table-cell>
        </table:table-row>
        <table:table-row table:style-name="ro1">
          <table:table-cell office:value-type="float" office:value="0.4132" calcext:value-type="float">
            <text:p>0.4132</text:p>
          </table:table-cell>
          <table:table-cell office:value-type="float" office:value="33.1159333333333" calcext:value-type="float">
            <text:p>33.1159333333333</text:p>
          </table:table-cell>
        </table:table-row>
        <table:table-row table:style-name="ro1">
          <table:table-cell office:value-type="float" office:value="0.4232" calcext:value-type="float">
            <text:p>0.4232</text:p>
          </table:table-cell>
          <table:table-cell office:value-type="float" office:value="33.1083" calcext:value-type="float">
            <text:p>33.1083</text:p>
          </table:table-cell>
        </table:table-row>
        <table:table-row table:style-name="ro1">
          <table:table-cell office:value-type="float" office:value="0.4332" calcext:value-type="float">
            <text:p>0.4332</text:p>
          </table:table-cell>
          <table:table-cell office:value-type="float" office:value="33.0251666666667" calcext:value-type="float">
            <text:p>33.0251666666667</text:p>
          </table:table-cell>
        </table:table-row>
        <table:table-row table:style-name="ro1">
          <table:table-cell office:value-type="float" office:value="0.4432" calcext:value-type="float">
            <text:p>0.4432</text:p>
          </table:table-cell>
          <table:table-cell office:value-type="float" office:value="33.1892333333333" calcext:value-type="float">
            <text:p>33.1892333333333</text:p>
          </table:table-cell>
        </table:table-row>
        <table:table-row table:style-name="ro1">
          <table:table-cell office:value-type="float" office:value="0.4532" calcext:value-type="float">
            <text:p>0.4532</text:p>
          </table:table-cell>
          <table:table-cell office:value-type="float" office:value="33.1850333333333" calcext:value-type="float">
            <text:p>33.1850333333333</text:p>
          </table:table-cell>
        </table:table-row>
        <table:table-row table:style-name="ro1">
          <table:table-cell office:value-type="float" office:value="0.4632" calcext:value-type="float">
            <text:p>0.4632</text:p>
          </table:table-cell>
          <table:table-cell office:value-type="float" office:value="33.1909666666667" calcext:value-type="float">
            <text:p>33.1909666666667</text:p>
          </table:table-cell>
        </table:table-row>
        <table:table-row table:style-name="ro1">
          <table:table-cell office:value-type="float" office:value="0.4732" calcext:value-type="float">
            <text:p>0.4732</text:p>
          </table:table-cell>
          <table:table-cell office:value-type="float" office:value="33.1311333333333" calcext:value-type="float">
            <text:p>33.1311333333333</text:p>
          </table:table-cell>
        </table:table-row>
        <table:table-row table:style-name="ro1">
          <table:table-cell office:value-type="float" office:value="0.4832" calcext:value-type="float">
            <text:p>0.4832</text:p>
          </table:table-cell>
          <table:table-cell office:value-type="float" office:value="33.0692333333333" calcext:value-type="float">
            <text:p>33.0692333333333</text:p>
          </table:table-cell>
        </table:table-row>
        <table:table-row table:style-name="ro1">
          <table:table-cell office:value-type="float" office:value="0.4932" calcext:value-type="float">
            <text:p>0.4932</text:p>
          </table:table-cell>
          <table:table-cell office:value-type="float" office:value="33.0417" calcext:value-type="float">
            <text:p>33.0417</text:p>
          </table:table-cell>
        </table:table-row>
        <table:table-row table:style-name="ro1">
          <table:table-cell office:value-type="float" office:value="0.5032" calcext:value-type="float">
            <text:p>0.5032</text:p>
          </table:table-cell>
          <table:table-cell office:value-type="float" office:value="33.1216666666667" calcext:value-type="float">
            <text:p>33.1216666666667</text:p>
          </table:table-cell>
        </table:table-row>
        <table:table-row table:style-name="ro1">
          <table:table-cell office:value-type="float" office:value="0.5132" calcext:value-type="float">
            <text:p>0.5132</text:p>
          </table:table-cell>
          <table:table-cell office:value-type="float" office:value="33.0254333333333" calcext:value-type="float">
            <text:p>33.0254333333333</text:p>
          </table:table-cell>
        </table:table-row>
        <table:table-row table:style-name="ro1">
          <table:table-cell office:value-type="float" office:value="0.5232" calcext:value-type="float">
            <text:p>0.5232</text:p>
          </table:table-cell>
          <table:table-cell office:value-type="float" office:value="33.0560333333333" calcext:value-type="float">
            <text:p>33.0560333333333</text:p>
          </table:table-cell>
        </table:table-row>
        <table:table-row table:style-name="ro1">
          <table:table-cell office:value-type="float" office:value="0.5332" calcext:value-type="float">
            <text:p>0.5332</text:p>
          </table:table-cell>
          <table:table-cell office:value-type="float" office:value="33.0422666666667" calcext:value-type="float">
            <text:p>33.0422666666667</text:p>
          </table:table-cell>
        </table:table-row>
        <table:table-row table:style-name="ro1">
          <table:table-cell office:value-type="float" office:value="0.5432" calcext:value-type="float">
            <text:p>0.5432</text:p>
          </table:table-cell>
          <table:table-cell office:value-type="float" office:value="33.0177" calcext:value-type="float">
            <text:p>33.0177</text:p>
          </table:table-cell>
        </table:table-row>
        <table:table-row table:style-name="ro1">
          <table:table-cell office:value-type="float" office:value="0.5532" calcext:value-type="float">
            <text:p>0.5532</text:p>
          </table:table-cell>
          <table:table-cell office:value-type="float" office:value="33.0229333333333" calcext:value-type="float">
            <text:p>33.0229333333333</text:p>
          </table:table-cell>
        </table:table-row>
        <table:table-row table:style-name="ro1">
          <table:table-cell office:value-type="float" office:value="0.5632" calcext:value-type="float">
            <text:p>0.5632</text:p>
          </table:table-cell>
          <table:table-cell office:value-type="float" office:value="33.0489333333333" calcext:value-type="float">
            <text:p>33.0489333333333</text:p>
          </table:table-cell>
        </table:table-row>
        <table:table-row table:style-name="ro1">
          <table:table-cell office:value-type="float" office:value="0.5732" calcext:value-type="float">
            <text:p>0.5732</text:p>
          </table:table-cell>
          <table:table-cell office:value-type="float" office:value="33.1258333333333" calcext:value-type="float">
            <text:p>33.1258333333333</text:p>
          </table:table-cell>
        </table:table-row>
        <table:table-row table:style-name="ro1">
          <table:table-cell office:value-type="float" office:value="0.5832" calcext:value-type="float">
            <text:p>0.5832</text:p>
          </table:table-cell>
          <table:table-cell office:value-type="float" office:value="33.1164666666667" calcext:value-type="float">
            <text:p>33.1164666666667</text:p>
          </table:table-cell>
        </table:table-row>
        <table:table-row table:style-name="ro1">
          <table:table-cell office:value-type="float" office:value="0.5932" calcext:value-type="float">
            <text:p>0.5932</text:p>
          </table:table-cell>
          <table:table-cell office:value-type="float" office:value="33.0928666666667" calcext:value-type="float">
            <text:p>33.0928666666667</text:p>
          </table:table-cell>
        </table:table-row>
        <table:table-row table:style-name="ro1">
          <table:table-cell office:value-type="float" office:value="0.6032" calcext:value-type="float">
            <text:p>0.6032</text:p>
          </table:table-cell>
          <table:table-cell office:value-type="float" office:value="33.0586666666667" calcext:value-type="float">
            <text:p>33.0586666666667</text:p>
          </table:table-cell>
        </table:table-row>
        <table:table-row table:style-name="ro1">
          <table:table-cell office:value-type="float" office:value="0.6132" calcext:value-type="float">
            <text:p>0.6132</text:p>
          </table:table-cell>
          <table:table-cell office:value-type="float" office:value="33.094" calcext:value-type="float">
            <text:p>33.094</text:p>
          </table:table-cell>
        </table:table-row>
        <table:table-row table:style-name="ro1">
          <table:table-cell office:value-type="float" office:value="0.6232" calcext:value-type="float">
            <text:p>0.6232</text:p>
          </table:table-cell>
          <table:table-cell office:value-type="float" office:value="33.2090333333333" calcext:value-type="float">
            <text:p>33.2090333333333</text:p>
          </table:table-cell>
        </table:table-row>
        <table:table-row table:style-name="ro1">
          <table:table-cell office:value-type="float" office:value="0.6332" calcext:value-type="float">
            <text:p>0.6332</text:p>
          </table:table-cell>
          <table:table-cell office:value-type="float" office:value="33.2269333333333" calcext:value-type="float">
            <text:p>33.2269333333333</text:p>
          </table:table-cell>
        </table:table-row>
        <table:table-row table:style-name="ro1">
          <table:table-cell office:value-type="float" office:value="0.6432" calcext:value-type="float">
            <text:p>0.6432</text:p>
          </table:table-cell>
          <table:table-cell office:value-type="float" office:value="33.3309" calcext:value-type="float">
            <text:p>33.3309</text:p>
          </table:table-cell>
        </table:table-row>
        <table:table-row table:style-name="ro1">
          <table:table-cell office:value-type="float" office:value="0.6532" calcext:value-type="float">
            <text:p>0.6532</text:p>
          </table:table-cell>
          <table:table-cell office:value-type="float" office:value="33.1520666666667" calcext:value-type="float">
            <text:p>33.1520666666667</text:p>
          </table:table-cell>
        </table:table-row>
        <table:table-row table:style-name="ro1">
          <table:table-cell office:value-type="float" office:value="0.6632" calcext:value-type="float">
            <text:p>0.6632</text:p>
          </table:table-cell>
          <table:table-cell office:value-type="float" office:value="33.231" calcext:value-type="float">
            <text:p>33.231</text:p>
          </table:table-cell>
        </table:table-row>
        <table:table-row table:style-name="ro1">
          <table:table-cell office:value-type="float" office:value="0.6732" calcext:value-type="float">
            <text:p>0.6732</text:p>
          </table:table-cell>
          <table:table-cell office:value-type="float" office:value="33.2465" calcext:value-type="float">
            <text:p>33.2465</text:p>
          </table:table-cell>
        </table:table-row>
        <table:table-row table:style-name="ro1">
          <table:table-cell office:value-type="float" office:value="0.6832" calcext:value-type="float">
            <text:p>0.6832</text:p>
          </table:table-cell>
          <table:table-cell office:value-type="float" office:value="33.1941333333333" calcext:value-type="float">
            <text:p>33.194133333333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33.154" calcext:value-type="float">
            <text:p>33.154</text:p>
          </table:table-cell>
        </table:table-row>
        <table:table-row table:style-name="ro1">
          <table:table-cell office:value-type="float" office:value="0.7032" calcext:value-type="float">
            <text:p>0.7032</text:p>
          </table:table-cell>
          <table:table-cell office:value-type="float" office:value="33.1728333333333" calcext:value-type="float">
            <text:p>33.1728333333333</text:p>
          </table:table-cell>
        </table:table-row>
        <table:table-row table:style-name="ro1">
          <table:table-cell office:value-type="float" office:value="0.7132" calcext:value-type="float">
            <text:p>0.7132</text:p>
          </table:table-cell>
          <table:table-cell office:value-type="float" office:value="33.2164333333333" calcext:value-type="float">
            <text:p>33.2164333333333</text:p>
          </table:table-cell>
        </table:table-row>
        <table:table-row table:style-name="ro1">
          <table:table-cell office:value-type="float" office:value="0.7232" calcext:value-type="float">
            <text:p>0.7232</text:p>
          </table:table-cell>
          <table:table-cell office:value-type="float" office:value="33.1664" calcext:value-type="float">
            <text:p>33.1664</text:p>
          </table:table-cell>
        </table:table-row>
        <table:table-row table:style-name="ro1">
          <table:table-cell office:value-type="float" office:value="0.7332" calcext:value-type="float">
            <text:p>0.7332</text:p>
          </table:table-cell>
          <table:table-cell office:value-type="float" office:value="33.1268666666667" calcext:value-type="float">
            <text:p>33.1268666666667</text:p>
          </table:table-cell>
        </table:table-row>
        <table:table-row table:style-name="ro1">
          <table:table-cell office:value-type="float" office:value="0.7432" calcext:value-type="float">
            <text:p>0.7432</text:p>
          </table:table-cell>
          <table:table-cell office:value-type="float" office:value="33.1311666666667" calcext:value-type="float">
            <text:p>33.1311666666667</text:p>
          </table:table-cell>
        </table:table-row>
        <table:table-row table:style-name="ro1">
          <table:table-cell office:value-type="float" office:value="0.7532" calcext:value-type="float">
            <text:p>0.7532</text:p>
          </table:table-cell>
          <table:table-cell office:value-type="float" office:value="33.0449666666667" calcext:value-type="float">
            <text:p>33.0449666666667</text:p>
          </table:table-cell>
        </table:table-row>
        <table:table-row table:style-name="ro1">
          <table:table-cell office:value-type="float" office:value="0.7632" calcext:value-type="float">
            <text:p>0.7632</text:p>
          </table:table-cell>
          <table:table-cell office:value-type="float" office:value="33.0095333333333" calcext:value-type="float">
            <text:p>33.0095333333333</text:p>
          </table:table-cell>
        </table:table-row>
        <table:table-row table:style-name="ro1">
          <table:table-cell office:value-type="float" office:value="0.7732" calcext:value-type="float">
            <text:p>0.7732</text:p>
          </table:table-cell>
          <table:table-cell office:value-type="float" office:value="33.0142333333333" calcext:value-type="float">
            <text:p>33.0142333333333</text:p>
          </table:table-cell>
        </table:table-row>
        <table:table-row table:style-name="ro1">
          <table:table-cell office:value-type="float" office:value="0.7832" calcext:value-type="float">
            <text:p>0.7832</text:p>
          </table:table-cell>
          <table:table-cell office:value-type="float" office:value="33.0453" calcext:value-type="float">
            <text:p>33.0453</text:p>
          </table:table-cell>
        </table:table-row>
        <table:table-row table:style-name="ro1">
          <table:table-cell office:value-type="float" office:value="0.7932" calcext:value-type="float">
            <text:p>0.7932</text:p>
          </table:table-cell>
          <table:table-cell office:value-type="float" office:value="33.0931666666667" calcext:value-type="float">
            <text:p>33.0931666666667</text:p>
          </table:table-cell>
        </table:table-row>
        <table:table-row table:style-name="ro1">
          <table:table-cell office:value-type="float" office:value="0.8032" calcext:value-type="float">
            <text:p>0.8032</text:p>
          </table:table-cell>
          <table:table-cell office:value-type="float" office:value="33.0479" calcext:value-type="float">
            <text:p>33.0479</text:p>
          </table:table-cell>
        </table:table-row>
        <table:table-row table:style-name="ro1">
          <table:table-cell office:value-type="float" office:value="0.8132" calcext:value-type="float">
            <text:p>0.8132</text:p>
          </table:table-cell>
          <table:table-cell office:value-type="float" office:value="33.0198333333333" calcext:value-type="float">
            <text:p>33.0198333333333</text:p>
          </table:table-cell>
        </table:table-row>
        <table:table-row table:style-name="ro1">
          <table:table-cell office:value-type="float" office:value="0.8232" calcext:value-type="float">
            <text:p>0.8232</text:p>
          </table:table-cell>
          <table:table-cell office:value-type="float" office:value="33.0123666666667" calcext:value-type="float">
            <text:p>33.0123666666667</text:p>
          </table:table-cell>
        </table:table-row>
        <table:table-row table:style-name="ro1">
          <table:table-cell office:value-type="float" office:value="0.8332" calcext:value-type="float">
            <text:p>0.8332</text:p>
          </table:table-cell>
          <table:table-cell office:value-type="float" office:value="33.0478333333333" calcext:value-type="float">
            <text:p>33.0478333333333</text:p>
          </table:table-cell>
        </table:table-row>
        <table:table-row table:style-name="ro1">
          <table:table-cell office:value-type="float" office:value="0.8432" calcext:value-type="float">
            <text:p>0.8432</text:p>
          </table:table-cell>
          <table:table-cell office:value-type="float" office:value="33.1008666666667" calcext:value-type="float">
            <text:p>33.1008666666667</text:p>
          </table:table-cell>
        </table:table-row>
        <table:table-row table:style-name="ro1">
          <table:table-cell office:value-type="float" office:value="0.8532" calcext:value-type="float">
            <text:p>0.8532</text:p>
          </table:table-cell>
          <table:table-cell office:value-type="float" office:value="33.1464666666667" calcext:value-type="float">
            <text:p>33.1464666666667</text:p>
          </table:table-cell>
        </table:table-row>
        <table:table-row table:style-name="ro1">
          <table:table-cell office:value-type="float" office:value="0.8632" calcext:value-type="float">
            <text:p>0.8632</text:p>
          </table:table-cell>
          <table:table-cell office:value-type="float" office:value="33.1849666666667" calcext:value-type="float">
            <text:p>33.1849666666667</text:p>
          </table:table-cell>
        </table:table-row>
        <table:table-row table:style-name="ro1">
          <table:table-cell office:value-type="float" office:value="0.8732" calcext:value-type="float">
            <text:p>0.8732</text:p>
          </table:table-cell>
          <table:table-cell office:value-type="float" office:value="33.2190333333333" calcext:value-type="float">
            <text:p>33.2190333333333</text:p>
          </table:table-cell>
        </table:table-row>
        <table:table-row table:style-name="ro1">
          <table:table-cell office:value-type="float" office:value="0.8832" calcext:value-type="float">
            <text:p>0.8832</text:p>
          </table:table-cell>
          <table:table-cell office:value-type="float" office:value="33.2186" calcext:value-type="float">
            <text:p>33.2186</text:p>
          </table:table-cell>
        </table:table-row>
        <table:table-row table:style-name="ro1">
          <table:table-cell office:value-type="float" office:value="0.8932" calcext:value-type="float">
            <text:p>0.8932</text:p>
          </table:table-cell>
          <table:table-cell office:value-type="float" office:value="33.2436333333333" calcext:value-type="float">
            <text:p>33.2436333333333</text:p>
          </table:table-cell>
        </table:table-row>
        <table:table-row table:style-name="ro1">
          <table:table-cell office:value-type="float" office:value="0.9032" calcext:value-type="float">
            <text:p>0.9032</text:p>
          </table:table-cell>
          <table:table-cell office:value-type="float" office:value="33.2881333333333" calcext:value-type="float">
            <text:p>33.2881333333333</text:p>
          </table:table-cell>
        </table:table-row>
        <table:table-row table:style-name="ro1">
          <table:table-cell office:value-type="float" office:value="0.9132" calcext:value-type="float">
            <text:p>0.9132</text:p>
          </table:table-cell>
          <table:table-cell office:value-type="float" office:value="33.2265" calcext:value-type="float">
            <text:p>33.2265</text:p>
          </table:table-cell>
        </table:table-row>
        <table:table-row table:style-name="ro1">
          <table:table-cell office:value-type="float" office:value="0.9232" calcext:value-type="float">
            <text:p>0.9232</text:p>
          </table:table-cell>
          <table:table-cell office:value-type="float" office:value="33.1436333333333" calcext:value-type="float">
            <text:p>33.1436333333333</text:p>
          </table:table-cell>
        </table:table-row>
        <table:table-row table:style-name="ro1">
          <table:table-cell office:value-type="float" office:value="0.9332" calcext:value-type="float">
            <text:p>0.9332</text:p>
          </table:table-cell>
          <table:table-cell office:value-type="float" office:value="33.1809333333333" calcext:value-type="float">
            <text:p>33.1809333333333</text:p>
          </table:table-cell>
        </table:table-row>
        <table:table-row table:style-name="ro1">
          <table:table-cell office:value-type="float" office:value="0.9432" calcext:value-type="float">
            <text:p>0.9432</text:p>
          </table:table-cell>
          <table:table-cell office:value-type="float" office:value="33.1964333333333" calcext:value-type="float">
            <text:p>33.1964333333333</text:p>
          </table:table-cell>
        </table:table-row>
        <table:table-row table:style-name="ro1">
          <table:table-cell office:value-type="float" office:value="0.9532" calcext:value-type="float">
            <text:p>0.9532</text:p>
          </table:table-cell>
          <table:table-cell office:value-type="float" office:value="33.1737666666667" calcext:value-type="float">
            <text:p>33.1737666666667</text:p>
          </table:table-cell>
        </table:table-row>
        <table:table-row table:style-name="ro1">
          <table:table-cell office:value-type="float" office:value="0.9632" calcext:value-type="float">
            <text:p>0.9632</text:p>
          </table:table-cell>
          <table:table-cell office:value-type="float" office:value="33.1679666666667" calcext:value-type="float">
            <text:p>33.1679666666667</text:p>
          </table:table-cell>
        </table:table-row>
        <table:table-row table:style-name="ro1">
          <table:table-cell office:value-type="float" office:value="0.9732" calcext:value-type="float">
            <text:p>0.9732</text:p>
          </table:table-cell>
          <table:table-cell office:value-type="float" office:value="33.1479333333333" calcext:value-type="float">
            <text:p>33.1479333333333</text:p>
          </table:table-cell>
        </table:table-row>
        <table:table-row table:style-name="ro1">
          <table:table-cell office:value-type="float" office:value="0.9832" calcext:value-type="float">
            <text:p>0.9832</text:p>
          </table:table-cell>
          <table:table-cell office:value-type="float" office:value="33.1378333333333" calcext:value-type="float">
            <text:p>33.1378333333333</text:p>
          </table:table-cell>
        </table:table-row>
        <table:table-row table:style-name="ro1">
          <table:table-cell office:value-type="float" office:value="0.9932" calcext:value-type="float">
            <text:p>0.9932</text:p>
          </table:table-cell>
          <table:table-cell office:value-type="float" office:value="33.1053666666667" calcext:value-type="float">
            <text:p>33.1053666666667</text:p>
          </table:table-cell>
        </table:table-row>
        <table:table-row table:style-name="ro1">
          <table:table-cell office:value-type="float" office:value="1.0032" calcext:value-type="float">
            <text:p>1.0032</text:p>
          </table:table-cell>
          <table:table-cell office:value-type="float" office:value="33.0581333333333" calcext:value-type="float">
            <text:p>33.0581333333333</text:p>
          </table:table-cell>
        </table:table-row>
        <table:table-row table:style-name="ro1">
          <table:table-cell office:value-type="float" office:value="1.0132" calcext:value-type="float">
            <text:p>1.0132</text:p>
          </table:table-cell>
          <table:table-cell office:value-type="float" office:value="33.0023333333333" calcext:value-type="float">
            <text:p>33.0023333333333</text:p>
          </table:table-cell>
        </table:table-row>
        <table:table-row table:style-name="ro1">
          <table:table-cell office:value-type="float" office:value="1.0232" calcext:value-type="float">
            <text:p>1.0232</text:p>
          </table:table-cell>
          <table:table-cell office:value-type="float" office:value="33.0116333333333" calcext:value-type="float">
            <text:p>33.0116333333333</text:p>
          </table:table-cell>
        </table:table-row>
        <table:table-row table:style-name="ro1">
          <table:table-cell office:value-type="float" office:value="1.0332" calcext:value-type="float">
            <text:p>1.0332</text:p>
          </table:table-cell>
          <table:table-cell office:value-type="float" office:value="32.9631666666667" calcext:value-type="float">
            <text:p>32.9631666666667</text:p>
          </table:table-cell>
        </table:table-row>
        <table:table-row table:style-name="ro1">
          <table:table-cell office:value-type="float" office:value="1.0432" calcext:value-type="float">
            <text:p>1.0432</text:p>
          </table:table-cell>
          <table:table-cell office:value-type="float" office:value="33.0129333333333" calcext:value-type="float">
            <text:p>33.0129333333333</text:p>
          </table:table-cell>
        </table:table-row>
        <table:table-row table:style-name="ro1">
          <table:table-cell office:value-type="float" office:value="1.0532" calcext:value-type="float">
            <text:p>1.0532</text:p>
          </table:table-cell>
          <table:table-cell office:value-type="float" office:value="32.9820666666667" calcext:value-type="float">
            <text:p>32.9820666666667</text:p>
          </table:table-cell>
        </table:table-row>
        <table:table-row table:style-name="ro1">
          <table:table-cell office:value-type="float" office:value="1.0632" calcext:value-type="float">
            <text:p>1.0632</text:p>
          </table:table-cell>
          <table:table-cell office:value-type="float" office:value="33.0647666666667" calcext:value-type="float">
            <text:p>33.0647666666667</text:p>
          </table:table-cell>
        </table:table-row>
        <table:table-row table:style-name="ro1">
          <table:table-cell office:value-type="float" office:value="1.0732" calcext:value-type="float">
            <text:p>1.0732</text:p>
          </table:table-cell>
          <table:table-cell office:value-type="float" office:value="33.123" calcext:value-type="float">
            <text:p>33.123</text:p>
          </table:table-cell>
        </table:table-row>
        <table:table-row table:style-name="ro1">
          <table:table-cell office:value-type="float" office:value="1.0832" calcext:value-type="float">
            <text:p>1.0832</text:p>
          </table:table-cell>
          <table:table-cell office:value-type="float" office:value="33.1524" calcext:value-type="float">
            <text:p>33.1524</text:p>
          </table:table-cell>
        </table:table-row>
        <table:table-row table:style-name="ro1">
          <table:table-cell office:value-type="float" office:value="1.0932" calcext:value-type="float">
            <text:p>1.0932</text:p>
          </table:table-cell>
          <table:table-cell office:value-type="float" office:value="33.1766" calcext:value-type="float">
            <text:p>33.1766</text:p>
          </table:table-cell>
        </table:table-row>
        <table:table-row table:style-name="ro1">
          <table:table-cell office:value-type="float" office:value="1.1032" calcext:value-type="float">
            <text:p>1.1032</text:p>
          </table:table-cell>
          <table:table-cell office:value-type="float" office:value="33.1983" calcext:value-type="float">
            <text:p>33.1983</text:p>
          </table:table-cell>
        </table:table-row>
        <table:table-row table:style-name="ro1">
          <table:table-cell office:value-type="float" office:value="1.1132" calcext:value-type="float">
            <text:p>1.1132</text:p>
          </table:table-cell>
          <table:table-cell office:value-type="float" office:value="33.2177666666667" calcext:value-type="float">
            <text:p>33.2177666666667</text:p>
          </table:table-cell>
        </table:table-row>
        <table:table-row table:style-name="ro1">
          <table:table-cell office:value-type="float" office:value="1.1232" calcext:value-type="float">
            <text:p>1.1232</text:p>
          </table:table-cell>
          <table:table-cell office:value-type="float" office:value="33.2251333333333" calcext:value-type="float">
            <text:p>33.2251333333333</text:p>
          </table:table-cell>
        </table:table-row>
        <table:table-row table:style-name="ro1">
          <table:table-cell office:value-type="float" office:value="1.1332" calcext:value-type="float">
            <text:p>1.1332</text:p>
          </table:table-cell>
          <table:table-cell office:value-type="float" office:value="33.2757333333333" calcext:value-type="float">
            <text:p>33.2757333333333</text:p>
          </table:table-cell>
        </table:table-row>
        <table:table-row table:style-name="ro1">
          <table:table-cell office:value-type="float" office:value="1.1432" calcext:value-type="float">
            <text:p>1.1432</text:p>
          </table:table-cell>
          <table:table-cell office:value-type="float" office:value="33.1855333333333" calcext:value-type="float">
            <text:p>33.1855333333333</text:p>
          </table:table-cell>
        </table:table-row>
        <table:table-row table:style-name="ro1">
          <table:table-cell office:value-type="float" office:value="1.1532" calcext:value-type="float">
            <text:p>1.1532</text:p>
          </table:table-cell>
          <table:table-cell office:value-type="float" office:value="33.1165333333333" calcext:value-type="float">
            <text:p>33.1165333333333</text:p>
          </table:table-cell>
        </table:table-row>
        <table:table-row table:style-name="ro1">
          <table:table-cell office:value-type="float" office:value="1.1632" calcext:value-type="float">
            <text:p>1.1632</text:p>
          </table:table-cell>
          <table:table-cell office:value-type="float" office:value="33.1373333333333" calcext:value-type="float">
            <text:p>33.1373333333333</text:p>
          </table:table-cell>
        </table:table-row>
        <table:table-row table:style-name="ro1">
          <table:table-cell office:value-type="float" office:value="1.1732" calcext:value-type="float">
            <text:p>1.1732</text:p>
          </table:table-cell>
          <table:table-cell office:value-type="float" office:value="33.0672" calcext:value-type="float">
            <text:p>33.0672</text:p>
          </table:table-cell>
        </table:table-row>
        <table:table-row table:style-name="ro1">
          <table:table-cell office:value-type="float" office:value="1.1832" calcext:value-type="float">
            <text:p>1.1832</text:p>
          </table:table-cell>
          <table:table-cell office:value-type="float" office:value="33.0690666666667" calcext:value-type="float">
            <text:p>33.0690666666667</text:p>
          </table:table-cell>
        </table:table-row>
        <table:table-row table:style-name="ro1">
          <table:table-cell office:value-type="float" office:value="1.1932" calcext:value-type="float">
            <text:p>1.1932</text:p>
          </table:table-cell>
          <table:table-cell office:value-type="float" office:value="33.0991666666667" calcext:value-type="float">
            <text:p>33.0991666666667</text:p>
          </table:table-cell>
        </table:table-row>
        <table:table-row table:style-name="ro1">
          <table:table-cell office:value-type="float" office:value="1.2032" calcext:value-type="float">
            <text:p>1.2032</text:p>
          </table:table-cell>
          <table:table-cell office:value-type="float" office:value="33.0587333333333" calcext:value-type="float">
            <text:p>33.0587333333333</text:p>
          </table:table-cell>
        </table:table-row>
        <table:table-row table:style-name="ro1">
          <table:table-cell office:value-type="float" office:value="1.2132" calcext:value-type="float">
            <text:p>1.2132</text:p>
          </table:table-cell>
          <table:table-cell office:value-type="float" office:value="33.1408666666667" calcext:value-type="float">
            <text:p>33.1408666666667</text:p>
          </table:table-cell>
        </table:table-row>
        <table:table-row table:style-name="ro1">
          <table:table-cell office:value-type="float" office:value="1.2232" calcext:value-type="float">
            <text:p>1.2232</text:p>
          </table:table-cell>
          <table:table-cell office:value-type="float" office:value="33.1967333333333" calcext:value-type="float">
            <text:p>33.1967333333333</text:p>
          </table:table-cell>
        </table:table-row>
        <table:table-row table:style-name="ro1">
          <table:table-cell office:value-type="float" office:value="1.2332" calcext:value-type="float">
            <text:p>1.2332</text:p>
          </table:table-cell>
          <table:table-cell office:value-type="float" office:value="33.1785" calcext:value-type="float">
            <text:p>33.1785</text:p>
          </table:table-cell>
        </table:table-row>
        <table:table-row table:style-name="ro1">
          <table:table-cell office:value-type="float" office:value="1.2432" calcext:value-type="float">
            <text:p>1.2432</text:p>
          </table:table-cell>
          <table:table-cell office:value-type="float" office:value="33.1297" calcext:value-type="float">
            <text:p>33.1297</text:p>
          </table:table-cell>
        </table:table-row>
        <table:table-row table:style-name="ro1">
          <table:table-cell office:value-type="float" office:value="1.2532" calcext:value-type="float">
            <text:p>1.2532</text:p>
          </table:table-cell>
          <table:table-cell office:value-type="float" office:value="33.1538333333333" calcext:value-type="float">
            <text:p>33.1538333333333</text:p>
          </table:table-cell>
        </table:table-row>
        <table:table-row table:style-name="ro1">
          <table:table-cell office:value-type="float" office:value="1.2632" calcext:value-type="float">
            <text:p>1.2632</text:p>
          </table:table-cell>
          <table:table-cell office:value-type="float" office:value="33.0649666666667" calcext:value-type="float">
            <text:p>33.0649666666667</text:p>
          </table:table-cell>
        </table:table-row>
        <table:table-row table:style-name="ro1">
          <table:table-cell office:value-type="float" office:value="1.2732" calcext:value-type="float">
            <text:p>1.2732</text:p>
          </table:table-cell>
          <table:table-cell office:value-type="float" office:value="33.0663666666667" calcext:value-type="float">
            <text:p>33.0663666666667</text:p>
          </table:table-cell>
        </table:table-row>
        <table:table-row table:style-name="ro1">
          <table:table-cell office:value-type="float" office:value="1.2832" calcext:value-type="float">
            <text:p>1.2832</text:p>
          </table:table-cell>
          <table:table-cell office:value-type="float" office:value="33.0454333333333" calcext:value-type="float">
            <text:p>33.0454333333333</text:p>
          </table:table-cell>
        </table:table-row>
        <table:table-row table:style-name="ro1">
          <table:table-cell office:value-type="float" office:value="1.2932" calcext:value-type="float">
            <text:p>1.2932</text:p>
          </table:table-cell>
          <table:table-cell office:value-type="float" office:value="33.0257333333333" calcext:value-type="float">
            <text:p>33.0257333333333</text:p>
          </table:table-cell>
        </table:table-row>
        <table:table-row table:style-name="ro1">
          <table:table-cell office:value-type="float" office:value="1.3032" calcext:value-type="float">
            <text:p>1.3032</text:p>
          </table:table-cell>
          <table:table-cell office:value-type="float" office:value="33.0683666666667" calcext:value-type="float">
            <text:p>33.0683666666667</text:p>
          </table:table-cell>
        </table:table-row>
        <table:table-row table:style-name="ro1">
          <table:table-cell office:value-type="float" office:value="1.3132" calcext:value-type="float">
            <text:p>1.3132</text:p>
          </table:table-cell>
          <table:table-cell office:value-type="float" office:value="33.1058" calcext:value-type="float">
            <text:p>33.1058</text:p>
          </table:table-cell>
        </table:table-row>
        <table:table-row table:style-name="ro1">
          <table:table-cell office:value-type="float" office:value="1.3232" calcext:value-type="float">
            <text:p>1.3232</text:p>
          </table:table-cell>
          <table:table-cell office:value-type="float" office:value="33.1593333333333" calcext:value-type="float">
            <text:p>33.1593333333333</text:p>
          </table:table-cell>
        </table:table-row>
        <table:table-row table:style-name="ro1">
          <table:table-cell office:value-type="float" office:value="1.3332" calcext:value-type="float">
            <text:p>1.3332</text:p>
          </table:table-cell>
          <table:table-cell office:value-type="float" office:value="33.1766" calcext:value-type="float">
            <text:p>33.1766</text:p>
          </table:table-cell>
        </table:table-row>
        <table:table-row table:style-name="ro1">
          <table:table-cell office:value-type="float" office:value="1.3432" calcext:value-type="float">
            <text:p>1.3432</text:p>
          </table:table-cell>
          <table:table-cell office:value-type="float" office:value="33.1576666666667" calcext:value-type="float">
            <text:p>33.1576666666667</text:p>
          </table:table-cell>
        </table:table-row>
        <table:table-row table:style-name="ro1">
          <table:table-cell office:value-type="float" office:value="1.3532" calcext:value-type="float">
            <text:p>1.3532</text:p>
          </table:table-cell>
          <table:table-cell office:value-type="float" office:value="33.1370666666667" calcext:value-type="float">
            <text:p>33.1370666666667</text:p>
          </table:table-cell>
        </table:table-row>
        <table:table-row table:style-name="ro1">
          <table:table-cell office:value-type="float" office:value="1.3632" calcext:value-type="float">
            <text:p>1.3632</text:p>
          </table:table-cell>
          <table:table-cell office:value-type="float" office:value="33.1969333333333" calcext:value-type="float">
            <text:p>33.1969333333333</text:p>
          </table:table-cell>
        </table:table-row>
        <table:table-row table:style-name="ro1">
          <table:table-cell office:value-type="float" office:value="1.3732" calcext:value-type="float">
            <text:p>1.3732</text:p>
          </table:table-cell>
          <table:table-cell office:value-type="float" office:value="33.2076666666667" calcext:value-type="float">
            <text:p>33.2076666666667</text:p>
          </table:table-cell>
        </table:table-row>
        <table:table-row table:style-name="ro1">
          <table:table-cell office:value-type="float" office:value="1.3832" calcext:value-type="float">
            <text:p>1.3832</text:p>
          </table:table-cell>
          <table:table-cell office:value-type="float" office:value="33.1554666666667" calcext:value-type="float">
            <text:p>33.1554666666667</text:p>
          </table:table-cell>
        </table:table-row>
        <table:table-row table:style-name="ro1">
          <table:table-cell office:value-type="float" office:value="1.3932" calcext:value-type="float">
            <text:p>1.3932</text:p>
          </table:table-cell>
          <table:table-cell office:value-type="float" office:value="33.0958666666667" calcext:value-type="float">
            <text:p>33.0958666666667</text:p>
          </table:table-cell>
        </table:table-row>
        <table:table-row table:style-name="ro1">
          <table:table-cell office:value-type="float" office:value="1.4032" calcext:value-type="float">
            <text:p>1.4032</text:p>
          </table:table-cell>
          <table:table-cell office:value-type="float" office:value="33.0982333333333" calcext:value-type="float">
            <text:p>33.0982333333333</text:p>
          </table:table-cell>
        </table:table-row>
        <table:table-row table:style-name="ro1">
          <table:table-cell office:value-type="float" office:value="1.4132" calcext:value-type="float">
            <text:p>1.4132</text:p>
          </table:table-cell>
          <table:table-cell office:value-type="float" office:value="33.1495333333333" calcext:value-type="float">
            <text:p>33.1495333333333</text:p>
          </table:table-cell>
        </table:table-row>
        <table:table-row table:style-name="ro1">
          <table:table-cell office:value-type="float" office:value="1.4232" calcext:value-type="float">
            <text:p>1.4232</text:p>
          </table:table-cell>
          <table:table-cell office:value-type="float" office:value="33.0807" calcext:value-type="float">
            <text:p>33.0807</text:p>
          </table:table-cell>
        </table:table-row>
        <table:table-row table:style-name="ro1">
          <table:table-cell office:value-type="float" office:value="1.4332" calcext:value-type="float">
            <text:p>1.4332</text:p>
          </table:table-cell>
          <table:table-cell office:value-type="float" office:value="33.1678333333333" calcext:value-type="float">
            <text:p>33.1678333333333</text:p>
          </table:table-cell>
        </table:table-row>
        <table:table-row table:style-name="ro1">
          <table:table-cell office:value-type="float" office:value="1.4432" calcext:value-type="float">
            <text:p>1.4432</text:p>
          </table:table-cell>
          <table:table-cell office:value-type="float" office:value="33.0851333333333" calcext:value-type="float">
            <text:p>33.0851333333333</text:p>
          </table:table-cell>
        </table:table-row>
        <table:table-row table:style-name="ro1">
          <table:table-cell office:value-type="float" office:value="1.4532" calcext:value-type="float">
            <text:p>1.4532</text:p>
          </table:table-cell>
          <table:table-cell office:value-type="float" office:value="33.1352666666667" calcext:value-type="float">
            <text:p>33.1352666666667</text:p>
          </table:table-cell>
        </table:table-row>
        <table:table-row table:style-name="ro1">
          <table:table-cell office:value-type="float" office:value="1.4632" calcext:value-type="float">
            <text:p>1.4632</text:p>
          </table:table-cell>
          <table:table-cell office:value-type="float" office:value="33.1658" calcext:value-type="float">
            <text:p>33.1658</text:p>
          </table:table-cell>
        </table:table-row>
        <table:table-row table:style-name="ro1">
          <table:table-cell office:value-type="float" office:value="1.4732" calcext:value-type="float">
            <text:p>1.4732</text:p>
          </table:table-cell>
          <table:table-cell office:value-type="float" office:value="33.1779333333333" calcext:value-type="float">
            <text:p>33.1779333333333</text:p>
          </table:table-cell>
        </table:table-row>
        <table:table-row table:style-name="ro1">
          <table:table-cell office:value-type="float" office:value="1.4832" calcext:value-type="float">
            <text:p>1.4832</text:p>
          </table:table-cell>
          <table:table-cell office:value-type="float" office:value="33.1384333333333" calcext:value-type="float">
            <text:p>33.1384333333333</text:p>
          </table:table-cell>
        </table:table-row>
        <table:table-row table:style-name="ro1">
          <table:table-cell office:value-type="float" office:value="1.4932" calcext:value-type="float">
            <text:p>1.4932</text:p>
          </table:table-cell>
          <table:table-cell office:value-type="float" office:value="33.1400666666667" calcext:value-type="float">
            <text:p>33.1400666666667</text:p>
          </table:table-cell>
        </table:table-row>
        <table:table-row table:style-name="ro1">
          <table:table-cell office:value-type="float" office:value="1.5032" calcext:value-type="float">
            <text:p>1.5032</text:p>
          </table:table-cell>
          <table:table-cell office:value-type="float" office:value="33.1668" calcext:value-type="float">
            <text:p>33.1668</text:p>
          </table:table-cell>
        </table:table-row>
        <table:table-row table:style-name="ro1">
          <table:table-cell office:value-type="float" office:value="1.5132" calcext:value-type="float">
            <text:p>1.5132</text:p>
          </table:table-cell>
          <table:table-cell office:value-type="float" office:value="33.1717" calcext:value-type="float">
            <text:p>33.1717</text:p>
          </table:table-cell>
        </table:table-row>
        <table:table-row table:style-name="ro1">
          <table:table-cell office:value-type="float" office:value="1.5232" calcext:value-type="float">
            <text:p>1.5232</text:p>
          </table:table-cell>
          <table:table-cell office:value-type="float" office:value="33.105" calcext:value-type="float">
            <text:p>33.105</text:p>
          </table:table-cell>
        </table:table-row>
        <table:table-row table:style-name="ro1">
          <table:table-cell office:value-type="float" office:value="1.5332" calcext:value-type="float">
            <text:p>1.5332</text:p>
          </table:table-cell>
          <table:table-cell office:value-type="float" office:value="33.1084333333333" calcext:value-type="float">
            <text:p>33.1084333333333</text:p>
          </table:table-cell>
        </table:table-row>
        <table:table-row table:style-name="ro1">
          <table:table-cell office:value-type="float" office:value="1.5432" calcext:value-type="float">
            <text:p>1.5432</text:p>
          </table:table-cell>
          <table:table-cell office:value-type="float" office:value="33.0853" calcext:value-type="float">
            <text:p>33.0853</text:p>
          </table:table-cell>
        </table:table-row>
        <table:table-row table:style-name="ro1">
          <table:table-cell office:value-type="float" office:value="1.5532" calcext:value-type="float">
            <text:p>1.5532</text:p>
          </table:table-cell>
          <table:table-cell office:value-type="float" office:value="33.1315333333333" calcext:value-type="float">
            <text:p>33.1315333333333</text:p>
          </table:table-cell>
        </table:table-row>
        <table:table-row table:style-name="ro1">
          <table:table-cell office:value-type="float" office:value="1.5632" calcext:value-type="float">
            <text:p>1.5632</text:p>
          </table:table-cell>
          <table:table-cell office:value-type="float" office:value="33.2264666666667" calcext:value-type="float">
            <text:p>33.2264666666667</text:p>
          </table:table-cell>
        </table:table-row>
        <table:table-row table:style-name="ro1">
          <table:table-cell office:value-type="float" office:value="1.5732" calcext:value-type="float">
            <text:p>1.5732</text:p>
          </table:table-cell>
          <table:table-cell office:value-type="float" office:value="33.1396333333333" calcext:value-type="float">
            <text:p>33.1396333333333</text:p>
          </table:table-cell>
        </table:table-row>
        <table:table-row table:style-name="ro1">
          <table:table-cell office:value-type="float" office:value="1.5832" calcext:value-type="float">
            <text:p>1.5832</text:p>
          </table:table-cell>
          <table:table-cell office:value-type="float" office:value="33.0784333333333" calcext:value-type="float">
            <text:p>33.0784333333333</text:p>
          </table:table-cell>
        </table:table-row>
        <table:table-row table:style-name="ro1">
          <table:table-cell office:value-type="float" office:value="1.5932" calcext:value-type="float">
            <text:p>1.5932</text:p>
          </table:table-cell>
          <table:table-cell office:value-type="float" office:value="33.0811333333333" calcext:value-type="float">
            <text:p>33.0811333333333</text:p>
          </table:table-cell>
        </table:table-row>
        <table:table-row table:style-name="ro1">
          <table:table-cell office:value-type="float" office:value="1.6032" calcext:value-type="float">
            <text:p>1.6032</text:p>
          </table:table-cell>
          <table:table-cell office:value-type="float" office:value="33.1324666666667" calcext:value-type="float">
            <text:p>33.1324666666667</text:p>
          </table:table-cell>
        </table:table-row>
        <table:table-row table:style-name="ro1">
          <table:table-cell office:value-type="float" office:value="1.6132" calcext:value-type="float">
            <text:p>1.6132</text:p>
          </table:table-cell>
          <table:table-cell office:value-type="float" office:value="33.1683" calcext:value-type="float">
            <text:p>33.1683</text:p>
          </table:table-cell>
        </table:table-row>
        <table:table-row table:style-name="ro1">
          <table:table-cell office:value-type="float" office:value="1.6232" calcext:value-type="float">
            <text:p>1.6232</text:p>
          </table:table-cell>
          <table:table-cell office:value-type="float" office:value="33.044" calcext:value-type="float">
            <text:p>33.044</text:p>
          </table:table-cell>
        </table:table-row>
        <table:table-row table:style-name="ro1">
          <table:table-cell office:value-type="float" office:value="1.6332" calcext:value-type="float">
            <text:p>1.6332</text:p>
          </table:table-cell>
          <table:table-cell office:value-type="float" office:value="33.1148" calcext:value-type="float">
            <text:p>33.1148</text:p>
          </table:table-cell>
        </table:table-row>
        <table:table-row table:style-name="ro1">
          <table:table-cell office:value-type="float" office:value="1.6432" calcext:value-type="float">
            <text:p>1.6432</text:p>
          </table:table-cell>
          <table:table-cell office:value-type="float" office:value="33.0607" calcext:value-type="float">
            <text:p>33.0607</text:p>
          </table:table-cell>
        </table:table-row>
        <table:table-row table:style-name="ro1">
          <table:table-cell office:value-type="float" office:value="1.6532" calcext:value-type="float">
            <text:p>1.6532</text:p>
          </table:table-cell>
          <table:table-cell office:value-type="float" office:value="33.0407333333333" calcext:value-type="float">
            <text:p>33.0407333333333</text:p>
          </table:table-cell>
        </table:table-row>
        <table:table-row table:style-name="ro1">
          <table:table-cell office:value-type="float" office:value="1.6632" calcext:value-type="float">
            <text:p>1.6632</text:p>
          </table:table-cell>
          <table:table-cell office:value-type="float" office:value="33.0718" calcext:value-type="float">
            <text:p>33.0718</text:p>
          </table:table-cell>
        </table:table-row>
        <table:table-row table:style-name="ro1">
          <table:table-cell office:value-type="float" office:value="1.6732" calcext:value-type="float">
            <text:p>1.6732</text:p>
          </table:table-cell>
          <table:table-cell office:value-type="float" office:value="33.0580666666667" calcext:value-type="float">
            <text:p>33.0580666666667</text:p>
          </table:table-cell>
        </table:table-row>
        <table:table-row table:style-name="ro1">
          <table:table-cell office:value-type="float" office:value="1.6832" calcext:value-type="float">
            <text:p>1.6832</text:p>
          </table:table-cell>
          <table:table-cell office:value-type="float" office:value="33.0552" calcext:value-type="float">
            <text:p>33.0552</text:p>
          </table:table-cell>
        </table:table-row>
        <table:table-row table:style-name="ro1">
          <table:table-cell office:value-type="float" office:value="1.6932" calcext:value-type="float">
            <text:p>1.6932</text:p>
          </table:table-cell>
          <table:table-cell office:value-type="float" office:value="32.995" calcext:value-type="float">
            <text:p>32.995</text:p>
          </table:table-cell>
        </table:table-row>
        <table:table-row table:style-name="ro1">
          <table:table-cell office:value-type="float" office:value="1.7032" calcext:value-type="float">
            <text:p>1.7032</text:p>
          </table:table-cell>
          <table:table-cell office:value-type="float" office:value="33.0180333333333" calcext:value-type="float">
            <text:p>33.0180333333333</text:p>
          </table:table-cell>
        </table:table-row>
        <table:table-row table:style-name="ro1">
          <table:table-cell office:value-type="float" office:value="1.7132" calcext:value-type="float">
            <text:p>1.7132</text:p>
          </table:table-cell>
          <table:table-cell office:value-type="float" office:value="33.0986666666667" calcext:value-type="float">
            <text:p>33.0986666666667</text:p>
          </table:table-cell>
        </table:table-row>
        <table:table-row table:style-name="ro1">
          <table:table-cell office:value-type="float" office:value="1.7232" calcext:value-type="float">
            <text:p>1.7232</text:p>
          </table:table-cell>
          <table:table-cell office:value-type="float" office:value="33.1219" calcext:value-type="float">
            <text:p>33.1219</text:p>
          </table:table-cell>
        </table:table-row>
        <table:table-row table:style-name="ro1">
          <table:table-cell office:value-type="float" office:value="1.7332" calcext:value-type="float">
            <text:p>1.7332</text:p>
          </table:table-cell>
          <table:table-cell office:value-type="float" office:value="33.0668333333333" calcext:value-type="float">
            <text:p>33.0668333333333</text:p>
          </table:table-cell>
        </table:table-row>
        <table:table-row table:style-name="ro1">
          <table:table-cell office:value-type="float" office:value="1.7432" calcext:value-type="float">
            <text:p>1.7432</text:p>
          </table:table-cell>
          <table:table-cell office:value-type="float" office:value="33.0464333333333" calcext:value-type="float">
            <text:p>33.0464333333333</text:p>
          </table:table-cell>
        </table:table-row>
        <table:table-row table:style-name="ro1">
          <table:table-cell office:value-type="float" office:value="1.7532" calcext:value-type="float">
            <text:p>1.7532</text:p>
          </table:table-cell>
          <table:table-cell office:value-type="float" office:value="33.1317666666667" calcext:value-type="float">
            <text:p>33.1317666666667</text:p>
          </table:table-cell>
        </table:table-row>
        <table:table-row table:style-name="ro1">
          <table:table-cell office:value-type="float" office:value="1.7632" calcext:value-type="float">
            <text:p>1.7632</text:p>
          </table:table-cell>
          <table:table-cell office:value-type="float" office:value="33.1677333333333" calcext:value-type="float">
            <text:p>33.1677333333333</text:p>
          </table:table-cell>
        </table:table-row>
        <table:table-row table:style-name="ro1">
          <table:table-cell office:value-type="float" office:value="1.7732" calcext:value-type="float">
            <text:p>1.7732</text:p>
          </table:table-cell>
          <table:table-cell office:value-type="float" office:value="33.2588" calcext:value-type="float">
            <text:p>33.2588</text:p>
          </table:table-cell>
        </table:table-row>
        <table:table-row table:style-name="ro1">
          <table:table-cell office:value-type="float" office:value="1.7832" calcext:value-type="float">
            <text:p>1.7832</text:p>
          </table:table-cell>
          <table:table-cell office:value-type="float" office:value="33.2640333333333" calcext:value-type="float">
            <text:p>33.2640333333333</text:p>
          </table:table-cell>
        </table:table-row>
        <table:table-row table:style-name="ro1">
          <table:table-cell office:value-type="float" office:value="1.7932" calcext:value-type="float">
            <text:p>1.7932</text:p>
          </table:table-cell>
          <table:table-cell office:value-type="float" office:value="33.2185" calcext:value-type="float">
            <text:p>33.2185</text:p>
          </table:table-cell>
        </table:table-row>
        <table:table-row table:style-name="ro1">
          <table:table-cell office:value-type="float" office:value="1.8032" calcext:value-type="float">
            <text:p>1.8032</text:p>
          </table:table-cell>
          <table:table-cell office:value-type="float" office:value="33.1759" calcext:value-type="float">
            <text:p>33.1759</text:p>
          </table:table-cell>
        </table:table-row>
        <table:table-row table:style-name="ro1">
          <table:table-cell office:value-type="float" office:value="1.8132" calcext:value-type="float">
            <text:p>1.8132</text:p>
          </table:table-cell>
          <table:table-cell office:value-type="float" office:value="33.1861" calcext:value-type="float">
            <text:p>33.1861</text:p>
          </table:table-cell>
        </table:table-row>
        <table:table-row table:style-name="ro1">
          <table:table-cell office:value-type="float" office:value="1.8232" calcext:value-type="float">
            <text:p>1.8232</text:p>
          </table:table-cell>
          <table:table-cell office:value-type="float" office:value="33.2405666666667" calcext:value-type="float">
            <text:p>33.2405666666667</text:p>
          </table:table-cell>
        </table:table-row>
        <table:table-row table:style-name="ro1">
          <table:table-cell office:value-type="float" office:value="1.8332" calcext:value-type="float">
            <text:p>1.8332</text:p>
          </table:table-cell>
          <table:table-cell office:value-type="float" office:value="33.1888" calcext:value-type="float">
            <text:p>33.1888</text:p>
          </table:table-cell>
        </table:table-row>
        <table:table-row table:style-name="ro1">
          <table:table-cell office:value-type="float" office:value="1.8432" calcext:value-type="float">
            <text:p>1.8432</text:p>
          </table:table-cell>
          <table:table-cell office:value-type="float" office:value="33.157" calcext:value-type="float">
            <text:p>33.157</text:p>
          </table:table-cell>
        </table:table-row>
        <table:table-row table:style-name="ro1">
          <table:table-cell office:value-type="float" office:value="1.8532" calcext:value-type="float">
            <text:p>1.8532</text:p>
          </table:table-cell>
          <table:table-cell office:value-type="float" office:value="33.1246333333333" calcext:value-type="float">
            <text:p>33.1246333333333</text:p>
          </table:table-cell>
        </table:table-row>
        <table:table-row table:style-name="ro1">
          <table:table-cell office:value-type="float" office:value="1.8632" calcext:value-type="float">
            <text:p>1.8632</text:p>
          </table:table-cell>
          <table:table-cell office:value-type="float" office:value="33.0718" calcext:value-type="float">
            <text:p>33.0718</text:p>
          </table:table-cell>
        </table:table-row>
        <table:table-row table:style-name="ro1">
          <table:table-cell office:value-type="float" office:value="1.8732" calcext:value-type="float">
            <text:p>1.8732</text:p>
          </table:table-cell>
          <table:table-cell office:value-type="float" office:value="32.9925666666667" calcext:value-type="float">
            <text:p>32.9925666666667</text:p>
          </table:table-cell>
        </table:table-row>
        <table:table-row table:style-name="ro1">
          <table:table-cell office:value-type="float" office:value="1.8832" calcext:value-type="float">
            <text:p>1.8832</text:p>
          </table:table-cell>
          <table:table-cell office:value-type="float" office:value="33.1071666666667" calcext:value-type="float">
            <text:p>33.1071666666667</text:p>
          </table:table-cell>
        </table:table-row>
        <table:table-row table:style-name="ro1">
          <table:table-cell office:value-type="float" office:value="1.8932" calcext:value-type="float">
            <text:p>1.8932</text:p>
          </table:table-cell>
          <table:table-cell office:value-type="float" office:value="33.1719333333333" calcext:value-type="float">
            <text:p>33.1719333333333</text:p>
          </table:table-cell>
        </table:table-row>
        <table:table-row table:style-name="ro1">
          <table:table-cell office:value-type="float" office:value="1.9032" calcext:value-type="float">
            <text:p>1.9032</text:p>
          </table:table-cell>
          <table:table-cell office:value-type="float" office:value="33.1589" calcext:value-type="float">
            <text:p>33.1589</text:p>
          </table:table-cell>
        </table:table-row>
        <table:table-row table:style-name="ro1">
          <table:table-cell office:value-type="float" office:value="1.9132" calcext:value-type="float">
            <text:p>1.9132</text:p>
          </table:table-cell>
          <table:table-cell office:value-type="float" office:value="33.1163666666667" calcext:value-type="float">
            <text:p>33.1163666666667</text:p>
          </table:table-cell>
        </table:table-row>
        <table:table-row table:style-name="ro1">
          <table:table-cell office:value-type="float" office:value="1.9232" calcext:value-type="float">
            <text:p>1.9232</text:p>
          </table:table-cell>
          <table:table-cell office:value-type="float" office:value="33.1490333333333" calcext:value-type="float">
            <text:p>33.1490333333333</text:p>
          </table:table-cell>
        </table:table-row>
        <table:table-row table:style-name="ro1">
          <table:table-cell office:value-type="float" office:value="1.9332" calcext:value-type="float">
            <text:p>1.9332</text:p>
          </table:table-cell>
          <table:table-cell office:value-type="float" office:value="33.1253333333333" calcext:value-type="float">
            <text:p>33.1253333333333</text:p>
          </table:table-cell>
        </table:table-row>
        <table:table-row table:style-name="ro1">
          <table:table-cell office:value-type="float" office:value="1.9432" calcext:value-type="float">
            <text:p>1.9432</text:p>
          </table:table-cell>
          <table:table-cell office:value-type="float" office:value="33.1421666666667" calcext:value-type="float">
            <text:p>33.1421666666667</text:p>
          </table:table-cell>
        </table:table-row>
        <table:table-row table:style-name="ro1">
          <table:table-cell office:value-type="float" office:value="1.9532" calcext:value-type="float">
            <text:p>1.9532</text:p>
          </table:table-cell>
          <table:table-cell office:value-type="float" office:value="33.1205333333333" calcext:value-type="float">
            <text:p>33.1205333333333</text:p>
          </table:table-cell>
        </table:table-row>
        <table:table-row table:style-name="ro1">
          <table:table-cell office:value-type="float" office:value="1.9632" calcext:value-type="float">
            <text:p>1.9632</text:p>
          </table:table-cell>
          <table:table-cell office:value-type="float" office:value="33.1069" calcext:value-type="float">
            <text:p>33.1069</text:p>
          </table:table-cell>
        </table:table-row>
        <table:table-row table:style-name="ro1">
          <table:table-cell office:value-type="float" office:value="1.9732" calcext:value-type="float">
            <text:p>1.9732</text:p>
          </table:table-cell>
          <table:table-cell office:value-type="float" office:value="33.0842" calcext:value-type="float">
            <text:p>33.0842</text:p>
          </table:table-cell>
        </table:table-row>
        <table:table-row table:style-name="ro1">
          <table:table-cell office:value-type="float" office:value="1.9832" calcext:value-type="float">
            <text:p>1.9832</text:p>
          </table:table-cell>
          <table:table-cell office:value-type="float" office:value="33.1501666666667" calcext:value-type="float">
            <text:p>33.1501666666667</text:p>
          </table:table-cell>
        </table:table-row>
        <table:table-row table:style-name="ro1">
          <table:table-cell office:value-type="float" office:value="1.9932" calcext:value-type="float">
            <text:p>1.9932</text:p>
          </table:table-cell>
          <table:table-cell office:value-type="float" office:value="33.0368" calcext:value-type="float">
            <text:p>33.0368</text:p>
          </table:table-cell>
        </table:table-row>
        <table:table-row table:style-name="ro1">
          <table:table-cell office:value-type="float" office:value="2.0032" calcext:value-type="float">
            <text:p>2.0032</text:p>
          </table:table-cell>
          <table:table-cell office:value-type="float" office:value="33.0909333333333" calcext:value-type="float">
            <text:p>33.0909333333333</text:p>
          </table:table-cell>
        </table:table-row>
        <table:table-row table:style-name="ro1">
          <table:table-cell office:value-type="float" office:value="2.0132" calcext:value-type="float">
            <text:p>2.0132</text:p>
          </table:table-cell>
          <table:table-cell office:value-type="float" office:value="33.061" calcext:value-type="float">
            <text:p>33.061</text:p>
          </table:table-cell>
        </table:table-row>
        <table:table-row table:style-name="ro1">
          <table:table-cell office:value-type="float" office:value="2.0232" calcext:value-type="float">
            <text:p>2.0232</text:p>
          </table:table-cell>
          <table:table-cell office:value-type="float" office:value="33.0571333333333" calcext:value-type="float">
            <text:p>33.0571333333333</text:p>
          </table:table-cell>
        </table:table-row>
        <table:table-row table:style-name="ro1">
          <table:table-cell office:value-type="float" office:value="2.0332" calcext:value-type="float">
            <text:p>2.0332</text:p>
          </table:table-cell>
          <table:table-cell office:value-type="float" office:value="33.0207666666667" calcext:value-type="float">
            <text:p>33.0207666666667</text:p>
          </table:table-cell>
        </table:table-row>
        <table:table-row table:style-name="ro1">
          <table:table-cell office:value-type="float" office:value="2.0432" calcext:value-type="float">
            <text:p>2.0432</text:p>
          </table:table-cell>
          <table:table-cell office:value-type="float" office:value="32.9962333333333" calcext:value-type="float">
            <text:p>32.9962333333333</text:p>
          </table:table-cell>
        </table:table-row>
        <table:table-row table:style-name="ro1">
          <table:table-cell office:value-type="float" office:value="2.0532" calcext:value-type="float">
            <text:p>2.0532</text:p>
          </table:table-cell>
          <table:table-cell office:value-type="float" office:value="33.0786" calcext:value-type="float">
            <text:p>33.0786</text:p>
          </table:table-cell>
        </table:table-row>
        <table:table-row table:style-name="ro1">
          <table:table-cell office:value-type="float" office:value="2.0632" calcext:value-type="float">
            <text:p>2.0632</text:p>
          </table:table-cell>
          <table:table-cell office:value-type="float" office:value="33.0467" calcext:value-type="float">
            <text:p>33.0467</text:p>
          </table:table-cell>
        </table:table-row>
        <table:table-row table:style-name="ro1">
          <table:table-cell office:value-type="float" office:value="2.0732" calcext:value-type="float">
            <text:p>2.0732</text:p>
          </table:table-cell>
          <table:table-cell office:value-type="float" office:value="33.1370333333333" calcext:value-type="float">
            <text:p>33.1370333333333</text:p>
          </table:table-cell>
        </table:table-row>
        <table:table-row table:style-name="ro1">
          <table:table-cell office:value-type="float" office:value="2.0832" calcext:value-type="float">
            <text:p>2.0832</text:p>
          </table:table-cell>
          <table:table-cell office:value-type="float" office:value="33.1774666666667" calcext:value-type="float">
            <text:p>33.1774666666667</text:p>
          </table:table-cell>
        </table:table-row>
        <table:table-row table:style-name="ro1">
          <table:table-cell office:value-type="float" office:value="2.0932" calcext:value-type="float">
            <text:p>2.0932</text:p>
          </table:table-cell>
          <table:table-cell office:value-type="float" office:value="33.1661333333333" calcext:value-type="float">
            <text:p>33.1661333333333</text:p>
          </table:table-cell>
        </table:table-row>
        <table:table-row table:style-name="ro1">
          <table:table-cell office:value-type="float" office:value="2.1032" calcext:value-type="float">
            <text:p>2.1032</text:p>
          </table:table-cell>
          <table:table-cell office:value-type="float" office:value="33.1703" calcext:value-type="float">
            <text:p>33.1703</text:p>
          </table:table-cell>
        </table:table-row>
        <table:table-row table:style-name="ro1">
          <table:table-cell office:value-type="float" office:value="2.1132" calcext:value-type="float">
            <text:p>2.1132</text:p>
          </table:table-cell>
          <table:table-cell office:value-type="float" office:value="33.1743333333333" calcext:value-type="float">
            <text:p>33.1743333333333</text:p>
          </table:table-cell>
        </table:table-row>
        <table:table-row table:style-name="ro1">
          <table:table-cell office:value-type="float" office:value="2.1232" calcext:value-type="float">
            <text:p>2.1232</text:p>
          </table:table-cell>
          <table:table-cell office:value-type="float" office:value="33.1939666666667" calcext:value-type="float">
            <text:p>33.1939666666667</text:p>
          </table:table-cell>
        </table:table-row>
        <table:table-row table:style-name="ro1">
          <table:table-cell office:value-type="float" office:value="2.1332" calcext:value-type="float">
            <text:p>2.1332</text:p>
          </table:table-cell>
          <table:table-cell office:value-type="float" office:value="33.1689" calcext:value-type="float">
            <text:p>33.1689</text:p>
          </table:table-cell>
        </table:table-row>
        <table:table-row table:style-name="ro1">
          <table:table-cell office:value-type="float" office:value="2.1432" calcext:value-type="float">
            <text:p>2.1432</text:p>
          </table:table-cell>
          <table:table-cell office:value-type="float" office:value="33.1222333333333" calcext:value-type="float">
            <text:p>33.1222333333333</text:p>
          </table:table-cell>
        </table:table-row>
        <table:table-row table:style-name="ro1">
          <table:table-cell office:value-type="float" office:value="2.1532" calcext:value-type="float">
            <text:p>2.1532</text:p>
          </table:table-cell>
          <table:table-cell office:value-type="float" office:value="33.1023666666667" calcext:value-type="float">
            <text:p>33.1023666666667</text:p>
          </table:table-cell>
        </table:table-row>
        <table:table-row table:style-name="ro1">
          <table:table-cell office:value-type="float" office:value="2.1632" calcext:value-type="float">
            <text:p>2.1632</text:p>
          </table:table-cell>
          <table:table-cell office:value-type="float" office:value="33.0807333333333" calcext:value-type="float">
            <text:p>33.0807333333333</text:p>
          </table:table-cell>
        </table:table-row>
        <table:table-row table:style-name="ro1">
          <table:table-cell office:value-type="float" office:value="2.1732" calcext:value-type="float">
            <text:p>2.1732</text:p>
          </table:table-cell>
          <table:table-cell office:value-type="float" office:value="33.0521" calcext:value-type="float">
            <text:p>33.0521</text:p>
          </table:table-cell>
        </table:table-row>
        <table:table-row table:style-name="ro1">
          <table:table-cell office:value-type="float" office:value="2.1832" calcext:value-type="float">
            <text:p>2.1832</text:p>
          </table:table-cell>
          <table:table-cell office:value-type="float" office:value="33.0835666666667" calcext:value-type="float">
            <text:p>33.0835666666667</text:p>
          </table:table-cell>
        </table:table-row>
        <table:table-row table:style-name="ro1">
          <table:table-cell office:value-type="float" office:value="2.1932" calcext:value-type="float">
            <text:p>2.1932</text:p>
          </table:table-cell>
          <table:table-cell office:value-type="float" office:value="33.1039" calcext:value-type="float">
            <text:p>33.1039</text:p>
          </table:table-cell>
        </table:table-row>
        <table:table-row table:style-name="ro1">
          <table:table-cell office:value-type="float" office:value="2.2032" calcext:value-type="float">
            <text:p>2.2032</text:p>
          </table:table-cell>
          <table:table-cell office:value-type="float" office:value="33.058" calcext:value-type="float">
            <text:p>33.058</text:p>
          </table:table-cell>
        </table:table-row>
        <table:table-row table:style-name="ro1">
          <table:table-cell office:value-type="float" office:value="2.2132" calcext:value-type="float">
            <text:p>2.2132</text:p>
          </table:table-cell>
          <table:table-cell office:value-type="float" office:value="33.0711333333333" calcext:value-type="float">
            <text:p>33.0711333333333</text:p>
          </table:table-cell>
        </table:table-row>
        <table:table-row table:style-name="ro1">
          <table:table-cell office:value-type="float" office:value="2.2232" calcext:value-type="float">
            <text:p>2.2232</text:p>
          </table:table-cell>
          <table:table-cell office:value-type="float" office:value="33.0903666666667" calcext:value-type="float">
            <text:p>33.0903666666667</text:p>
          </table:table-cell>
        </table:table-row>
        <table:table-row table:style-name="ro1">
          <table:table-cell office:value-type="float" office:value="2.2332" calcext:value-type="float">
            <text:p>2.2332</text:p>
          </table:table-cell>
          <table:table-cell office:value-type="float" office:value="33.0664666666667" calcext:value-type="float">
            <text:p>33.0664666666667</text:p>
          </table:table-cell>
        </table:table-row>
        <table:table-row table:style-name="ro1">
          <table:table-cell office:value-type="float" office:value="2.2432" calcext:value-type="float">
            <text:p>2.2432</text:p>
          </table:table-cell>
          <table:table-cell office:value-type="float" office:value="33.0010333333333" calcext:value-type="float">
            <text:p>33.0010333333333</text:p>
          </table:table-cell>
        </table:table-row>
        <table:table-row table:style-name="ro1">
          <table:table-cell office:value-type="float" office:value="2.2532" calcext:value-type="float">
            <text:p>2.2532</text:p>
          </table:table-cell>
          <table:table-cell office:value-type="float" office:value="33.0899" calcext:value-type="float">
            <text:p>33.0899</text:p>
          </table:table-cell>
        </table:table-row>
        <table:table-row table:style-name="ro1">
          <table:table-cell office:value-type="float" office:value="2.2632" calcext:value-type="float">
            <text:p>2.2632</text:p>
          </table:table-cell>
          <table:table-cell office:value-type="float" office:value="33.0361" calcext:value-type="float">
            <text:p>33.0361</text:p>
          </table:table-cell>
        </table:table-row>
        <table:table-row table:style-name="ro1">
          <table:table-cell office:value-type="float" office:value="2.2732" calcext:value-type="float">
            <text:p>2.2732</text:p>
          </table:table-cell>
          <table:table-cell office:value-type="float" office:value="33.0748" calcext:value-type="float">
            <text:p>33.0748</text:p>
          </table:table-cell>
        </table:table-row>
        <table:table-row table:style-name="ro1">
          <table:table-cell office:value-type="float" office:value="2.2832" calcext:value-type="float">
            <text:p>2.2832</text:p>
          </table:table-cell>
          <table:table-cell office:value-type="float" office:value="33.1339666666667" calcext:value-type="float">
            <text:p>33.1339666666667</text:p>
          </table:table-cell>
        </table:table-row>
        <table:table-row table:style-name="ro1">
          <table:table-cell office:value-type="float" office:value="2.2932" calcext:value-type="float">
            <text:p>2.2932</text:p>
          </table:table-cell>
          <table:table-cell office:value-type="float" office:value="33.1146" calcext:value-type="float">
            <text:p>33.1146</text:p>
          </table:table-cell>
        </table:table-row>
        <table:table-row table:style-name="ro1">
          <table:table-cell office:value-type="float" office:value="2.3032" calcext:value-type="float">
            <text:p>2.3032</text:p>
          </table:table-cell>
          <table:table-cell office:value-type="float" office:value="33.1807" calcext:value-type="float">
            <text:p>33.1807</text:p>
          </table:table-cell>
        </table:table-row>
        <table:table-row table:style-name="ro1">
          <table:table-cell office:value-type="float" office:value="2.3132" calcext:value-type="float">
            <text:p>2.3132</text:p>
          </table:table-cell>
          <table:table-cell office:value-type="float" office:value="33.1206" calcext:value-type="float">
            <text:p>33.1206</text:p>
          </table:table-cell>
        </table:table-row>
        <table:table-row table:style-name="ro1">
          <table:table-cell office:value-type="float" office:value="2.3232" calcext:value-type="float">
            <text:p>2.3232</text:p>
          </table:table-cell>
          <table:table-cell office:value-type="float" office:value="33.0424" calcext:value-type="float">
            <text:p>33.0424</text:p>
          </table:table-cell>
        </table:table-row>
        <table:table-row table:style-name="ro1">
          <table:table-cell office:value-type="float" office:value="2.3332" calcext:value-type="float">
            <text:p>2.3332</text:p>
          </table:table-cell>
          <table:table-cell office:value-type="float" office:value="33.1711" calcext:value-type="float">
            <text:p>33.1711</text:p>
          </table:table-cell>
        </table:table-row>
        <table:table-row table:style-name="ro1">
          <table:table-cell office:value-type="float" office:value="2.3432" calcext:value-type="float">
            <text:p>2.3432</text:p>
          </table:table-cell>
          <table:table-cell office:value-type="float" office:value="33.2239333333333" calcext:value-type="float">
            <text:p>33.2239333333333</text:p>
          </table:table-cell>
        </table:table-row>
        <table:table-row table:style-name="ro1">
          <table:table-cell office:value-type="float" office:value="2.3532" calcext:value-type="float">
            <text:p>2.3532</text:p>
          </table:table-cell>
          <table:table-cell office:value-type="float" office:value="33.1728333333333" calcext:value-type="float">
            <text:p>33.1728333333333</text:p>
          </table:table-cell>
        </table:table-row>
        <table:table-row table:style-name="ro1">
          <table:table-cell office:value-type="float" office:value="2.3632" calcext:value-type="float">
            <text:p>2.3632</text:p>
          </table:table-cell>
          <table:table-cell office:value-type="float" office:value="33.2788333333333" calcext:value-type="float">
            <text:p>33.2788333333333</text:p>
          </table:table-cell>
        </table:table-row>
        <table:table-row table:style-name="ro1">
          <table:table-cell office:value-type="float" office:value="2.3732" calcext:value-type="float">
            <text:p>2.3732</text:p>
          </table:table-cell>
          <table:table-cell office:value-type="float" office:value="33.2367666666667" calcext:value-type="float">
            <text:p>33.2367666666667</text:p>
          </table:table-cell>
        </table:table-row>
        <table:table-row table:style-name="ro1">
          <table:table-cell office:value-type="float" office:value="2.3832" calcext:value-type="float">
            <text:p>2.3832</text:p>
          </table:table-cell>
          <table:table-cell office:value-type="float" office:value="33.1717" calcext:value-type="float">
            <text:p>33.1717</text:p>
          </table:table-cell>
        </table:table-row>
        <table:table-row table:style-name="ro1">
          <table:table-cell office:value-type="float" office:value="2.3932" calcext:value-type="float">
            <text:p>2.3932</text:p>
          </table:table-cell>
          <table:table-cell office:value-type="float" office:value="33.1087666666667" calcext:value-type="float">
            <text:p>33.1087666666667</text:p>
          </table:table-cell>
        </table:table-row>
        <table:table-row table:style-name="ro1">
          <table:table-cell office:value-type="float" office:value="2.4032" calcext:value-type="float">
            <text:p>2.4032</text:p>
          </table:table-cell>
          <table:table-cell office:value-type="float" office:value="33.0435333333333" calcext:value-type="float">
            <text:p>33.0435333333333</text:p>
          </table:table-cell>
        </table:table-row>
        <table:table-row table:style-name="ro1">
          <table:table-cell office:value-type="float" office:value="2.4132" calcext:value-type="float">
            <text:p>2.4132</text:p>
          </table:table-cell>
          <table:table-cell office:value-type="float" office:value="33.0779333333333" calcext:value-type="float">
            <text:p>33.0779333333333</text:p>
          </table:table-cell>
        </table:table-row>
        <table:table-row table:style-name="ro1">
          <table:table-cell office:value-type="float" office:value="2.4232" calcext:value-type="float">
            <text:p>2.4232</text:p>
          </table:table-cell>
          <table:table-cell office:value-type="float" office:value="33.1664" calcext:value-type="float">
            <text:p>33.1664</text:p>
          </table:table-cell>
        </table:table-row>
        <table:table-row table:style-name="ro1">
          <table:table-cell office:value-type="float" office:value="2.4332" calcext:value-type="float">
            <text:p>2.4332</text:p>
          </table:table-cell>
          <table:table-cell office:value-type="float" office:value="33.1512" calcext:value-type="float">
            <text:p>33.1512</text:p>
          </table:table-cell>
        </table:table-row>
        <table:table-row table:style-name="ro1">
          <table:table-cell office:value-type="float" office:value="2.4432" calcext:value-type="float">
            <text:p>2.4432</text:p>
          </table:table-cell>
          <table:table-cell office:value-type="float" office:value="33.0708" calcext:value-type="float">
            <text:p>33.0708</text:p>
          </table:table-cell>
        </table:table-row>
        <table:table-row table:style-name="ro1">
          <table:table-cell office:value-type="float" office:value="2.4532" calcext:value-type="float">
            <text:p>2.4532</text:p>
          </table:table-cell>
          <table:table-cell office:value-type="float" office:value="33.0719" calcext:value-type="float">
            <text:p>33.0719</text:p>
          </table:table-cell>
        </table:table-row>
        <table:table-row table:style-name="ro1">
          <table:table-cell office:value-type="float" office:value="2.4632" calcext:value-type="float">
            <text:p>2.4632</text:p>
          </table:table-cell>
          <table:table-cell office:value-type="float" office:value="33.1026666666667" calcext:value-type="float">
            <text:p>33.1026666666667</text:p>
          </table:table-cell>
        </table:table-row>
        <table:table-row table:style-name="ro1">
          <table:table-cell office:value-type="float" office:value="2.4732" calcext:value-type="float">
            <text:p>2.4732</text:p>
          </table:table-cell>
          <table:table-cell office:value-type="float" office:value="33.1317333333333" calcext:value-type="float">
            <text:p>33.1317333333333</text:p>
          </table:table-cell>
        </table:table-row>
        <table:table-row table:style-name="ro1">
          <table:table-cell office:value-type="float" office:value="2.4832" calcext:value-type="float">
            <text:p>2.4832</text:p>
          </table:table-cell>
          <table:table-cell office:value-type="float" office:value="33.0423" calcext:value-type="float">
            <text:p>33.0423</text:p>
          </table:table-cell>
        </table:table-row>
        <table:table-row table:style-name="ro1">
          <table:table-cell office:value-type="float" office:value="2.4932" calcext:value-type="float">
            <text:p>2.4932</text:p>
          </table:table-cell>
          <table:table-cell office:value-type="float" office:value="33.0500666666667" calcext:value-type="float">
            <text:p>33.0500666666667</text:p>
          </table:table-cell>
        </table:table-row>
        <table:table-row table:style-name="ro1">
          <table:table-cell office:value-type="float" office:value="2.5032" calcext:value-type="float">
            <text:p>2.5032</text:p>
          </table:table-cell>
          <table:table-cell office:value-type="float" office:value="33.0646333333333" calcext:value-type="float">
            <text:p>33.0646333333333</text:p>
          </table:table-cell>
        </table:table-row>
        <table:table-row table:style-name="ro1">
          <table:table-cell office:value-type="float" office:value="2.5132" calcext:value-type="float">
            <text:p>2.5132</text:p>
          </table:table-cell>
          <table:table-cell office:value-type="float" office:value="33.1225" calcext:value-type="float">
            <text:p>33.1225</text:p>
          </table:table-cell>
        </table:table-row>
        <table:table-row table:style-name="ro1">
          <table:table-cell office:value-type="float" office:value="2.5232" calcext:value-type="float">
            <text:p>2.5232</text:p>
          </table:table-cell>
          <table:table-cell office:value-type="float" office:value="33.1159" calcext:value-type="float">
            <text:p>33.1159</text:p>
          </table:table-cell>
        </table:table-row>
        <table:table-row table:style-name="ro1">
          <table:table-cell office:value-type="float" office:value="2.5332" calcext:value-type="float">
            <text:p>2.5332</text:p>
          </table:table-cell>
          <table:table-cell office:value-type="float" office:value="33.1042333333333" calcext:value-type="float">
            <text:p>33.1042333333333</text:p>
          </table:table-cell>
        </table:table-row>
        <table:table-row table:style-name="ro1">
          <table:table-cell office:value-type="float" office:value="2.5432" calcext:value-type="float">
            <text:p>2.5432</text:p>
          </table:table-cell>
          <table:table-cell office:value-type="float" office:value="33.1122" calcext:value-type="float">
            <text:p>33.1122</text:p>
          </table:table-cell>
        </table:table-row>
        <table:table-row table:style-name="ro1">
          <table:table-cell office:value-type="float" office:value="2.5532" calcext:value-type="float">
            <text:p>2.5532</text:p>
          </table:table-cell>
          <table:table-cell office:value-type="float" office:value="33.1288" calcext:value-type="float">
            <text:p>33.1288</text:p>
          </table:table-cell>
        </table:table-row>
        <table:table-row table:style-name="ro1">
          <table:table-cell office:value-type="float" office:value="2.5632" calcext:value-type="float">
            <text:p>2.5632</text:p>
          </table:table-cell>
          <table:table-cell office:value-type="float" office:value="33.1410333333333" calcext:value-type="float">
            <text:p>33.1410333333333</text:p>
          </table:table-cell>
        </table:table-row>
        <table:table-row table:style-name="ro1">
          <table:table-cell office:value-type="float" office:value="2.5732" calcext:value-type="float">
            <text:p>2.5732</text:p>
          </table:table-cell>
          <table:table-cell office:value-type="float" office:value="33.1226333333333" calcext:value-type="float">
            <text:p>33.1226333333333</text:p>
          </table:table-cell>
        </table:table-row>
        <table:table-row table:style-name="ro1">
          <table:table-cell office:value-type="float" office:value="2.5832" calcext:value-type="float">
            <text:p>2.5832</text:p>
          </table:table-cell>
          <table:table-cell office:value-type="float" office:value="33.2074666666667" calcext:value-type="float">
            <text:p>33.2074666666667</text:p>
          </table:table-cell>
        </table:table-row>
        <table:table-row table:style-name="ro1">
          <table:table-cell office:value-type="float" office:value="2.5932" calcext:value-type="float">
            <text:p>2.5932</text:p>
          </table:table-cell>
          <table:table-cell office:value-type="float" office:value="33.1673" calcext:value-type="float">
            <text:p>33.1673</text:p>
          </table:table-cell>
        </table:table-row>
        <table:table-row table:style-name="ro1">
          <table:table-cell office:value-type="float" office:value="2.6032" calcext:value-type="float">
            <text:p>2.6032</text:p>
          </table:table-cell>
          <table:table-cell office:value-type="float" office:value="33.0684333333333" calcext:value-type="float">
            <text:p>33.0684333333333</text:p>
          </table:table-cell>
        </table:table-row>
        <table:table-row table:style-name="ro1">
          <table:table-cell office:value-type="float" office:value="2.6132" calcext:value-type="float">
            <text:p>2.6132</text:p>
          </table:table-cell>
          <table:table-cell office:value-type="float" office:value="33.1109333333333" calcext:value-type="float">
            <text:p>33.1109333333333</text:p>
          </table:table-cell>
        </table:table-row>
        <table:table-row table:style-name="ro1">
          <table:table-cell office:value-type="float" office:value="2.6232" calcext:value-type="float">
            <text:p>2.6232</text:p>
          </table:table-cell>
          <table:table-cell office:value-type="float" office:value="33.1386666666667" calcext:value-type="float">
            <text:p>33.1386666666667</text:p>
          </table:table-cell>
        </table:table-row>
        <table:table-row table:style-name="ro1">
          <table:table-cell office:value-type="float" office:value="2.6332" calcext:value-type="float">
            <text:p>2.6332</text:p>
          </table:table-cell>
          <table:table-cell office:value-type="float" office:value="33.1889666666667" calcext:value-type="float">
            <text:p>33.1889666666667</text:p>
          </table:table-cell>
        </table:table-row>
        <table:table-row table:style-name="ro1">
          <table:table-cell office:value-type="float" office:value="2.6432" calcext:value-type="float">
            <text:p>2.6432</text:p>
          </table:table-cell>
          <table:table-cell office:value-type="float" office:value="33.2197333333333" calcext:value-type="float">
            <text:p>33.2197333333333</text:p>
          </table:table-cell>
        </table:table-row>
        <table:table-row table:style-name="ro1">
          <table:table-cell office:value-type="float" office:value="2.6532" calcext:value-type="float">
            <text:p>2.6532</text:p>
          </table:table-cell>
          <table:table-cell office:value-type="float" office:value="33.1530333333333" calcext:value-type="float">
            <text:p>33.1530333333333</text:p>
          </table:table-cell>
        </table:table-row>
        <table:table-row table:style-name="ro1">
          <table:table-cell office:value-type="float" office:value="2.6632" calcext:value-type="float">
            <text:p>2.6632</text:p>
          </table:table-cell>
          <table:table-cell office:value-type="float" office:value="33.1108" calcext:value-type="float">
            <text:p>33.1108</text:p>
          </table:table-cell>
        </table:table-row>
        <table:table-row table:style-name="ro1">
          <table:table-cell office:value-type="float" office:value="2.6732" calcext:value-type="float">
            <text:p>2.6732</text:p>
          </table:table-cell>
          <table:table-cell office:value-type="float" office:value="33.0655333333333" calcext:value-type="float">
            <text:p>33.0655333333333</text:p>
          </table:table-cell>
        </table:table-row>
        <table:table-row table:style-name="ro1">
          <table:table-cell office:value-type="float" office:value="2.6832" calcext:value-type="float">
            <text:p>2.6832</text:p>
          </table:table-cell>
          <table:table-cell office:value-type="float" office:value="33.0871" calcext:value-type="float">
            <text:p>33.0871</text:p>
          </table:table-cell>
        </table:table-row>
        <table:table-row table:style-name="ro1">
          <table:table-cell office:value-type="float" office:value="2.6932" calcext:value-type="float">
            <text:p>2.6932</text:p>
          </table:table-cell>
          <table:table-cell office:value-type="float" office:value="33.1497666666667" calcext:value-type="float">
            <text:p>33.1497666666667</text:p>
          </table:table-cell>
        </table:table-row>
        <table:table-row table:style-name="ro1">
          <table:table-cell office:value-type="float" office:value="2.7032" calcext:value-type="float">
            <text:p>2.7032</text:p>
          </table:table-cell>
          <table:table-cell office:value-type="float" office:value="33.089" calcext:value-type="float">
            <text:p>33.089</text:p>
          </table:table-cell>
        </table:table-row>
        <table:table-row table:style-name="ro1">
          <table:table-cell office:value-type="float" office:value="2.7132" calcext:value-type="float">
            <text:p>2.7132</text:p>
          </table:table-cell>
          <table:table-cell office:value-type="float" office:value="33.1252333333333" calcext:value-type="float">
            <text:p>33.1252333333333</text:p>
          </table:table-cell>
        </table:table-row>
        <table:table-row table:style-name="ro1">
          <table:table-cell office:value-type="float" office:value="2.7232" calcext:value-type="float">
            <text:p>2.7232</text:p>
          </table:table-cell>
          <table:table-cell office:value-type="float" office:value="33.1919" calcext:value-type="float">
            <text:p>33.1919</text:p>
          </table:table-cell>
        </table:table-row>
        <table:table-row table:style-name="ro1">
          <table:table-cell office:value-type="float" office:value="2.7332" calcext:value-type="float">
            <text:p>2.7332</text:p>
          </table:table-cell>
          <table:table-cell office:value-type="float" office:value="33.1712333333333" calcext:value-type="float">
            <text:p>33.1712333333333</text:p>
          </table:table-cell>
        </table:table-row>
        <table:table-row table:style-name="ro1">
          <table:table-cell office:value-type="float" office:value="2.7432" calcext:value-type="float">
            <text:p>2.7432</text:p>
          </table:table-cell>
          <table:table-cell office:value-type="float" office:value="33.1224" calcext:value-type="float">
            <text:p>33.1224</text:p>
          </table:table-cell>
        </table:table-row>
        <table:table-row table:style-name="ro1">
          <table:table-cell office:value-type="float" office:value="2.7532" calcext:value-type="float">
            <text:p>2.7532</text:p>
          </table:table-cell>
          <table:table-cell office:value-type="float" office:value="31.6186333333333" calcext:value-type="float">
            <text:p>31.6186333333333</text:p>
          </table:table-cell>
        </table:table-row>
        <table:table-row table:style-name="ro1">
          <table:table-cell office:value-type="float" office:value="2.7632" calcext:value-type="float">
            <text:p>2.7632</text:p>
          </table:table-cell>
          <table:table-cell/>
        </table:table-row>
        <table:table-row table:style-name="ro1">
          <table:table-cell office:value-type="float" office:value="2.7732" calcext:value-type="float">
            <text:p>2.77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0:22:35.872800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8T19:48:35.764252190</meta:creation-date>
    <dc:date>2024-07-01T15:42:21.681020781</dc:date>
    <meta:editing-duration>PT5H21M2S</meta:editing-duration>
    <meta:editing-cycles>3</meta:editing-cycles>
    <meta:generator>LibreOffice/6.4.7.2$Linux_X86_64 LibreOffice_project/40$Build-2</meta:generator>
    <meta:document-statistic meta:table-count="1" meta:cell-count="1110" meta:object-count="0"/>
  </office:meta>
</office:document-meta>
</file>